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2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4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5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6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4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4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3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4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4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6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6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40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48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9" style:family="table-cell" style:parent-style-name="_21315__20998__20301__91_0_93_" style:data-style-name="N5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6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Default" style:data-style-name="N48">
      <style:text-properties style:font-name="細明體" style:font-name-asian="細明體" style:font-name-complex="細明體"/>
    </style:style>
    <style:style style:name="ce60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1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63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6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0" style:family="table-cell" style:parent-style-name="_19968__33324___36895__22577__34920_" style:data-style-name="N60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1" style:family="table-cell" style:parent-style-name="_19968__33324___36895__22577__34920_" style:data-style-name="N59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2" style:family="table-cell" style:parent-style-name="_19968__33324___36895__22577__34920_" style:data-style-name="N6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3" style:family="table-cell" style:parent-style-name="_21315__20998__20301__91_0_93_" style:data-style-name="N5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4" style:family="table-cell" style:parent-style-name="_21315__20998__20301__91_0_93_" style:data-style-name="N6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5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6" style:family="table-cell" style:parent-style-name="_19968__33324___36895__22577__34920_" style:data-style-name="N60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7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8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0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1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3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60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Default" style:data-style-name="N48">
      <style:text-properties fo:font-weight="bold" style:font-weight-asian="bold" style:font-weight-complex="bold"/>
    </style:style>
    <style:style style:name="ce96" style:family="table-cell" style:parent-style-name="_19968__33324___36895__22577__34920_" style:data-style-name="N60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18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19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2" style:family="table-cell" style:parent-style-name="_19968__33324___36895__22577__34920_" style:data-style-name="N6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4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3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3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4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35" style:family="table-cell" style:parent-style-name="_30334__20998__27604_" style:data-style-name="N69"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41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2" style:family="table-cell" style:parent-style-name="_19968__33324__Book3" style:data-style-name="N70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Book3" style:data-style-name="N70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19968__33324__92.10_22806__31821__33287__22823__38520__37197__20598__35657__20214__21029__21450__22283__31821__21029_" style:data-style-name="N71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7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8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Book3" style:data-style-name="N70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92.10_22806__31821__33287__22823__38520__37197__20598__35657__20214__21029__21450__22283__31821__21029_" style:data-style-name="N71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19968__33324__Book3" style:data-style-name="N7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Book3" style:data-style-name="N7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4" style:family="table-cell" style:parent-style-name="_19968__33324__92.10_22806__31821__33287__22823__38520__37197__20598__35657__20214__21029__21450__22283__31821__21029_" style:data-style-name="N71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92.10_22806__31821__33287__22823__38520__37197__20598__35657__20214__21029__21450__22283__31821__21029_" style:data-style-name="N7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Book3" style:data-style-name="N70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71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9" style:family="table-cell" style:parent-style-name="_19968__33324__Book3" style:data-style-name="N7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0" style:family="table-cell" style:parent-style-name="_19968__33324__Book3" style:data-style-name="N7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71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19968__33324__92.10_22806__31821__33287__22823__38520__37197__20598__35657__20214__21029__21450__22283__31821__21029_" style:data-style-name="N7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92.10_22806__31821__33287__22823__38520__37197__20598__35657__20214__21029__21450__22283__31821__21029_" style:data-style-name="N7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67" style:family="table-cell" style:parent-style-name="_19968__33324__Book3" style:data-style-name="N70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19968__33324__92.10_22806__31821__33287__22823__38520__37197__20598__35657__20214__21029__21450__22283__31821__21029_" style:data-style-name="N71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Book3" style:data-style-name="N70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_19968__33324__92.10_22806__31821__33287__22823__38520__37197__20598__35657__20214__21029__21450__22283__31821__21029_" style:data-style-name="N71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_21315__20998__20301__91_0_93_" style:data-style-name="N51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3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4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5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6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8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1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8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6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7" style:family="table-cell" style:parent-style-name="Default" style:data-style-name="N48">
      <style:table-cell-properties fo:border-top="thin dotted #000000" fo:border-bottom="thin dotted #000000" fo:border-left="none" fo:border-right="thin solid #000000"/>
    </style:style>
    <style:style style:name="ce18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0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1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19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6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08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0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1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2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7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8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19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8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2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3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4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7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8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9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0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1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4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2833333333333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2.38125cm"/>
    </style:style>
    <style:style style:name="co34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7.4pt" style:use-optimal-row-height="false" fo:break-before="auto"/>
    </style:style>
    <style:style style:name="ro6" style:family="table-row">
      <style:table-row-properties style:row-height="13.95pt" style:use-optimal-row-height="false" fo:break-before="auto"/>
    </style:style>
    <style:style style:name="ro7" style:family="table-row">
      <style:table-row-properties style:row-height="14.5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4.4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2.4pt" style:use-optimal-row-height="false" fo:break-before="auto"/>
    </style:style>
    <style:style style:name="ro12" style:family="table-row">
      <style:table-row-properties style:row-height="27pt" style:use-optimal-row-height="false" fo:break-before="auto"/>
    </style:style>
    <style:style style:name="ro13" style:family="table-row">
      <style:table-row-properties style:row-height="28.05pt" style:use-optimal-row-height="false" fo:break-before="auto"/>
    </style:style>
    <style:style style:name="ro14" style:family="table-row">
      <style:table-row-properties style:row-height="16.05pt" style:use-optimal-row-height="false" fo:break-before="auto"/>
    </style:style>
    <style:style style:name="ro15" style:family="table-row">
      <style:table-row-properties style:row-height="13.05pt" style:use-optimal-row-height="false" fo:break-before="auto"/>
    </style:style>
    <style:style style:name="ro16" style:family="table-row">
      <style:table-row-properties style:row-height="4.5pt" style:use-optimal-row-height="false" fo:break-before="auto"/>
    </style:style>
    <style:style style:name="ro17" style:family="table-row">
      <style:table-row-properties style:row-height="39.9pt" style:use-optimal-row-height="false" fo:break-before="auto"/>
    </style:style>
    <style:style style:name="ro18" style:family="table-row">
      <style:table-row-properties style:row-height="22.8pt" style:use-optimal-row-height="false" fo:break-before="auto"/>
    </style:style>
    <style:style style:name="ro19" style:family="table-row">
      <style:table-row-properties style:row-height="18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19.8pt" style:use-optimal-row-height="false" fo:break-before="auto"/>
    </style:style>
    <style:style style:name="ro22" style:family="table-row">
      <style:table-row-properties style:row-height="22.95pt" style:use-optimal-row-height="false" fo:break-before="auto"/>
    </style:style>
    <style:style style:name="ro23" style:family="table-row">
      <style:table-row-properties style:row-height="24.6pt" style:use-optimal-row-height="false" fo:break-before="auto"/>
    </style:style>
    <style:style style:name="ro24" style:family="table-row">
      <style:table-row-properties style:row-height="23.4pt" style:use-optimal-row-height="false" fo:break-before="auto"/>
    </style:style>
    <style:style style:name="ro25" style:family="table-row">
      <style:table-row-properties style:row-height="21pt" style:use-optimal-row-height="false" fo:break-before="auto"/>
    </style:style>
    <style:style style:name="ro26" style:family="table-row">
      <style:table-row-properties style:row-height="25.95pt" style:use-optimal-row-height="false" fo:break-before="auto"/>
    </style:style>
    <style:style style:name="ro27" style:family="table-row">
      <style:table-row-properties style:row-height="24pt" style:use-optimal-row-height="false" fo:break-before="auto"/>
    </style:style>
    <style:style style:name="ro28" style:family="table-row">
      <style:table-row-properties style:row-height="28.8pt" style:use-optimal-row-height="false" fo:break-before="auto"/>
    </style:style>
    <style:style style:name="ro29" style:family="table-row">
      <style:table-row-properties style:row-height="21.6pt" style:use-optimal-row-height="false" fo:break-before="auto"/>
    </style:style>
    <style:style style:name="ro30" style:family="table-row">
      <style:table-row-properties style:row-height="3pt" style:use-optimal-row-height="false" fo:break-before="auto"/>
    </style:style>
    <style:style style:name="ro31" style:family="table-row">
      <style:table-row-properties style:row-height="16.95pt" style:use-optimal-row-height="false" fo:break-before="auto"/>
    </style:style>
    <style:style style:name="ro32" style:family="table-row">
      <style:table-row-properties style:row-height="23.25pt" style:use-optimal-row-height="false" fo:break-before="auto"/>
    </style:style>
    <style:style style:name="ro33" style:family="table-row">
      <style:table-row-properties style:row-height="8.25pt" style:use-optimal-row-height="false" fo:break-before="auto"/>
    </style:style>
    <style:style style:name="ro34" style:family="table-row">
      <style:table-row-properties style:row-height="22.2pt" style:use-optimal-row-height="false" fo:break-before="auto"/>
    </style:style>
    <style:style style:name="ro35" style:family="table-row">
      <style:table-row-properties style:row-height="25.2pt" style:use-optimal-row-height="false" fo:break-before="auto"/>
    </style:style>
    <style:style style:name="ro36" style:family="table-row">
      <style:table-row-properties style:row-height="22.05pt" style:use-optimal-row-height="false" fo:break-before="auto"/>
    </style:style>
    <style:style style:name="ro37" style:family="table-row">
      <style:table-row-properties style:row-height="26.4pt" style:use-optimal-row-height="false" fo:break-before="auto"/>
    </style:style>
    <style:style style:name="ro38" style:family="table-row">
      <style:table-row-properties style:row-height="4.8pt" style:use-optimal-row-height="false" fo:break-before="auto"/>
    </style:style>
    <style:style style:name="ro39" style:family="table-row">
      <style:table-row-properties style:row-height="18.6pt" style:use-optimal-row-height="false" fo:break-before="auto"/>
    </style:style>
    <style:style style:name="ro40" style:family="table-row">
      <style:table-row-properties style:row-height="16.2pt" style:use-optimal-row-height="true" fo:break-before="auto"/>
    </style:style>
    <style:style style:name="ro41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07">
            <text:p>民 國 104 年 12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47">
            <text:p>年月別</text:p>
          </table:table-cell>
          <table:covered-table-cell/>
          <table:table-cell table:style-name="ce74"/>
          <table:table-cell office:value-type="string" table:style-name="ce73">
            <text:p>人</text:p>
          </table:table-cell>
          <table:table-cell office:value-type="string" table:style-name="ce73">
            <text:p>口</text:p>
          </table:table-cell>
          <table:table-cell office:value-type="string" table:style-name="ce73">
            <text:p>數</text:p>
          </table:table-cell>
          <table:table-cell office:value-type="string" table:style-name="ce72">
            <text:p>出 <text:s text:c="5"/>　 <text:s/>　生</text:p>
          </table:table-cell>
          <table:table-cell table:number-columns-repeated="3" table:style-name="ce71"/>
          <table:table-cell office:value-type="string" table:style-name="ce72">
            <text:p>死　 <text:s text:c="6"/>　亡</text:p>
          </table:table-cell>
          <table:table-cell table:number-columns-repeated="3" table:style-name="ce71"/>
          <table:table-cell office:value-type="string" table:number-columns-spanned="2" table:number-rows-spanned="1" table:style-name="ce243">
            <text:p>自 然 增 加</text:p>
          </table:table-cell>
          <table:covered-table-cell/>
          <table:table-cell office:value-type="string" table:number-columns-spanned="2" table:number-rows-spanned="1" table:style-name="ce243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3">
            <text:p>離 <text:s text:c="3"/>　婚</text:p>
          </table:table-cell>
          <table:covered-table-cell/>
          <table:table-cell office:value-type="string" table:number-columns-spanned="1" table:number-rows-spanned="4" table:style-name="ce244">
            <text:p>遷入</text:p>
            <text:p>人數</text:p>
          </table:table-cell>
          <table:table-cell office:value-type="string" table:number-columns-spanned="1" table:number-rows-spanned="4" table:style-name="ce244">
            <text:p>遷出</text:p>
            <text:p>人數</text:p>
          </table:table-cell>
          <table:table-cell office:value-type="string" table:number-columns-spanned="1" table:number-rows-spanned="4" table:style-name="ce242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98">
            <text:p>戶　數</text:p>
          </table:table-cell>
          <table:table-cell table:number-columns-repeated="3" table:style-name="ce67"/>
          <table:table-cell office:value-type="string" table:number-columns-spanned="1" table:number-rows-spanned="3" table:style-name="ce245">
            <text:p>計</text:p>
          </table:table-cell>
          <table:table-cell office:value-type="string" table:number-columns-spanned="1" table:number-rows-spanned="3" table:style-name="ce245">
            <text:p>男</text:p>
          </table:table-cell>
          <table:table-cell office:value-type="string" table:number-columns-spanned="1" table:number-rows-spanned="3" table:style-name="ce245">
            <text:p>女</text:p>
          </table:table-cell>
          <table:table-cell office:value-type="string" table:style-name="ce70">
            <text:p>折合年</text:p>
          </table:table-cell>
          <table:table-cell office:value-type="string" table:number-columns-spanned="1" table:number-rows-spanned="3" table:style-name="ce245">
            <text:p>計</text:p>
          </table:table-cell>
          <table:table-cell office:value-type="string" table:number-columns-spanned="1" table:number-rows-spanned="3" table:style-name="ce245">
            <text:p>男</text:p>
          </table:table-cell>
          <table:table-cell office:value-type="string" table:number-columns-spanned="1" table:number-rows-spanned="3" table:style-name="ce245">
            <text:p>女</text:p>
          </table:table-cell>
          <table:table-cell office:value-type="string" table:style-name="ce68">
            <text:p>折合年</text:p>
          </table:table-cell>
          <table:table-cell office:value-type="string" table:style-name="ce67">
            <text:p><text:s/></text:p>
          </table:table-cell>
          <table:table-cell office:value-type="string" table:style-name="ce66">
            <text:p>折合年自</text:p>
          </table:table-cell>
          <table:table-cell office:value-type="string" table:style-name="ce69">
            <text:p><text:s/></text:p>
          </table:table-cell>
          <table:table-cell office:value-type="string" table:style-name="ce68">
            <text:p>折合年</text:p>
          </table:table-cell>
          <table:table-cell table:style-name="ce67"/>
          <table:table-cell office:value-type="string" table:style-name="ce67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covered-table-cell/>
          <table:table-cell office:value-type="string" table:style-name="ce65">
            <text:p>計</text:p>
          </table:table-cell>
          <table:table-cell office:value-type="string" table:style-name="ce65">
            <text:p>男</text:p>
          </table:table-cell>
          <table:table-cell office:value-type="string" table:style-name="ce65">
            <text:p>女</text:p>
          </table:table-cell>
          <table:covered-table-cell/>
          <table:covered-table-cell/>
          <table:covered-table-cell/>
          <table:table-cell office:value-type="string" table:style-name="ce64">
            <text:p>粗出生率</text:p>
          </table:table-cell>
          <table:covered-table-cell/>
          <table:covered-table-cell/>
          <table:covered-table-cell/>
          <table:table-cell office:value-type="string" table:style-name="ce64">
            <text:p>粗死亡率</text:p>
          </table:table-cell>
          <table:table-cell office:value-type="string" table:style-name="ce65">
            <text:p>人數</text:p>
          </table:table-cell>
          <table:table-cell office:value-type="string" table:style-name="ce66">
            <text:p>然增加率</text:p>
          </table:table-cell>
          <table:table-cell office:value-type="string" table:style-name="ce65">
            <text:p>對數</text:p>
          </table:table-cell>
          <table:table-cell office:value-type="string" table:style-name="ce64">
            <text:p>粗結婚率</text:p>
          </table:table-cell>
          <table:table-cell office:value-type="string" table:style-name="ce65">
            <text:p>對數</text:p>
          </table:table-cell>
          <table:table-cell office:value-type="string" table:style-name="ce64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63"/>
          <table:table-cell table:style-name="ce62"/>
          <table:table-cell table:number-columns-repeated="2" table:style-name="ce61"/>
          <table:covered-table-cell/>
          <table:covered-table-cell/>
          <table:covered-table-cell/>
          <table:table-cell office:value-type="string" table:style-name="ce60">
            <text:p>‰</text:p>
          </table:table-cell>
          <table:covered-table-cell/>
          <table:covered-table-cell/>
          <table:covered-table-cell/>
          <table:table-cell office:value-type="string" table:style-name="ce60">
            <text:p>‰</text:p>
          </table:table-cell>
          <table:table-cell table:style-name="ce61"/>
          <table:table-cell office:value-type="string" table:style-name="ce60">
            <text:p>‰</text:p>
          </table:table-cell>
          <table:table-cell table:style-name="ce61"/>
          <table:table-cell office:value-type="string" table:style-name="ce60">
            <text:p>‰</text:p>
          </table:table-cell>
          <table:table-cell table:style-name="ce61"/>
          <table:table-cell office:value-type="string" table:style-name="ce60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59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46">
            <text:p>40 年</text:p>
          </table:table-cell>
          <table:covered-table-cell/>
          <table:table-cell office:value-type="float" office:value="1440787" table:style-name="ce50">
            <text:p>1,440,787</text:p>
          </table:table-cell>
          <table:table-cell office:value-type="float" office:value="7869247" table:style-name="ce44">
            <text:p>7,869,247</text:p>
          </table:table-cell>
          <table:table-cell office:value-type="float" office:value="4016708" table:style-name="ce44">
            <text:p>4,016,708</text:p>
          </table:table-cell>
          <table:table-cell office:value-type="float" office:value="3852539" table:style-name="ce44">
            <text:p>3,852,539</text:p>
          </table:table-cell>
          <table:table-cell office:value-type="float" office:value="385383" table:style-name="ce44">
            <text:p>385,383</text:p>
          </table:table-cell>
          <table:table-cell office:value-type="float" office:value="197297" table:style-name="ce44">
            <text:p>197,297</text:p>
          </table:table-cell>
          <table:table-cell office:value-type="float" office:value="188086" table:style-name="ce44">
            <text:p>188,086</text:p>
          </table:table-cell>
          <table:table-cell office:value-type="float" office:value="49.97" table:style-name="ce51">
            <text:p>49.97</text:p>
          </table:table-cell>
          <table:table-cell office:value-type="float" office:value="89259" table:style-name="ce44">
            <text:p>89,259</text:p>
          </table:table-cell>
          <table:table-cell office:value-type="float" office:value="46225" table:style-name="ce44">
            <text:p>46,225</text:p>
          </table:table-cell>
          <table:table-cell office:value-type="float" office:value="43034" table:style-name="ce44">
            <text:p>43,034</text:p>
          </table:table-cell>
          <table:table-cell office:value-type="float" office:value="11.57" table:style-name="ce51">
            <text:p>11.57</text:p>
          </table:table-cell>
          <table:table-cell office:value-type="float" office:value="296124" table:style-name="ce54">
            <text:p>296,124</text:p>
          </table:table-cell>
          <table:table-cell office:value-type="float" office:value="38.4" table:style-name="ce51">
            <text:p>38.40</text:p>
          </table:table-cell>
          <table:table-cell office:value-type="float" office:value="73676" table:style-name="ce44">
            <text:p>73,676</text:p>
          </table:table-cell>
          <table:table-cell office:value-type="float" office:value="9.5500000000000007" table:style-name="ce51">
            <text:p>9.55</text:p>
          </table:table-cell>
          <table:table-cell office:value-type="float" office:value="3858" table:style-name="ce44">
            <text:p>3,858</text:p>
          </table:table-cell>
          <table:table-cell office:value-type="float" office:value="0.5" table:style-name="ce51">
            <text:p>0.50</text:p>
          </table:table-cell>
          <table:table-cell office:value-type="string" table:style-name="ce58">
            <text:p>…</text:p>
          </table:table-cell>
          <table:table-cell office:value-type="string" table:style-name="ce58">
            <text:p>…</text:p>
          </table:table-cell>
          <table:table-cell office:value-type="float" office:value="170729" table:style-name="ce57">
            <text:p>170,729</text:p>
          </table:table-cell>
          <table:table-cell table:number-columns-repeated="16361" table:style-name="ce2"/>
        </table:table-row>
        <table:table-row table:style-name="ro6">
          <table:table-cell office:value-type="string" table:number-columns-spanned="2" table:number-rows-spanned="1" table:style-name="ce240">
            <text:p>50 年</text:p>
          </table:table-cell>
          <table:covered-table-cell/>
          <table:table-cell office:value-type="float" office:value="2002493" table:style-name="ce50">
            <text:p>2,002,493</text:p>
          </table:table-cell>
          <table:table-cell office:value-type="float" office:value="11149139" table:style-name="ce44">
            <text:p>11,149,139</text:p>
          </table:table-cell>
          <table:table-cell office:value-type="float" office:value="5715463" table:style-name="ce44">
            <text:p>5,715,463</text:p>
          </table:table-cell>
          <table:table-cell office:value-type="float" office:value="5433676" table:style-name="ce44">
            <text:p>5,433,676</text:p>
          </table:table-cell>
          <table:table-cell office:value-type="float" office:value="420254" table:style-name="ce44">
            <text:p>420,254</text:p>
          </table:table-cell>
          <table:table-cell office:value-type="float" office:value="216728" table:style-name="ce44">
            <text:p>216,728</text:p>
          </table:table-cell>
          <table:table-cell office:value-type="float" office:value="203526" table:style-name="ce44">
            <text:p>203,526</text:p>
          </table:table-cell>
          <table:table-cell office:value-type="float" office:value="38.31" table:style-name="ce51">
            <text:p>38.31</text:p>
          </table:table-cell>
          <table:table-cell office:value-type="float" office:value="73823" table:style-name="ce44">
            <text:p>73,823</text:p>
          </table:table-cell>
          <table:table-cell office:value-type="float" office:value="40570" table:style-name="ce44">
            <text:p>40,570</text:p>
          </table:table-cell>
          <table:table-cell office:value-type="float" office:value="33253" table:style-name="ce44">
            <text:p>33,253</text:p>
          </table:table-cell>
          <table:table-cell office:value-type="float" office:value="6.73" table:style-name="ce51">
            <text:p>6.73</text:p>
          </table:table-cell>
          <table:table-cell office:value-type="float" office:value="346431" table:style-name="ce54">
            <text:p>346,431</text:p>
          </table:table-cell>
          <table:table-cell office:value-type="float" office:value="31.58" table:style-name="ce51">
            <text:p>31.58</text:p>
          </table:table-cell>
          <table:table-cell office:value-type="float" office:value="83797" table:style-name="ce44">
            <text:p>83,797</text:p>
          </table:table-cell>
          <table:table-cell office:value-type="float" office:value="7.51" table:style-name="ce51">
            <text:p>7.51</text:p>
          </table:table-cell>
          <table:table-cell office:value-type="float" office:value="4487" table:style-name="ce44">
            <text:p>4,487</text:p>
          </table:table-cell>
          <table:table-cell office:value-type="float" office:value="0.4" table:style-name="ce51">
            <text:p>0.40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218098" table:style-name="ce55">
            <text:p>218,098</text:p>
          </table:table-cell>
          <table:table-cell table:number-columns-repeated="16361" table:style-name="ce2"/>
        </table:table-row>
        <table:table-row table:style-name="ro7">
          <table:table-cell office:value-type="string" table:number-columns-spanned="2" table:number-rows-spanned="1" table:style-name="ce240">
            <text:p>60 年</text:p>
          </table:table-cell>
          <table:covered-table-cell/>
          <table:table-cell office:value-type="float" office:value="2702792" table:style-name="ce50">
            <text:p>2,702,792</text:p>
          </table:table-cell>
          <table:table-cell office:value-type="float" office:value="14994823" table:style-name="ce44">
            <text:p>14,994,823</text:p>
          </table:table-cell>
          <table:table-cell office:value-type="float" office:value="7895140" table:style-name="ce44">
            <text:p>7,895,140</text:p>
          </table:table-cell>
          <table:table-cell office:value-type="float" office:value="7099683" table:style-name="ce44">
            <text:p>7,099,683</text:p>
          </table:table-cell>
          <table:table-cell office:value-type="float" office:value="380424" table:style-name="ce44">
            <text:p>380,424</text:p>
          </table:table-cell>
          <table:table-cell office:value-type="float" office:value="195938" table:style-name="ce44">
            <text:p>195,938</text:p>
          </table:table-cell>
          <table:table-cell office:value-type="float" office:value="184486" table:style-name="ce44">
            <text:p>184,486</text:p>
          </table:table-cell>
          <table:table-cell office:value-type="float" office:value="25.64" table:style-name="ce51">
            <text:p>25.64</text:p>
          </table:table-cell>
          <table:table-cell office:value-type="float" office:value="70954" table:style-name="ce44">
            <text:p>70,954</text:p>
          </table:table-cell>
          <table:table-cell office:value-type="float" office:value="41596" table:style-name="ce44">
            <text:p>41,596</text:p>
          </table:table-cell>
          <table:table-cell office:value-type="float" office:value="29358" table:style-name="ce44">
            <text:p>29,358</text:p>
          </table:table-cell>
          <table:table-cell office:value-type="float" office:value="4.78" table:style-name="ce51">
            <text:p>4.78</text:p>
          </table:table-cell>
          <table:table-cell office:value-type="float" office:value="309470" table:style-name="ce54">
            <text:p>309,470</text:p>
          </table:table-cell>
          <table:table-cell office:value-type="float" office:value="20.86" table:style-name="ce51">
            <text:p>20.86</text:p>
          </table:table-cell>
          <table:table-cell office:value-type="float" office:value="106812" table:style-name="ce44">
            <text:p>106,812</text:p>
          </table:table-cell>
          <table:table-cell office:value-type="float" office:value="7.2" table:style-name="ce51">
            <text:p>7.20</text:p>
          </table:table-cell>
          <table:table-cell office:value-type="float" office:value="5310" table:style-name="ce44">
            <text:p>5,310</text:p>
          </table:table-cell>
          <table:table-cell office:value-type="float" office:value="0.36" table:style-name="ce51">
            <text:p>0.36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270905" table:style-name="ce55">
            <text:p>270,905</text:p>
          </table:table-cell>
          <table:table-cell table:number-columns-repeated="16361" table:style-name="ce2"/>
        </table:table-row>
        <table:table-row table:style-name="ro7">
          <table:table-cell office:value-type="string" table:number-columns-spanned="2" table:number-rows-spanned="1" table:style-name="ce240">
            <text:p>70 年</text:p>
          </table:table-cell>
          <table:covered-table-cell/>
          <table:table-cell office:value-type="float" office:value="3906015" table:style-name="ce50">
            <text:p>3,906,015</text:p>
          </table:table-cell>
          <table:table-cell office:value-type="float" office:value="18193955" table:style-name="ce44">
            <text:p>18,193,955</text:p>
          </table:table-cell>
          <table:table-cell office:value-type="float" office:value="9479508" table:style-name="ce44">
            <text:p>9,479,508</text:p>
          </table:table-cell>
          <table:table-cell office:value-type="float" office:value="8714447" table:style-name="ce44">
            <text:p>8,714,447</text:p>
          </table:table-cell>
          <table:table-cell office:value-type="float" office:value="412779" table:style-name="ce44">
            <text:p>412,779</text:p>
          </table:table-cell>
          <table:table-cell office:value-type="float" office:value="213273" table:style-name="ce44">
            <text:p>213,273</text:p>
          </table:table-cell>
          <table:table-cell office:value-type="float" office:value="199506" table:style-name="ce44">
            <text:p>199,506</text:p>
          </table:table-cell>
          <table:table-cell office:value-type="float" office:value="22.97" table:style-name="ce51">
            <text:p>22.97</text:p>
          </table:table-cell>
          <table:table-cell office:value-type="float" office:value="86848" table:style-name="ce44">
            <text:p>86,848</text:p>
          </table:table-cell>
          <table:table-cell office:value-type="float" office:value="52627" table:style-name="ce44">
            <text:p>52,627</text:p>
          </table:table-cell>
          <table:table-cell office:value-type="float" office:value="34221" table:style-name="ce44">
            <text:p>34,221</text:p>
          </table:table-cell>
          <table:table-cell office:value-type="float" office:value="4.83" table:style-name="ce51">
            <text:p>4.83</text:p>
          </table:table-cell>
          <table:table-cell office:value-type="float" office:value="325931" table:style-name="ce54">
            <text:p>325,931</text:p>
          </table:table-cell>
          <table:table-cell office:value-type="float" office:value="18.14" table:style-name="ce51">
            <text:p>18.14</text:p>
          </table:table-cell>
          <table:table-cell office:value-type="float" office:value="167496" table:style-name="ce44">
            <text:p>167,496</text:p>
          </table:table-cell>
          <table:table-cell office:value-type="float" office:value="9.2899999999999991" table:style-name="ce51">
            <text:p>9.29</text:p>
          </table:table-cell>
          <table:table-cell office:value-type="float" office:value="14875" table:style-name="ce44">
            <text:p>14,875</text:p>
          </table:table-cell>
          <table:table-cell office:value-type="float" office:value="0.83" table:style-name="ce51">
            <text:p>0.83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310116" table:style-name="ce55">
            <text:p>310,116</text:p>
          </table:table-cell>
          <table:table-cell table:number-columns-repeated="16361" table:style-name="ce47"/>
        </table:table-row>
        <table:table-row table:style-name="ro7">
          <table:table-cell office:value-type="string" table:number-columns-spanned="2" table:number-rows-spanned="1" table:style-name="ce240">
            <text:p>80 年</text:p>
          </table:table-cell>
          <table:covered-table-cell/>
          <table:table-cell office:value-type="float" office:value="5227185" table:style-name="ce50">
            <text:p>5,227,185</text:p>
          </table:table-cell>
          <table:table-cell office:value-type="float" office:value="20605831" table:style-name="ce44">
            <text:p>20,605,831</text:p>
          </table:table-cell>
          <table:table-cell office:value-type="float" office:value="10640276" table:style-name="ce44">
            <text:p>10,640,276</text:p>
          </table:table-cell>
          <table:table-cell office:value-type="float" office:value="9965555" table:style-name="ce44">
            <text:p>9,965,555</text:p>
          </table:table-cell>
          <table:table-cell office:value-type="float" office:value="321932" table:style-name="ce44">
            <text:p>321,932</text:p>
          </table:table-cell>
          <table:table-cell office:value-type="float" office:value="168865" table:style-name="ce44">
            <text:p>168,865</text:p>
          </table:table-cell>
          <table:table-cell office:value-type="float" office:value="153067" table:style-name="ce44">
            <text:p>153,067</text:p>
          </table:table-cell>
          <table:table-cell office:value-type="float" office:value="15.7" table:style-name="ce51">
            <text:p>15.70</text:p>
          </table:table-cell>
          <table:table-cell office:value-type="float" office:value="106284" table:style-name="ce44">
            <text:p>106,284</text:p>
          </table:table-cell>
          <table:table-cell office:value-type="float" office:value="65386" table:style-name="ce44">
            <text:p>65,386</text:p>
          </table:table-cell>
          <table:table-cell office:value-type="float" office:value="40898" table:style-name="ce44">
            <text:p>40,898</text:p>
          </table:table-cell>
          <table:table-cell office:value-type="float" office:value="5.18" table:style-name="ce51">
            <text:p>5.18</text:p>
          </table:table-cell>
          <table:table-cell office:value-type="float" office:value="215648" table:style-name="ce54">
            <text:p>215,648</text:p>
          </table:table-cell>
          <table:table-cell office:value-type="float" office:value="10.52" table:style-name="ce51">
            <text:p>10.52</text:p>
          </table:table-cell>
          <table:table-cell office:value-type="float" office:value="162972" table:style-name="ce44">
            <text:p>162,972</text:p>
          </table:table-cell>
          <table:table-cell office:value-type="float" office:value="7.95" table:style-name="ce51">
            <text:p>7.95</text:p>
          </table:table-cell>
          <table:table-cell office:value-type="float" office:value="28298" table:style-name="ce44">
            <text:p>28,298</text:p>
          </table:table-cell>
          <table:table-cell office:value-type="float" office:value="1.38" table:style-name="ce51">
            <text:p>1.38</text:p>
          </table:table-cell>
          <table:table-cell office:value-type="float" office:value="1477764" table:style-name="ce44">
            <text:p>1,477,764</text:p>
          </table:table-cell>
          <table:table-cell office:value-type="float" office:value="1489892" table:style-name="ce44">
            <text:p>1,489,892</text:p>
          </table:table-cell>
          <table:table-cell office:value-type="float" office:value="345523" table:style-name="ce43">
            <text:p>345,523</text:p>
          </table:table-cell>
          <table:table-cell table:number-columns-repeated="16361" table:style-name="ce39"/>
        </table:table-row>
        <table:table-row table:style-name="ro7">
          <table:table-cell office:value-type="string" table:number-columns-spanned="2" table:number-rows-spanned="1" table:style-name="ce240">
            <text:p>90 年</text:p>
          </table:table-cell>
          <table:covered-table-cell/>
          <table:table-cell office:value-type="float" office:value="6802281" table:style-name="ce44">
            <text:p>6,802,281</text:p>
          </table:table-cell>
          <table:table-cell office:value-type="float" office:value="22405568" table:style-name="ce44">
            <text:p>22,405,568</text:p>
          </table:table-cell>
          <table:table-cell office:value-type="float" office:value="11441651" table:style-name="ce44">
            <text:p>11,441,651</text:p>
          </table:table-cell>
          <table:table-cell office:value-type="float" office:value="10963917" table:style-name="ce44">
            <text:p>10,963,917</text:p>
          </table:table-cell>
          <table:table-cell office:value-type="float" office:value="260354" table:style-name="ce44">
            <text:p>260,354</text:p>
          </table:table-cell>
          <table:table-cell office:value-type="float" office:value="135596" table:style-name="ce44">
            <text:p>135,596</text:p>
          </table:table-cell>
          <table:table-cell office:value-type="float" office:value="124758" table:style-name="ce44">
            <text:p>124,758</text:p>
          </table:table-cell>
          <table:table-cell office:value-type="float" office:value="11.65" table:style-name="ce51">
            <text:p>11.65</text:p>
          </table:table-cell>
          <table:table-cell office:value-type="float" office:value="127647" table:style-name="ce44">
            <text:p>127,647</text:p>
          </table:table-cell>
          <table:table-cell office:value-type="float" office:value="79319" table:style-name="ce44">
            <text:p>79,319</text:p>
          </table:table-cell>
          <table:table-cell office:value-type="float" office:value="48328" table:style-name="ce44">
            <text:p>48,328</text:p>
          </table:table-cell>
          <table:table-cell office:value-type="float" office:value="5.71" table:style-name="ce51">
            <text:p>5.71</text:p>
          </table:table-cell>
          <table:table-cell office:value-type="float" office:value="132707" table:style-name="ce52">
            <text:p>132,707</text:p>
          </table:table-cell>
          <table:table-cell office:value-type="float" office:value="5.94" table:style-name="ce51">
            <text:p>5.94</text:p>
          </table:table-cell>
          <table:table-cell office:value-type="float" office:value="170515" table:style-name="ce44">
            <text:p>170,515</text:p>
          </table:table-cell>
          <table:table-cell office:value-type="float" office:value="7.63" table:style-name="ce51">
            <text:p>7.63</text:p>
          </table:table-cell>
          <table:table-cell office:value-type="float" office:value="56538" table:style-name="ce44">
            <text:p>56,538</text:p>
          </table:table-cell>
          <table:table-cell office:value-type="float" office:value="2.5299999999999998" table:style-name="ce51">
            <text:p>2.53</text:p>
          </table:table-cell>
          <table:table-cell office:value-type="float" office:value="1373363" table:style-name="ce44">
            <text:p>1,373,363</text:p>
          </table:table-cell>
          <table:table-cell office:value-type="float" office:value="1377174" table:style-name="ce44">
            <text:p>1,377,174</text:p>
          </table:table-cell>
          <table:table-cell office:value-type="float" office:value="420892" table:style-name="ce43">
            <text:p>420,892</text:p>
          </table:table-cell>
          <table:table-cell table:number-columns-repeated="16361" table:style-name="ce39"/>
        </table:table-row>
        <table:table-row table:style-name="ro7">
          <table:table-cell office:value-type="string" table:number-columns-spanned="2" table:number-rows-spanned="1" table:style-name="ce240">
            <text:p>95 年</text:p>
          </table:table-cell>
          <table:covered-table-cell/>
          <table:table-cell office:value-type="float" office:value="7394758" table:style-name="ce44">
            <text:p>7,394,758</text:p>
          </table:table-cell>
          <table:table-cell office:value-type="float" office:value="22876527" table:style-name="ce44">
            <text:p>22,876,527</text:p>
          </table:table-cell>
          <table:table-cell office:value-type="float" office:value="11591707" table:style-name="ce44">
            <text:p>11,591,707</text:p>
          </table:table-cell>
          <table:table-cell office:value-type="float" office:value="11284820" table:style-name="ce44">
            <text:p>11,284,820</text:p>
          </table:table-cell>
          <table:table-cell office:value-type="float" office:value="204459" table:style-name="ce44">
            <text:p>204,459</text:p>
          </table:table-cell>
          <table:table-cell office:value-type="float" office:value="106936" table:style-name="ce44">
            <text:p>106,936</text:p>
          </table:table-cell>
          <table:table-cell office:value-type="float" office:value="97523" table:style-name="ce44">
            <text:p>97,523</text:p>
          </table:table-cell>
          <table:table-cell office:value-type="float" office:value="8.9600000000000009" table:style-name="ce51">
            <text:p>8.96</text:p>
          </table:table-cell>
          <table:table-cell office:value-type="float" office:value="135839" table:style-name="ce44">
            <text:p>135,839</text:p>
          </table:table-cell>
          <table:table-cell office:value-type="float" office:value="84800" table:style-name="ce44">
            <text:p>84,800</text:p>
          </table:table-cell>
          <table:table-cell office:value-type="float" office:value="51039" table:style-name="ce44">
            <text:p>51,039</text:p>
          </table:table-cell>
          <table:table-cell office:value-type="float" office:value="5.95" table:style-name="ce51">
            <text:p>5.95</text:p>
          </table:table-cell>
          <table:table-cell office:value-type="float" office:value="68620" table:style-name="ce52">
            <text:p>68,620</text:p>
          </table:table-cell>
          <table:table-cell office:value-type="float" office:value="3.01" table:style-name="ce51">
            <text:p>3.01</text:p>
          </table:table-cell>
          <table:table-cell office:value-type="float" office:value="142669" table:style-name="ce44">
            <text:p>142,669</text:p>
          </table:table-cell>
          <table:table-cell office:value-type="float" office:value="6.25" table:style-name="ce51">
            <text:p>6.25</text:p>
          </table:table-cell>
          <table:table-cell office:value-type="float" office:value="64540" table:style-name="ce44">
            <text:p>64,540</text:p>
          </table:table-cell>
          <table:table-cell office:value-type="float" office:value="2.83" table:style-name="ce51">
            <text:p>2.83</text:p>
          </table:table-cell>
          <table:table-cell office:value-type="float" office:value="1414340" table:style-name="ce44">
            <text:p>1,414,340</text:p>
          </table:table-cell>
          <table:table-cell office:value-type="float" office:value="1376816" table:style-name="ce44">
            <text:p>1,376,816</text:p>
          </table:table-cell>
          <table:table-cell office:value-type="float" office:value="474919" table:style-name="ce43">
            <text:p>474,919</text:p>
          </table:table-cell>
          <table:table-cell table:number-columns-repeated="16361" table:style-name="ce39"/>
        </table:table-row>
        <table:table-row table:style-name="ro7">
          <table:table-cell office:value-type="string" table:number-columns-spanned="2" table:number-rows-spanned="1" table:style-name="ce240">
            <text:p>96 年</text:p>
          </table:table-cell>
          <table:covered-table-cell/>
          <table:table-cell office:value-type="float" office:value="7512449" table:style-name="ce50">
            <text:p>7,512,449</text:p>
          </table:table-cell>
          <table:table-cell office:value-type="float" office:value="22958360" table:style-name="ce44">
            <text:p>22,958,360</text:p>
          </table:table-cell>
          <table:table-cell office:value-type="float" office:value="11608767" table:style-name="ce44">
            <text:p>11,608,767</text:p>
          </table:table-cell>
          <table:table-cell office:value-type="float" office:value="11349593" table:style-name="ce44">
            <text:p>11,349,593</text:p>
          </table:table-cell>
          <table:table-cell office:value-type="float" office:value="204414" table:style-name="ce44">
            <text:p>204,414</text:p>
          </table:table-cell>
          <table:table-cell office:value-type="float" office:value="106898" table:style-name="ce44">
            <text:p>106,898</text:p>
          </table:table-cell>
          <table:table-cell office:value-type="float" office:value="97516" table:style-name="ce44">
            <text:p>97,516</text:p>
          </table:table-cell>
          <table:table-cell office:value-type="float" office:value="8.92" table:style-name="ce53">
            <text:p>8.92</text:p>
          </table:table-cell>
          <table:table-cell office:value-type="float" office:value="141111" table:style-name="ce44">
            <text:p>141,111</text:p>
          </table:table-cell>
          <table:table-cell office:value-type="float" office:value="87029" table:style-name="ce44">
            <text:p>87,029</text:p>
          </table:table-cell>
          <table:table-cell office:value-type="float" office:value="54082" table:style-name="ce44">
            <text:p>54,082</text:p>
          </table:table-cell>
          <table:table-cell office:value-type="float" office:value="6.16" table:style-name="ce51">
            <text:p>6.16</text:p>
          </table:table-cell>
          <table:table-cell office:value-type="float" office:value="63303" table:style-name="ce52">
            <text:p>63,303</text:p>
          </table:table-cell>
          <table:table-cell office:value-type="float" office:value="2.76" table:style-name="ce51">
            <text:p>2.76</text:p>
          </table:table-cell>
          <table:table-cell office:value-type="float" office:value="135041" table:style-name="ce44">
            <text:p>135,041</text:p>
          </table:table-cell>
          <table:table-cell office:value-type="float" office:value="5.89" table:style-name="ce51">
            <text:p>5.89</text:p>
          </table:table-cell>
          <table:table-cell office:value-type="float" office:value="58518" table:style-name="ce44">
            <text:p>58,518</text:p>
          </table:table-cell>
          <table:table-cell office:value-type="float" office:value="2.5499999999999998" table:style-name="ce51">
            <text:p>2.55</text:p>
          </table:table-cell>
          <table:table-cell office:value-type="float" office:value="1173040" table:style-name="ce44">
            <text:p>1,173,040</text:p>
          </table:table-cell>
          <table:table-cell office:value-type="float" office:value="1154510" table:style-name="ce44">
            <text:p>1,154,510</text:p>
          </table:table-cell>
          <table:table-cell office:value-type="float" office:value="484174" table:style-name="ce43">
            <text:p>484,174</text:p>
          </table:table-cell>
          <table:table-cell table:number-columns-repeated="16361" table:style-name="ce39"/>
        </table:table-row>
        <table:table-row table:style-name="ro7">
          <table:table-cell office:value-type="string" table:number-columns-spanned="2" table:number-rows-spanned="1" table:style-name="ce240">
            <text:p>97 年</text:p>
          </table:table-cell>
          <table:covered-table-cell/>
          <table:table-cell office:value-type="float" office:value="7655772" table:style-name="ce50">
            <text:p>7,655,772</text:p>
          </table:table-cell>
          <table:table-cell office:value-type="float" office:value="23037031" table:style-name="ce44">
            <text:p>23,037,031</text:p>
          </table:table-cell>
          <table:table-cell office:value-type="float" office:value="11626351" table:style-name="ce44">
            <text:p>11,626,351</text:p>
          </table:table-cell>
          <table:table-cell office:value-type="float" office:value="11410680" table:style-name="ce44">
            <text:p>11,410,680</text:p>
          </table:table-cell>
          <table:table-cell office:value-type="float" office:value="198733" table:style-name="ce44">
            <text:p>198,733</text:p>
          </table:table-cell>
          <table:table-cell office:value-type="float" office:value="103937" table:style-name="ce44">
            <text:p>103,937</text:p>
          </table:table-cell>
          <table:table-cell office:value-type="float" office:value="94796" table:style-name="ce44">
            <text:p>94,796</text:p>
          </table:table-cell>
          <table:table-cell office:value-type="float" office:value="8.64" table:style-name="ce51">
            <text:p>8.64</text:p>
          </table:table-cell>
          <table:table-cell office:value-type="float" office:value="143624" table:style-name="ce44">
            <text:p>143,624</text:p>
          </table:table-cell>
          <table:table-cell office:value-type="float" office:value="88541" table:style-name="ce44">
            <text:p>88,541</text:p>
          </table:table-cell>
          <table:table-cell office:value-type="float" office:value="55083" table:style-name="ce44">
            <text:p>55,083</text:p>
          </table:table-cell>
          <table:table-cell office:value-type="float" office:value="6.25" table:style-name="ce51">
            <text:p>6.25</text:p>
          </table:table-cell>
          <table:table-cell office:value-type="float" office:value="55109" table:style-name="ce52">
            <text:p>55,109</text:p>
          </table:table-cell>
          <table:table-cell office:value-type="float" office:value="2.4" table:style-name="ce51">
            <text:p>2.40</text:p>
          </table:table-cell>
          <table:table-cell office:value-type="float" office:value="154866" table:style-name="ce44">
            <text:p>154,866</text:p>
          </table:table-cell>
          <table:table-cell office:value-type="float" office:value="6.73" table:style-name="ce51">
            <text:p>6.73</text:p>
          </table:table-cell>
          <table:table-cell office:value-type="float" office:value="55995" table:style-name="ce44">
            <text:p>55,995</text:p>
          </table:table-cell>
          <table:table-cell office:value-type="float" office:value="2.4300000000000002" table:style-name="ce51">
            <text:p>2.43</text:p>
          </table:table-cell>
          <table:table-cell office:value-type="float" office:value="1196407" table:style-name="ce44">
            <text:p>1,196,407</text:p>
          </table:table-cell>
          <table:table-cell office:value-type="float" office:value="1172845" table:style-name="ce44">
            <text:p>1,172,845</text:p>
          </table:table-cell>
          <table:table-cell office:value-type="float" office:value="494107" table:style-name="ce43">
            <text:p>494,107</text:p>
          </table:table-cell>
          <table:table-cell table:number-columns-repeated="16361" table:style-name="ce39"/>
        </table:table-row>
        <table:table-row table:style-name="ro7">
          <table:table-cell office:value-type="string" table:number-columns-spanned="2" table:number-rows-spanned="1" table:style-name="ce240">
            <text:p>98 年</text:p>
          </table:table-cell>
          <table:covered-table-cell/>
          <table:table-cell office:value-type="float" office:value="7805834" table:style-name="ce50">
            <text:p>7,805,834</text:p>
          </table:table-cell>
          <table:table-cell office:value-type="float" office:value="23119772" table:style-name="ce44">
            <text:p>23,119,772</text:p>
          </table:table-cell>
          <table:table-cell office:value-type="float" office:value="11636734" table:style-name="ce44">
            <text:p>11,636,734</text:p>
          </table:table-cell>
          <table:table-cell office:value-type="float" office:value="11483038" table:style-name="ce44">
            <text:p>11,483,038</text:p>
          </table:table-cell>
          <table:table-cell office:value-type="float" office:value="191310" table:style-name="ce44">
            <text:p>191,310</text:p>
          </table:table-cell>
          <table:table-cell office:value-type="float" office:value="99492" table:style-name="ce44">
            <text:p>99,492</text:p>
          </table:table-cell>
          <table:table-cell office:value-type="float" office:value="91818" table:style-name="ce44">
            <text:p>91,818</text:p>
          </table:table-cell>
          <table:table-cell office:value-type="float" office:value="8.2899999999999991" table:style-name="ce51">
            <text:p>8.29</text:p>
          </table:table-cell>
          <table:table-cell office:value-type="float" office:value="143582" table:style-name="ce44">
            <text:p>143,582</text:p>
          </table:table-cell>
          <table:table-cell office:value-type="float" office:value="88088" table:style-name="ce44">
            <text:p>88,088</text:p>
          </table:table-cell>
          <table:table-cell office:value-type="float" office:value="55494" table:style-name="ce44">
            <text:p>55,494</text:p>
          </table:table-cell>
          <table:table-cell office:value-type="float" office:value="6.22" table:style-name="ce51">
            <text:p>6.22</text:p>
          </table:table-cell>
          <table:table-cell office:value-type="float" office:value="47728" table:style-name="ce52">
            <text:p>47,728</text:p>
          </table:table-cell>
          <table:table-cell office:value-type="float" office:value="2.0699999999999998" table:style-name="ce51">
            <text:p>2.07</text:p>
          </table:table-cell>
          <table:table-cell office:value-type="float" office:value="117099" table:style-name="ce44">
            <text:p>117,099</text:p>
          </table:table-cell>
          <table:table-cell office:value-type="float" office:value="5.07" table:style-name="ce51">
            <text:p>5.07</text:p>
          </table:table-cell>
          <table:table-cell office:value-type="float" office:value="57223" table:style-name="ce44">
            <text:p>57,223</text:p>
          </table:table-cell>
          <table:table-cell office:value-type="float" office:value="2.48" table:style-name="ce51">
            <text:p>2.48</text:p>
          </table:table-cell>
          <table:table-cell office:value-type="float" office:value="1198561" table:style-name="ce44">
            <text:p>1,198,561</text:p>
          </table:table-cell>
          <table:table-cell office:value-type="float" office:value="1163548" table:style-name="ce44">
            <text:p>1,163,548</text:p>
          </table:table-cell>
          <table:table-cell office:value-type="float" office:value="504531" table:style-name="ce43">
            <text:p>504,531</text:p>
          </table:table-cell>
          <table:table-cell table:number-columns-repeated="16361" table:style-name="ce39"/>
        </table:table-row>
        <table:table-row table:style-name="ro7">
          <table:table-cell office:value-type="string" table:number-columns-spanned="2" table:number-rows-spanned="1" table:style-name="ce240">
            <text:p>99 年</text:p>
          </table:table-cell>
          <table:covered-table-cell/>
          <table:table-cell office:value-type="float" office:value="7937024" table:style-name="ce50">
            <text:p>7,937,024</text:p>
          </table:table-cell>
          <table:table-cell office:value-type="float" office:value="23162123" table:style-name="ce44">
            <text:p>23,162,123</text:p>
          </table:table-cell>
          <table:table-cell office:value-type="float" office:value="11635225" table:style-name="ce44">
            <text:p>11,635,225</text:p>
          </table:table-cell>
          <table:table-cell office:value-type="float" office:value="11526898" table:style-name="ce44">
            <text:p>11,526,898</text:p>
          </table:table-cell>
          <table:table-cell office:value-type="float" office:value="166886" table:style-name="ce44">
            <text:p>166,886</text:p>
          </table:table-cell>
          <table:table-cell office:value-type="float" office:value="87213" table:style-name="ce44">
            <text:p>87,213</text:p>
          </table:table-cell>
          <table:table-cell office:value-type="float" office:value="79673" table:style-name="ce44">
            <text:p>79,673</text:p>
          </table:table-cell>
          <table:table-cell office:value-type="float" office:value="7.21" table:style-name="ce51">
            <text:p>7.21</text:p>
          </table:table-cell>
          <table:table-cell office:value-type="float" office:value="145772" table:style-name="ce44">
            <text:p>145,772</text:p>
          </table:table-cell>
          <table:table-cell office:value-type="float" office:value="89152" table:style-name="ce44">
            <text:p>89,152</text:p>
          </table:table-cell>
          <table:table-cell office:value-type="float" office:value="56620" table:style-name="ce44">
            <text:p>56,620</text:p>
          </table:table-cell>
          <table:table-cell office:value-type="float" office:value="6.3" table:style-name="ce51">
            <text:p>6.30</text:p>
          </table:table-cell>
          <table:table-cell office:value-type="float" office:value="21114" table:style-name="ce52">
            <text:p>21,114</text:p>
          </table:table-cell>
          <table:table-cell office:value-type="float" office:value="0.91" table:style-name="ce51">
            <text:p>0.91</text:p>
          </table:table-cell>
          <table:table-cell office:value-type="float" office:value="138819" table:style-name="ce44">
            <text:p>138,819</text:p>
          </table:table-cell>
          <table:table-cell office:value-type="float" office:value="6" table:style-name="ce51">
            <text:p>6.00</text:p>
          </table:table-cell>
          <table:table-cell office:value-type="float" office:value="58115" table:style-name="ce44">
            <text:p>58,115</text:p>
          </table:table-cell>
          <table:table-cell office:value-type="float" office:value="2.5099999999999998" table:style-name="ce51">
            <text:p>2.51</text:p>
          </table:table-cell>
          <table:table-cell office:value-type="float" office:value="1213899" table:style-name="ce44">
            <text:p>1,213,899</text:p>
          </table:table-cell>
          <table:table-cell office:value-type="float" office:value="1192662" table:style-name="ce44">
            <text:p>1,192,662</text:p>
          </table:table-cell>
          <table:table-cell office:value-type="float" office:value="512701" table:style-name="ce43">
            <text:p>512,701</text:p>
          </table:table-cell>
          <table:table-cell table:number-columns-repeated="16361" table:style-name="ce47"/>
        </table:table-row>
        <table:table-row table:style-name="ro7">
          <table:table-cell office:value-type="string" table:number-columns-spanned="2" table:number-rows-spanned="1" table:style-name="ce241">
            <text:p>100年</text:p>
          </table:table-cell>
          <table:covered-table-cell/>
          <table:table-cell office:value-type="float" office:value="8057761" table:style-name="ce44">
            <text:p>8,057,761</text:p>
          </table:table-cell>
          <table:table-cell office:value-type="float" office:value="23224912" table:style-name="ce44">
            <text:p>23,224,912</text:p>
          </table:table-cell>
          <table:table-cell office:value-type="float" office:value="11645674" table:style-name="ce44">
            <text:p>11,645,674</text:p>
          </table:table-cell>
          <table:table-cell office:value-type="float" office:value="11579238" table:style-name="ce44">
            <text:p>11,579,238</text:p>
          </table:table-cell>
          <table:table-cell office:value-type="float" office:value="196627" table:style-name="ce44">
            <text:p>196,627</text:p>
          </table:table-cell>
          <table:table-cell office:value-type="float" office:value="101943" table:style-name="ce44">
            <text:p>101,943</text:p>
          </table:table-cell>
          <table:table-cell office:value-type="float" office:value="94684" table:style-name="ce44">
            <text:p>94,684</text:p>
          </table:table-cell>
          <table:table-cell office:value-type="float" office:value="8.48" table:style-name="ce45">
            <text:p><text:s text:c="3"/>8.48</text:p>
          </table:table-cell>
          <table:table-cell office:value-type="float" office:value="152915" table:style-name="ce44">
            <text:p>152,915</text:p>
          </table:table-cell>
          <table:table-cell office:value-type="float" office:value="93810" table:style-name="ce44">
            <text:p>93,810</text:p>
          </table:table-cell>
          <table:table-cell office:value-type="float" office:value="59105" table:style-name="ce44">
            <text:p>59,105</text:p>
          </table:table-cell>
          <table:table-cell office:value-type="float" office:value="6.59" table:style-name="ce45">
            <text:p><text:s text:c="3"/>6.59</text:p>
          </table:table-cell>
          <table:table-cell office:value-type="float" office:value="43712" table:style-name="ce44">
            <text:p>43,712</text:p>
          </table:table-cell>
          <table:table-cell office:value-type="float" office:value="1.88" table:style-name="ce45">
            <text:p><text:s text:c="3"/>1.88</text:p>
          </table:table-cell>
          <table:table-cell office:value-type="float" office:value="165327" table:style-name="ce44">
            <text:p>165,327</text:p>
          </table:table-cell>
          <table:table-cell office:value-type="float" office:value="7.13" table:style-name="ce45">
            <text:p><text:s text:c="3"/>7.13</text:p>
          </table:table-cell>
          <table:table-cell office:value-type="float" office:value="57008" table:style-name="ce44">
            <text:p>57,008</text:p>
          </table:table-cell>
          <table:table-cell office:value-type="float" office:value="2.46" table:style-name="ce45">
            <text:p><text:s text:c="3"/>2.46</text:p>
          </table:table-cell>
          <table:table-cell office:value-type="float" office:value="1128449" table:style-name="ce44">
            <text:p>1,128,449</text:p>
          </table:table-cell>
          <table:table-cell office:value-type="float" office:value="1109372" table:style-name="ce44">
            <text:p>1,109,372</text:p>
          </table:table-cell>
          <table:table-cell office:value-type="float" office:value="519984" table:style-name="ce43">
            <text:p>519,984</text:p>
          </table:table-cell>
          <table:table-cell table:number-columns-repeated="16361" table:style-name="ce39"/>
        </table:table-row>
        <table:table-row table:style-name="ro7">
          <table:table-cell office:value-type="string" table:number-columns-spanned="2" table:number-rows-spanned="1" table:style-name="ce241">
            <text:p>101年</text:p>
          </table:table-cell>
          <table:covered-table-cell/>
          <table:table-cell office:value-type="float" office:value="8186432" table:style-name="ce50">
            <text:p>8,186,432</text:p>
          </table:table-cell>
          <table:table-cell office:value-type="float" office:value="23315822" table:style-name="ce50">
            <text:p>23,315,822</text:p>
          </table:table-cell>
          <table:table-cell office:value-type="float" office:value="11673319" table:style-name="ce50">
            <text:p>11,673,319</text:p>
          </table:table-cell>
          <table:table-cell office:value-type="float" office:value="11642503" table:style-name="ce50">
            <text:p>11,642,503</text:p>
          </table:table-cell>
          <table:table-cell office:value-type="float" office:value="229481" table:style-name="ce44">
            <text:p>229,481</text:p>
          </table:table-cell>
          <table:table-cell office:value-type="float" office:value="118848" table:style-name="ce44">
            <text:p>118,848</text:p>
          </table:table-cell>
          <table:table-cell office:value-type="float" office:value="110633" table:style-name="ce44">
            <text:p>110,633</text:p>
          </table:table-cell>
          <table:table-cell office:value-type="float" office:value="9.86" table:style-name="ce49">
            <text:p><text:s text:c="3"/>9.86</text:p>
          </table:table-cell>
          <table:table-cell office:value-type="float" office:value="154251" table:style-name="ce44">
            <text:p>154,251</text:p>
          </table:table-cell>
          <table:table-cell office:value-type="float" office:value="93618" table:style-name="ce44">
            <text:p>93,618</text:p>
          </table:table-cell>
          <table:table-cell office:value-type="float" office:value="60633" table:style-name="ce44">
            <text:p>60,633</text:p>
          </table:table-cell>
          <table:table-cell office:value-type="float" office:value="6.63" table:style-name="ce45">
            <text:p><text:s text:c="3"/>6.63</text:p>
          </table:table-cell>
          <table:table-cell office:value-type="float" office:value="75230" table:style-name="ce44">
            <text:p>75,230</text:p>
          </table:table-cell>
          <table:table-cell office:value-type="float" office:value="3.23" table:style-name="ce45">
            <text:p><text:s text:c="3"/>3.23</text:p>
          </table:table-cell>
          <table:table-cell office:value-type="float" office:value="143384" table:style-name="ce44">
            <text:p>143,384</text:p>
          </table:table-cell>
          <table:table-cell office:value-type="float" office:value="6.16" table:style-name="ce45">
            <text:p><text:s text:c="3"/>6.16</text:p>
          </table:table-cell>
          <table:table-cell office:value-type="float" office:value="55980" table:style-name="ce44">
            <text:p>55,980</text:p>
          </table:table-cell>
          <table:table-cell office:value-type="float" office:value="2.41" table:style-name="ce45">
            <text:p><text:s text:c="3"/>2.41</text:p>
          </table:table-cell>
          <table:table-cell office:value-type="float" office:value="1118006" table:style-name="ce44">
            <text:p>1,118,006</text:p>
          </table:table-cell>
          <table:table-cell office:value-type="float" office:value="1102326" table:style-name="ce44">
            <text:p>1,102,326</text:p>
          </table:table-cell>
          <table:table-cell office:value-type="float" office:value="527250" table:style-name="ce43">
            <text:p>527,250</text:p>
          </table:table-cell>
          <table:table-cell table:number-columns-repeated="16361" table:style-name="ce48"/>
        </table:table-row>
        <table:table-row table:style-name="ro7">
          <table:table-cell office:value-type="string" table:number-columns-spanned="2" table:number-rows-spanned="1" table:style-name="ce240">
            <text:p>102年</text:p>
          </table:table-cell>
          <table:covered-table-cell/>
          <table:table-cell office:value-type="float" office:value="8286260" table:style-name="ce44">
            <text:p>8,286,260</text:p>
          </table:table-cell>
          <table:table-cell office:value-type="float" office:value="23373517" table:style-name="ce44">
            <text:p>23,373,517</text:p>
          </table:table-cell>
          <table:table-cell office:value-type="float" office:value="11684674" table:style-name="ce44">
            <text:p>11,684,674</text:p>
          </table:table-cell>
          <table:table-cell office:value-type="float" office:value="11688843" table:style-name="ce44">
            <text:p>11,688,843</text:p>
          </table:table-cell>
          <table:table-cell office:value-type="float" office:value="199113" table:style-name="ce44">
            <text:p>199,113</text:p>
          </table:table-cell>
          <table:table-cell office:value-type="float" office:value="103120" table:style-name="ce44">
            <text:p>103,120</text:p>
          </table:table-cell>
          <table:table-cell office:value-type="float" office:value="95993" table:style-name="ce44">
            <text:p>95,993</text:p>
          </table:table-cell>
          <table:table-cell office:value-type="float" office:value="8.5299999999999994" table:style-name="ce45">
            <text:p><text:s text:c="3"/>8.53</text:p>
          </table:table-cell>
          <table:table-cell office:value-type="float" office:value="155908" table:style-name="ce44">
            <text:p>155,908</text:p>
          </table:table-cell>
          <table:table-cell office:value-type="float" office:value="94505" table:style-name="ce44">
            <text:p>94,505</text:p>
          </table:table-cell>
          <table:table-cell office:value-type="float" office:value="61403" table:style-name="ce44">
            <text:p>61,403</text:p>
          </table:table-cell>
          <table:table-cell office:value-type="float" office:value="6.68" table:style-name="ce45">
            <text:p><text:s text:c="3"/>6.68</text:p>
          </table:table-cell>
          <table:table-cell office:value-type="float" office:value="43205" table:style-name="ce44">
            <text:p>43,205</text:p>
          </table:table-cell>
          <table:table-cell office:value-type="float" office:value="1.85" table:style-name="ce45">
            <text:p><text:s text:c="3"/>1.85</text:p>
          </table:table-cell>
          <table:table-cell office:value-type="float" office:value="147636" table:style-name="ce44">
            <text:p>147,636</text:p>
          </table:table-cell>
          <table:table-cell office:value-type="float" office:value="6.32" table:style-name="ce45">
            <text:p><text:s text:c="3"/>6.32</text:p>
          </table:table-cell>
          <table:table-cell office:value-type="float" office:value="53604" table:style-name="ce44">
            <text:p>53,604</text:p>
          </table:table-cell>
          <table:table-cell office:value-type="float" office:value="2.2999999999999998" table:style-name="ce45">
            <text:p><text:s text:c="3"/>2.30</text:p>
          </table:table-cell>
          <table:table-cell office:value-type="float" office:value="1079702" table:style-name="ce44">
            <text:p>1,079,702</text:p>
          </table:table-cell>
          <table:table-cell office:value-type="float" office:value="1065212" table:style-name="ce44">
            <text:p>1,065,212</text:p>
          </table:table-cell>
          <table:table-cell office:value-type="float" office:value="533601" table:style-name="ce43">
            <text:p>533,601</text:p>
          </table:table-cell>
          <table:table-cell table:number-columns-repeated="16361" table:style-name="ce47"/>
        </table:table-row>
        <table:table-row table:style-name="ro8">
          <table:table-cell office:value-type="string" table:number-columns-spanned="2" table:number-rows-spanned="1" table:style-name="ce240">
            <text:p>103年</text:p>
          </table:table-cell>
          <table:covered-table-cell/>
          <table:table-cell office:value-type="float" office:value="8382699" table:style-name="ce44">
            <text:p>8,382,699</text:p>
          </table:table-cell>
          <table:table-cell office:value-type="float" office:value="23433753" table:style-name="ce44">
            <text:p>23,433,753</text:p>
          </table:table-cell>
          <table:table-cell office:value-type="float" office:value="11697971" table:style-name="ce44">
            <text:p>11,697,971</text:p>
          </table:table-cell>
          <table:table-cell office:value-type="float" office:value="11735782" table:style-name="ce44">
            <text:p>11,735,782</text:p>
          </table:table-cell>
          <table:table-cell office:value-type="float" office:value="210383" table:style-name="ce44">
            <text:p>210,383</text:p>
          </table:table-cell>
          <table:table-cell office:value-type="float" office:value="108817" table:style-name="ce44">
            <text:p>108,817</text:p>
          </table:table-cell>
          <table:table-cell office:value-type="float" office:value="101566" table:style-name="ce44">
            <text:p>101,566</text:p>
          </table:table-cell>
          <table:table-cell office:value-type="float" office:value="8.99" table:style-name="ce45">
            <text:p><text:s text:c="3"/>8.99</text:p>
          </table:table-cell>
          <table:table-cell office:value-type="float" office:value="163929" table:style-name="ce44">
            <text:p>163,929</text:p>
          </table:table-cell>
          <table:table-cell office:value-type="float" office:value="98733" table:style-name="ce44">
            <text:p>98,733</text:p>
          </table:table-cell>
          <table:table-cell office:value-type="float" office:value="65196" table:style-name="ce44">
            <text:p>65,196</text:p>
          </table:table-cell>
          <table:table-cell office:value-type="float" office:value="7" table:style-name="ce45">
            <text:p><text:s text:c="3"/>7.00</text:p>
          </table:table-cell>
          <table:table-cell office:value-type="float" office:value="46454" table:style-name="ce44">
            <text:p>46,454</text:p>
          </table:table-cell>
          <table:table-cell office:value-type="float" office:value="1.98" table:style-name="ce45">
            <text:p><text:s text:c="3"/>1.98</text:p>
          </table:table-cell>
          <table:table-cell office:value-type="float" office:value="149287" table:style-name="ce44">
            <text:p>149,287</text:p>
          </table:table-cell>
          <table:table-cell office:value-type="float" office:value="6.38" table:style-name="ce45">
            <text:p><text:s text:c="3"/>6.38</text:p>
          </table:table-cell>
          <table:table-cell office:value-type="float" office:value="53190" table:style-name="ce44">
            <text:p>53,190</text:p>
          </table:table-cell>
          <table:table-cell office:value-type="float" office:value="2.27" table:style-name="ce45">
            <text:p><text:s text:c="3"/>2.27</text:p>
          </table:table-cell>
          <table:table-cell office:value-type="float" office:value="1073783" table:style-name="ce44">
            <text:p>1,073,783</text:p>
          </table:table-cell>
          <table:table-cell office:value-type="float" office:value="1060001" table:style-name="ce44">
            <text:p>1,060,001</text:p>
          </table:table-cell>
          <table:table-cell office:value-type="float" office:value="540023" table:style-name="ce43">
            <text:p>540,023</text:p>
          </table:table-cell>
          <table:table-cell table:number-columns-repeated="16361" table:style-name="ce47"/>
        </table:table-row>
        <table:table-row table:style-name="ro9">
          <table:table-cell office:value-type="string" table:number-columns-spanned="2" table:number-rows-spanned="1" table:style-name="ce180">
            <text:p>1 月</text:p>
          </table:table-cell>
          <table:covered-table-cell/>
          <table:table-cell office:value-type="float" office:value="8290235" table:style-name="ce20">
            <text:p>8,290,235</text:p>
          </table:table-cell>
          <table:table-cell office:value-type="float" office:value="23377515" table:style-name="ce20">
            <text:p>23,377,515</text:p>
          </table:table-cell>
          <table:table-cell office:value-type="float" office:value="11685438" table:style-name="ce20">
            <text:p>11,685,438</text:p>
          </table:table-cell>
          <table:table-cell office:value-type="float" office:value="11692077" table:style-name="ce20">
            <text:p>11,692,077</text:p>
          </table:table-cell>
          <table:table-cell office:value-type="float" office:value="15716" table:style-name="ce20">
            <text:p>15,716</text:p>
          </table:table-cell>
          <table:table-cell office:value-type="float" office:value="8310" table:style-name="ce20">
            <text:p>8,310</text:p>
          </table:table-cell>
          <table:table-cell office:value-type="float" office:value="7406" table:style-name="ce20">
            <text:p>7,406</text:p>
          </table:table-cell>
          <table:table-cell office:value-type="float" office:value="7.92" table:style-name="ce41">
            <text:p>7.92</text:p>
          </table:table-cell>
          <table:table-cell office:value-type="float" office:value="13935" table:style-name="ce20">
            <text:p>13,935</text:p>
          </table:table-cell>
          <table:table-cell office:value-type="float" office:value="8365" table:style-name="ce20">
            <text:p>8,365</text:p>
          </table:table-cell>
          <table:table-cell office:value-type="float" office:value="5570" table:style-name="ce20">
            <text:p>5,570</text:p>
          </table:table-cell>
          <table:table-cell office:value-type="float" office:value="7.02" table:style-name="ce41">
            <text:p>7.02</text:p>
          </table:table-cell>
          <table:table-cell office:value-type="float" office:value="1781" table:style-name="ce42">
            <text:p><text:s text:c="3"/>1,781</text:p>
          </table:table-cell>
          <table:table-cell office:value-type="float" office:value="0.9" table:style-name="ce41">
            <text:p>0.90</text:p>
          </table:table-cell>
          <table:table-cell office:value-type="float" office:value="16455" table:style-name="ce20">
            <text:p>16,455</text:p>
          </table:table-cell>
          <table:table-cell office:value-type="float" office:value="8.2899999999999991" table:style-name="ce41">
            <text:p>8.29</text:p>
          </table:table-cell>
          <table:table-cell office:value-type="float" office:value="3779" table:style-name="ce20">
            <text:p>3,779</text:p>
          </table:table-cell>
          <table:table-cell office:value-type="float" office:value="1.9" table:style-name="ce41">
            <text:p>1.90</text:p>
          </table:table-cell>
          <table:table-cell office:value-type="float" office:value="77521" table:style-name="ce20">
            <text:p>77,521</text:p>
          </table:table-cell>
          <table:table-cell office:value-type="float" office:value="75304" table:style-name="ce20">
            <text:p>75,304</text:p>
          </table:table-cell>
          <table:table-cell office:value-type="float" office:value="534007" table:style-name="ce40">
            <text:p>534,007</text:p>
          </table:table-cell>
          <table:table-cell table:number-columns-repeated="16361" table:style-name="ce39"/>
        </table:table-row>
        <table:table-row table:style-name="ro7">
          <table:table-cell office:value-type="string" table:number-columns-spanned="2" table:number-rows-spanned="1" table:style-name="ce180">
            <text:p>2 月</text:p>
          </table:table-cell>
          <table:covered-table-cell/>
          <table:table-cell office:value-type="float" office:value="8293789" table:style-name="ce20">
            <text:p>8,293,789</text:p>
          </table:table-cell>
          <table:table-cell office:value-type="float" office:value="23379129" table:style-name="ce20">
            <text:p>23,379,129</text:p>
          </table:table-cell>
          <table:table-cell office:value-type="float" office:value="11684625" table:style-name="ce20">
            <text:p>11,684,625</text:p>
          </table:table-cell>
          <table:table-cell office:value-type="float" office:value="11694504" table:style-name="ce20">
            <text:p>11,694,504</text:p>
          </table:table-cell>
          <table:table-cell office:value-type="float" office:value="15357" table:style-name="ce20">
            <text:p>15,357</text:p>
          </table:table-cell>
          <table:table-cell office:value-type="float" office:value="7851" table:style-name="ce20">
            <text:p>7,851</text:p>
          </table:table-cell>
          <table:table-cell office:value-type="float" office:value="7506" table:style-name="ce20">
            <text:p>7,506</text:p>
          </table:table-cell>
          <table:table-cell office:value-type="float" office:value="8.56" table:style-name="ce41">
            <text:p>8.56</text:p>
          </table:table-cell>
          <table:table-cell office:value-type="float" office:value="15349" table:style-name="ce20">
            <text:p>15,349</text:p>
          </table:table-cell>
          <table:table-cell office:value-type="float" office:value="9248" table:style-name="ce20">
            <text:p>9,248</text:p>
          </table:table-cell>
          <table:table-cell office:value-type="float" office:value="6101" table:style-name="ce20">
            <text:p>6,101</text:p>
          </table:table-cell>
          <table:table-cell office:value-type="float" office:value="8.56" table:style-name="ce41">
            <text:p>8.56</text:p>
          </table:table-cell>
          <table:table-cell office:value-type="float" office:value="8" table:style-name="ce42">
            <text:p><text:s text:c="3"/>8</text:p>
          </table:table-cell>
          <table:table-cell office:value-type="string" table:style-name="ce46">
            <text:p><text:s text:c="5"/>0.00</text:p>
          </table:table-cell>
          <table:table-cell office:value-type="float" office:value="9616" table:style-name="ce20">
            <text:p>9,616</text:p>
          </table:table-cell>
          <table:table-cell office:value-type="float" office:value="5.36" table:style-name="ce41">
            <text:p>5.36</text:p>
          </table:table-cell>
          <table:table-cell office:value-type="float" office:value="3851" table:style-name="ce20">
            <text:p>3,851</text:p>
          </table:table-cell>
          <table:table-cell office:value-type="float" office:value="2.15" table:style-name="ce41">
            <text:p>2.15</text:p>
          </table:table-cell>
          <table:table-cell office:value-type="float" office:value="77189" table:style-name="ce20">
            <text:p>77,189</text:p>
          </table:table-cell>
          <table:table-cell office:value-type="float" office:value="75583" table:style-name="ce20">
            <text:p>75,583</text:p>
          </table:table-cell>
          <table:table-cell office:value-type="float" office:value="534561" table:style-name="ce40">
            <text:p>534,561</text:p>
          </table:table-cell>
          <table:table-cell table:number-columns-repeated="16361" table:style-name="ce39"/>
        </table:table-row>
        <table:table-row table:style-name="ro7">
          <table:table-cell office:value-type="string" table:number-columns-spanned="2" table:number-rows-spanned="1" table:style-name="ce180">
            <text:p>3 月</text:p>
          </table:table-cell>
          <table:covered-table-cell/>
          <table:table-cell office:value-type="float" office:value="8300560" table:style-name="ce20">
            <text:p>8,300,560</text:p>
          </table:table-cell>
          <table:table-cell office:value-type="float" office:value="23379594" table:style-name="ce20">
            <text:p>23,379,594</text:p>
          </table:table-cell>
          <table:table-cell office:value-type="float" office:value="11683396" table:style-name="ce20">
            <text:p>11,683,396</text:p>
          </table:table-cell>
          <table:table-cell office:value-type="float" office:value="11696198" table:style-name="ce20">
            <text:p>11,696,198</text:p>
          </table:table-cell>
          <table:table-cell office:value-type="float" office:value="17588" table:style-name="ce20">
            <text:p>17,588</text:p>
          </table:table-cell>
          <table:table-cell office:value-type="float" office:value="9053" table:style-name="ce20">
            <text:p>9,053</text:p>
          </table:table-cell>
          <table:table-cell office:value-type="float" office:value="8535" table:style-name="ce20">
            <text:p>8,535</text:p>
          </table:table-cell>
          <table:table-cell office:value-type="float" office:value="8.86" table:style-name="ce41">
            <text:p>8.86</text:p>
          </table:table-cell>
          <table:table-cell office:value-type="float" office:value="15465" table:style-name="ce20">
            <text:p>15,465</text:p>
          </table:table-cell>
          <table:table-cell office:value-type="float" office:value="9246" table:style-name="ce20">
            <text:p>9,246</text:p>
          </table:table-cell>
          <table:table-cell office:value-type="float" office:value="6219" table:style-name="ce20">
            <text:p>6,219</text:p>
          </table:table-cell>
          <table:table-cell office:value-type="float" office:value="7.79" table:style-name="ce41">
            <text:p>7.79</text:p>
          </table:table-cell>
          <table:table-cell office:value-type="float" office:value="2123" table:style-name="ce42">
            <text:p><text:s text:c="3"/>2,123</text:p>
          </table:table-cell>
          <table:table-cell office:value-type="float" office:value="1.07" table:style-name="ce41">
            <text:p>1.07</text:p>
          </table:table-cell>
          <table:table-cell office:value-type="float" office:value="13000" table:style-name="ce20">
            <text:p>13,000</text:p>
          </table:table-cell>
          <table:table-cell office:value-type="float" office:value="6.55" table:style-name="ce41">
            <text:p>6.55</text:p>
          </table:table-cell>
          <table:table-cell office:value-type="float" office:value="4605" table:style-name="ce20">
            <text:p>4,605</text:p>
          </table:table-cell>
          <table:table-cell office:value-type="float" office:value="2.3199999999999998" table:style-name="ce41">
            <text:p>2.32</text:p>
          </table:table-cell>
          <table:table-cell office:value-type="float" office:value="96549" table:style-name="ce20">
            <text:p>96,549</text:p>
          </table:table-cell>
          <table:table-cell office:value-type="float" office:value="98207" table:style-name="ce20">
            <text:p>98,207</text:p>
          </table:table-cell>
          <table:table-cell office:value-type="float" office:value="534981" table:style-name="ce40">
            <text:p>534,981</text:p>
          </table:table-cell>
          <table:table-cell table:number-columns-repeated="16361" table:style-name="ce39"/>
        </table:table-row>
        <table:table-row table:style-name="ro7">
          <table:table-cell office:value-type="string" table:number-columns-spanned="2" table:number-rows-spanned="1" table:style-name="ce180">
            <text:p>4 月</text:p>
          </table:table-cell>
          <table:covered-table-cell/>
          <table:table-cell office:value-type="float" office:value="8308440" table:style-name="ce20">
            <text:p>8,308,440</text:p>
          </table:table-cell>
          <table:table-cell office:value-type="float" office:value="23382948" table:style-name="ce20">
            <text:p>23,382,948</text:p>
          </table:table-cell>
          <table:table-cell office:value-type="float" office:value="11683631" table:style-name="ce20">
            <text:p>11,683,631</text:p>
          </table:table-cell>
          <table:table-cell office:value-type="float" office:value="11699317" table:style-name="ce20">
            <text:p>11,699,317</text:p>
          </table:table-cell>
          <table:table-cell office:value-type="float" office:value="17507" table:style-name="ce20">
            <text:p>17,507</text:p>
          </table:table-cell>
          <table:table-cell office:value-type="float" office:value="9007" table:style-name="ce20">
            <text:p>9,007</text:p>
          </table:table-cell>
          <table:table-cell office:value-type="float" office:value="8500" table:style-name="ce20">
            <text:p>8,500</text:p>
          </table:table-cell>
          <table:table-cell office:value-type="float" office:value="9.11" table:style-name="ce41">
            <text:p>9.11</text:p>
          </table:table-cell>
          <table:table-cell office:value-type="float" office:value="14114" table:style-name="ce20">
            <text:p>14,114</text:p>
          </table:table-cell>
          <table:table-cell office:value-type="float" office:value="8527" table:style-name="ce20">
            <text:p>8,527</text:p>
          </table:table-cell>
          <table:table-cell office:value-type="float" office:value="5587" table:style-name="ce20">
            <text:p>5,587</text:p>
          </table:table-cell>
          <table:table-cell office:value-type="float" office:value="7.34" table:style-name="ce41">
            <text:p>7.34</text:p>
          </table:table-cell>
          <table:table-cell office:value-type="float" office:value="3393" table:style-name="ce42">
            <text:p><text:s text:c="3"/>3,393</text:p>
          </table:table-cell>
          <table:table-cell office:value-type="float" office:value="1.77" table:style-name="ce41">
            <text:p>1.77</text:p>
          </table:table-cell>
          <table:table-cell office:value-type="float" office:value="9707" table:style-name="ce20">
            <text:p>9,707</text:p>
          </table:table-cell>
          <table:table-cell office:value-type="float" office:value="5.05" table:style-name="ce41">
            <text:p>5.05</text:p>
          </table:table-cell>
          <table:table-cell office:value-type="float" office:value="4608" table:style-name="ce20">
            <text:p>4,608</text:p>
          </table:table-cell>
          <table:table-cell office:value-type="float" office:value="2.4" table:style-name="ce41">
            <text:p>2.40</text:p>
          </table:table-cell>
          <table:table-cell office:value-type="float" office:value="99151" table:style-name="ce20">
            <text:p>99,151</text:p>
          </table:table-cell>
          <table:table-cell office:value-type="float" office:value="99190" table:style-name="ce20">
            <text:p>99,190</text:p>
          </table:table-cell>
          <table:table-cell office:value-type="float" office:value="535492" table:style-name="ce40">
            <text:p>535,492</text:p>
          </table:table-cell>
          <table:table-cell table:number-columns-repeated="16361" table:style-name="ce39"/>
        </table:table-row>
        <table:table-row table:style-name="ro7">
          <table:table-cell office:value-type="string" table:number-columns-spanned="2" table:number-rows-spanned="1" table:style-name="ce180">
            <text:p>5 月</text:p>
          </table:table-cell>
          <table:covered-table-cell/>
          <table:table-cell office:value-type="float" office:value="8320686" table:style-name="ce20">
            <text:p>8,320,686</text:p>
          </table:table-cell>
          <table:table-cell office:value-type="float" office:value="23386883" table:style-name="ce20">
            <text:p>23,386,883</text:p>
          </table:table-cell>
          <table:table-cell office:value-type="float" office:value="11684092" table:style-name="ce20">
            <text:p>11,684,092</text:p>
          </table:table-cell>
          <table:table-cell office:value-type="float" office:value="11702791" table:style-name="ce20">
            <text:p>11,702,791</text:p>
          </table:table-cell>
          <table:table-cell office:value-type="float" office:value="15658" table:style-name="ce20">
            <text:p>15,658</text:p>
          </table:table-cell>
          <table:table-cell office:value-type="float" office:value="8109" table:style-name="ce20">
            <text:p>8,109</text:p>
          </table:table-cell>
          <table:table-cell office:value-type="float" office:value="7549" table:style-name="ce20">
            <text:p>7,549</text:p>
          </table:table-cell>
          <table:table-cell office:value-type="float" office:value="7.88" table:style-name="ce41">
            <text:p>7.88</text:p>
          </table:table-cell>
          <table:table-cell office:value-type="float" office:value="13187" table:style-name="ce20">
            <text:p>13,187</text:p>
          </table:table-cell>
          <table:table-cell office:value-type="float" office:value="7929" table:style-name="ce20">
            <text:p>7,929</text:p>
          </table:table-cell>
          <table:table-cell office:value-type="float" office:value="5258" table:style-name="ce20">
            <text:p>5,258</text:p>
          </table:table-cell>
          <table:table-cell office:value-type="float" office:value="6.64" table:style-name="ce41">
            <text:p>6.64</text:p>
          </table:table-cell>
          <table:table-cell office:value-type="float" office:value="2471" table:style-name="ce42">
            <text:p><text:s text:c="3"/>2,471</text:p>
          </table:table-cell>
          <table:table-cell office:value-type="float" office:value="1.24" table:style-name="ce41">
            <text:p>1.24</text:p>
          </table:table-cell>
          <table:table-cell office:value-type="float" office:value="18308" table:style-name="ce20">
            <text:p>18,308</text:p>
          </table:table-cell>
          <table:table-cell office:value-type="float" office:value="9.2200000000000006" table:style-name="ce41">
            <text:p>9.22</text:p>
          </table:table-cell>
          <table:table-cell office:value-type="float" office:value="4641" table:style-name="ce20">
            <text:p>4,641</text:p>
          </table:table-cell>
          <table:table-cell office:value-type="float" office:value="2.34" table:style-name="ce41">
            <text:p>2.34</text:p>
          </table:table-cell>
          <table:table-cell office:value-type="float" office:value="109538" table:style-name="ce20">
            <text:p>109,538</text:p>
          </table:table-cell>
          <table:table-cell office:value-type="float" office:value="108074" table:style-name="ce20">
            <text:p>108,074</text:p>
          </table:table-cell>
          <table:table-cell office:value-type="float" office:value="535953" table:style-name="ce40">
            <text:p>535,953</text:p>
          </table:table-cell>
          <table:table-cell table:number-columns-repeated="16361" table:style-name="ce39"/>
        </table:table-row>
        <table:table-row table:style-name="ro7">
          <table:table-cell office:value-type="string" table:number-columns-spanned="2" table:number-rows-spanned="1" table:style-name="ce180">
            <text:p>6 月</text:p>
          </table:table-cell>
          <table:covered-table-cell/>
          <table:table-cell office:value-type="float" office:value="8329623" table:style-name="ce20">
            <text:p>8,329,623</text:p>
          </table:table-cell>
          <table:table-cell office:value-type="float" office:value="23392036" table:style-name="ce20">
            <text:p>23,392,036</text:p>
          </table:table-cell>
          <table:table-cell office:value-type="float" office:value="11685478" table:style-name="ce20">
            <text:p>11,685,478</text:p>
          </table:table-cell>
          <table:table-cell office:value-type="float" office:value="11706558" table:style-name="ce20">
            <text:p>11,706,558</text:p>
          </table:table-cell>
          <table:table-cell office:value-type="float" office:value="16420" table:style-name="ce20">
            <text:p>16,420</text:p>
          </table:table-cell>
          <table:table-cell office:value-type="float" office:value="8502" table:style-name="ce20">
            <text:p>8,502</text:p>
          </table:table-cell>
          <table:table-cell office:value-type="float" office:value="7918" table:style-name="ce20">
            <text:p>7,918</text:p>
          </table:table-cell>
          <table:table-cell office:value-type="float" office:value="8.5399999999999991" table:style-name="ce41">
            <text:p>8.54</text:p>
          </table:table-cell>
          <table:table-cell office:value-type="float" office:value="12664" table:style-name="ce20">
            <text:p>12,664</text:p>
          </table:table-cell>
          <table:table-cell office:value-type="float" office:value="7600" table:style-name="ce20">
            <text:p>7,600</text:p>
          </table:table-cell>
          <table:table-cell office:value-type="float" office:value="5064" table:style-name="ce20">
            <text:p>5,064</text:p>
          </table:table-cell>
          <table:table-cell office:value-type="float" office:value="6.59" table:style-name="ce41">
            <text:p>6.59</text:p>
          </table:table-cell>
          <table:table-cell office:value-type="float" office:value="3756" table:style-name="ce42">
            <text:p><text:s text:c="3"/>3,756</text:p>
          </table:table-cell>
          <table:table-cell office:value-type="float" office:value="1.95" table:style-name="ce41">
            <text:p>1.95</text:p>
          </table:table-cell>
          <table:table-cell office:value-type="float" office:value="12345" table:style-name="ce20">
            <text:p>12,345</text:p>
          </table:table-cell>
          <table:table-cell office:value-type="float" office:value="6.42" table:style-name="ce41">
            <text:p>6.42</text:p>
          </table:table-cell>
          <table:table-cell office:value-type="float" office:value="4498" table:style-name="ce20">
            <text:p>4,498</text:p>
          </table:table-cell>
          <table:table-cell office:value-type="float" office:value="2.34" table:style-name="ce41">
            <text:p>2.34</text:p>
          </table:table-cell>
          <table:table-cell office:value-type="float" office:value="95551" table:style-name="ce20">
            <text:p>95,551</text:p>
          </table:table-cell>
          <table:table-cell office:value-type="float" office:value="94154" table:style-name="ce20">
            <text:p>94,154</text:p>
          </table:table-cell>
          <table:table-cell office:value-type="float" office:value="536509" table:style-name="ce40">
            <text:p>536,509</text:p>
          </table:table-cell>
          <table:table-cell table:number-columns-repeated="16361" table:style-name="ce39"/>
        </table:table-row>
        <table:table-row table:style-name="ro7">
          <table:table-cell office:value-type="string" table:number-columns-spanned="2" table:number-rows-spanned="1" table:style-name="ce180">
            <text:p>7 月</text:p>
          </table:table-cell>
          <table:covered-table-cell/>
          <table:table-cell office:value-type="float" office:value="8339092" table:style-name="ce20">
            <text:p>8,339,092</text:p>
          </table:table-cell>
          <table:table-cell office:value-type="float" office:value="23398263" table:style-name="ce20">
            <text:p>23,398,263</text:p>
          </table:table-cell>
          <table:table-cell office:value-type="float" office:value="11687050" table:style-name="ce20">
            <text:p>11,687,050</text:p>
          </table:table-cell>
          <table:table-cell office:value-type="float" office:value="11711213" table:style-name="ce20">
            <text:p>11,711,213</text:p>
          </table:table-cell>
          <table:table-cell office:value-type="float" office:value="17658" table:style-name="ce20">
            <text:p>17,658</text:p>
          </table:table-cell>
          <table:table-cell office:value-type="float" office:value="9198" table:style-name="ce20">
            <text:p>9,198</text:p>
          </table:table-cell>
          <table:table-cell office:value-type="float" office:value="8460" table:style-name="ce20">
            <text:p>8,460</text:p>
          </table:table-cell>
          <table:table-cell office:value-type="float" office:value="8.89" table:style-name="ce41">
            <text:p>8.89</text:p>
          </table:table-cell>
          <table:table-cell office:value-type="float" office:value="14090" table:style-name="ce20">
            <text:p>14,090</text:p>
          </table:table-cell>
          <table:table-cell office:value-type="float" office:value="8482" table:style-name="ce20">
            <text:p>8,482</text:p>
          </table:table-cell>
          <table:table-cell office:value-type="float" office:value="5608" table:style-name="ce20">
            <text:p>5,608</text:p>
          </table:table-cell>
          <table:table-cell office:value-type="float" office:value="7.09" table:style-name="ce41">
            <text:p>7.09</text:p>
          </table:table-cell>
          <table:table-cell office:value-type="float" office:value="3568" table:style-name="ce42">
            <text:p><text:s text:c="3"/>3,568</text:p>
          </table:table-cell>
          <table:table-cell office:value-type="float" office:value="1.8" table:style-name="ce41">
            <text:p>1.80</text:p>
          </table:table-cell>
          <table:table-cell office:value-type="float" office:value="9975" table:style-name="ce20">
            <text:p>9,975</text:p>
          </table:table-cell>
          <table:table-cell office:value-type="float" office:value="5.0199999999999996" table:style-name="ce41">
            <text:p>5.02</text:p>
          </table:table-cell>
          <table:table-cell office:value-type="float" office:value="4823" table:style-name="ce20">
            <text:p>4,823</text:p>
          </table:table-cell>
          <table:table-cell office:value-type="float" office:value="2.4300000000000002" table:style-name="ce41">
            <text:p>2.43</text:p>
          </table:table-cell>
          <table:table-cell office:value-type="float" office:value="104599" table:style-name="ce20">
            <text:p>104,599</text:p>
          </table:table-cell>
          <table:table-cell office:value-type="float" office:value="101940" table:style-name="ce20">
            <text:p>101,940</text:p>
          </table:table-cell>
          <table:table-cell office:value-type="float" office:value="537103" table:style-name="ce40">
            <text:p>537,103</text:p>
          </table:table-cell>
          <table:table-cell table:number-columns-repeated="16361" table:style-name="ce39"/>
        </table:table-row>
        <table:table-row table:style-name="ro7">
          <table:table-cell office:value-type="string" table:number-columns-spanned="2" table:number-rows-spanned="1" table:style-name="ce180">
            <text:p>8 月</text:p>
          </table:table-cell>
          <table:covered-table-cell/>
          <table:table-cell office:value-type="float" office:value="8354235" table:style-name="ce20">
            <text:p>8,354,235</text:p>
          </table:table-cell>
          <table:table-cell office:value-type="float" office:value="23404243" table:style-name="ce20">
            <text:p>23,404,243</text:p>
          </table:table-cell>
          <table:table-cell office:value-type="float" office:value="11688646" table:style-name="ce20">
            <text:p>11,688,646</text:p>
          </table:table-cell>
          <table:table-cell office:value-type="float" office:value="11715597" table:style-name="ce20">
            <text:p>11,715,597</text:p>
          </table:table-cell>
          <table:table-cell office:value-type="float" office:value="16566" table:style-name="ce20">
            <text:p>16,566</text:p>
          </table:table-cell>
          <table:table-cell office:value-type="float" office:value="8574" table:style-name="ce20">
            <text:p>8,574</text:p>
          </table:table-cell>
          <table:table-cell office:value-type="float" office:value="7992" table:style-name="ce20">
            <text:p>7,992</text:p>
          </table:table-cell>
          <table:table-cell office:value-type="float" office:value="8.34" table:style-name="ce41">
            <text:p>8.34</text:p>
          </table:table-cell>
          <table:table-cell office:value-type="float" office:value="12397" table:style-name="ce20">
            <text:p>12,397</text:p>
          </table:table-cell>
          <table:table-cell office:value-type="float" office:value="7543" table:style-name="ce20">
            <text:p>7,543</text:p>
          </table:table-cell>
          <table:table-cell office:value-type="float" office:value="4854" table:style-name="ce20">
            <text:p>4,854</text:p>
          </table:table-cell>
          <table:table-cell office:value-type="float" office:value="6.24" table:style-name="ce41">
            <text:p>6.24</text:p>
          </table:table-cell>
          <table:table-cell office:value-type="float" office:value="4169" table:style-name="ce42">
            <text:p><text:s text:c="3"/>4,169</text:p>
          </table:table-cell>
          <table:table-cell office:value-type="float" office:value="2.1" table:style-name="ce41">
            <text:p>2.10</text:p>
          </table:table-cell>
          <table:table-cell office:value-type="float" office:value="5819" table:style-name="ce20">
            <text:p>5,819</text:p>
          </table:table-cell>
          <table:table-cell office:value-type="float" office:value="2.93" table:style-name="ce41">
            <text:p>2.93</text:p>
          </table:table-cell>
          <table:table-cell office:value-type="float" office:value="4522" table:style-name="ce20">
            <text:p>4,522</text:p>
          </table:table-cell>
          <table:table-cell office:value-type="float" office:value="2.2799999999999998" table:style-name="ce41">
            <text:p>2.28</text:p>
          </table:table-cell>
          <table:table-cell office:value-type="float" office:value="92417" table:style-name="ce20">
            <text:p>92,417</text:p>
          </table:table-cell>
          <table:table-cell office:value-type="float" office:value="90606" table:style-name="ce20">
            <text:p>90,606</text:p>
          </table:table-cell>
          <table:table-cell office:value-type="float" office:value="537766" table:style-name="ce40">
            <text:p>537,766</text:p>
          </table:table-cell>
          <table:table-cell table:number-columns-repeated="16361" table:style-name="ce39"/>
        </table:table-row>
        <table:table-row table:style-name="ro7">
          <table:table-cell office:value-type="string" table:number-columns-spanned="2" table:number-rows-spanned="1" table:style-name="ce180">
            <text:p>9 月</text:p>
          </table:table-cell>
          <table:covered-table-cell/>
          <table:table-cell office:value-type="float" office:value="8372925" table:style-name="ce20">
            <text:p>8,372,925</text:p>
          </table:table-cell>
          <table:table-cell office:value-type="float" office:value="23410280" table:style-name="ce20">
            <text:p>23,410,280</text:p>
          </table:table-cell>
          <table:table-cell office:value-type="float" office:value="11690317" table:style-name="ce20">
            <text:p>11,690,317</text:p>
          </table:table-cell>
          <table:table-cell office:value-type="float" office:value="11719963" table:style-name="ce20">
            <text:p>11,719,963</text:p>
          </table:table-cell>
          <table:table-cell office:value-type="float" office:value="18624" table:style-name="ce20">
            <text:p>18,624</text:p>
          </table:table-cell>
          <table:table-cell office:value-type="float" office:value="9617" table:style-name="ce20">
            <text:p>9,617</text:p>
          </table:table-cell>
          <table:table-cell office:value-type="float" office:value="9007" table:style-name="ce20">
            <text:p>9,007</text:p>
          </table:table-cell>
          <table:table-cell office:value-type="float" office:value="9.68" table:style-name="ce41">
            <text:p>9.68</text:p>
          </table:table-cell>
          <table:table-cell office:value-type="float" office:value="13421" table:style-name="ce20">
            <text:p>13,421</text:p>
          </table:table-cell>
          <table:table-cell office:value-type="float" office:value="8047" table:style-name="ce20">
            <text:p>8,047</text:p>
          </table:table-cell>
          <table:table-cell office:value-type="float" office:value="5374" table:style-name="ce20">
            <text:p>5,374</text:p>
          </table:table-cell>
          <table:table-cell office:value-type="float" office:value="6.98" table:style-name="ce41">
            <text:p>6.98</text:p>
          </table:table-cell>
          <table:table-cell office:value-type="float" office:value="5203" table:style-name="ce42">
            <text:p><text:s text:c="3"/>5,203</text:p>
          </table:table-cell>
          <table:table-cell office:value-type="float" office:value="2.7" table:style-name="ce41">
            <text:p>2.70</text:p>
          </table:table-cell>
          <table:table-cell office:value-type="float" office:value="13837" table:style-name="ce20">
            <text:p>13,837</text:p>
          </table:table-cell>
          <table:table-cell office:value-type="float" office:value="7.19" table:style-name="ce41">
            <text:p>7.19</text:p>
          </table:table-cell>
          <table:table-cell office:value-type="float" office:value="4766" table:style-name="ce20">
            <text:p>4,766</text:p>
          </table:table-cell>
          <table:table-cell office:value-type="float" office:value="2.48" table:style-name="ce41">
            <text:p>2.48</text:p>
          </table:table-cell>
          <table:table-cell office:value-type="float" office:value="94353" table:style-name="ce20">
            <text:p>94,353</text:p>
          </table:table-cell>
          <table:table-cell office:value-type="float" office:value="93519" table:style-name="ce20">
            <text:p>93,519</text:p>
          </table:table-cell>
          <table:table-cell office:value-type="float" office:value="538439" table:style-name="ce40">
            <text:p>538,439</text:p>
          </table:table-cell>
          <table:table-cell table:number-columns-repeated="16361" table:style-name="ce39"/>
        </table:table-row>
        <table:table-row table:style-name="ro7">
          <table:table-cell office:value-type="string" table:number-columns-spanned="2" table:number-rows-spanned="1" table:style-name="ce180">
            <text:p>10 月</text:p>
          </table:table-cell>
          <table:covered-table-cell/>
          <table:table-cell office:value-type="float" office:value="8374527" table:style-name="ce20">
            <text:p>8,374,527</text:p>
          </table:table-cell>
          <table:table-cell office:value-type="float" office:value="23417116" table:style-name="ce20">
            <text:p>23,417,116</text:p>
          </table:table-cell>
          <table:table-cell office:value-type="float" office:value="11692654" table:style-name="ce20">
            <text:p>11,692,654</text:p>
          </table:table-cell>
          <table:table-cell office:value-type="float" office:value="11724462" table:style-name="ce20">
            <text:p>11,724,462</text:p>
          </table:table-cell>
          <table:table-cell office:value-type="float" office:value="20027" table:style-name="ce20">
            <text:p>20,027</text:p>
          </table:table-cell>
          <table:table-cell office:value-type="float" office:value="10294" table:style-name="ce20">
            <text:p>10,294</text:p>
          </table:table-cell>
          <table:table-cell office:value-type="float" office:value="9733" table:style-name="ce20">
            <text:p>9,733</text:p>
          </table:table-cell>
          <table:table-cell office:value-type="float" office:value="10.07" table:style-name="ce41">
            <text:p>10.07</text:p>
          </table:table-cell>
          <table:table-cell office:value-type="float" office:value="13236" table:style-name="ce20">
            <text:p>13,236</text:p>
          </table:table-cell>
          <table:table-cell office:value-type="float" office:value="7867" table:style-name="ce20">
            <text:p>7,867</text:p>
          </table:table-cell>
          <table:table-cell office:value-type="float" office:value="5369" table:style-name="ce20">
            <text:p>5,369</text:p>
          </table:table-cell>
          <table:table-cell office:value-type="float" office:value="6.66" table:style-name="ce41">
            <text:p>6.66</text:p>
          </table:table-cell>
          <table:table-cell office:value-type="float" office:value="6791" table:style-name="ce42">
            <text:p><text:s text:c="3"/>6,791</text:p>
          </table:table-cell>
          <table:table-cell office:value-type="float" office:value="3.42" table:style-name="ce41">
            <text:p>3.42</text:p>
          </table:table-cell>
          <table:table-cell office:value-type="float" office:value="12828" table:style-name="ce20">
            <text:p>12,828</text:p>
          </table:table-cell>
          <table:table-cell office:value-type="float" office:value="6.45" table:style-name="ce41">
            <text:p>6.45</text:p>
          </table:table-cell>
          <table:table-cell office:value-type="float" office:value="4568" table:style-name="ce20">
            <text:p>4,568</text:p>
          </table:table-cell>
          <table:table-cell office:value-type="float" office:value="2.2999999999999998" table:style-name="ce41">
            <text:p>2.30</text:p>
          </table:table-cell>
          <table:table-cell office:value-type="float" office:value="65917" table:style-name="ce20">
            <text:p>65,917</text:p>
          </table:table-cell>
          <table:table-cell office:value-type="float" office:value="65872" table:style-name="ce20">
            <text:p>65,872</text:p>
          </table:table-cell>
          <table:table-cell office:value-type="float" office:value="538994" table:style-name="ce40">
            <text:p>538,994</text:p>
          </table:table-cell>
          <table:table-cell table:number-columns-repeated="16361" table:style-name="ce39"/>
        </table:table-row>
        <table:table-row table:style-name="ro7">
          <table:table-cell office:value-type="string" table:number-columns-spanned="2" table:number-rows-spanned="1" table:style-name="ce180">
            <text:p>11 月</text:p>
          </table:table-cell>
          <table:covered-table-cell/>
          <table:table-cell office:value-type="float" office:value="8375477" table:style-name="ce20">
            <text:p>8,375,477</text:p>
          </table:table-cell>
          <table:table-cell office:value-type="float" office:value="23424615" table:style-name="ce20">
            <text:p>23,424,615</text:p>
          </table:table-cell>
          <table:table-cell office:value-type="float" office:value="11695144" table:style-name="ce20">
            <text:p>11,695,144</text:p>
          </table:table-cell>
          <table:table-cell office:value-type="float" office:value="11729471" table:style-name="ce20">
            <text:p>11,729,471</text:p>
          </table:table-cell>
          <table:table-cell office:value-type="float" office:value="18109" table:style-name="ce20">
            <text:p>18,109</text:p>
          </table:table-cell>
          <table:table-cell office:value-type="float" office:value="9416" table:style-name="ce20">
            <text:p>9,416</text:p>
          </table:table-cell>
          <table:table-cell office:value-type="float" office:value="8693" table:style-name="ce20">
            <text:p>8,693</text:p>
          </table:table-cell>
          <table:table-cell office:value-type="float" office:value="9.41" table:style-name="ce41">
            <text:p>9.41</text:p>
          </table:table-cell>
          <table:table-cell office:value-type="float" office:value="11462" table:style-name="ce20">
            <text:p>11,462</text:p>
          </table:table-cell>
          <table:table-cell office:value-type="float" office:value="7008" table:style-name="ce20">
            <text:p>7,008</text:p>
          </table:table-cell>
          <table:table-cell office:value-type="float" office:value="4454" table:style-name="ce20">
            <text:p>4,454</text:p>
          </table:table-cell>
          <table:table-cell office:value-type="float" office:value="5.95" table:style-name="ce41">
            <text:p>5.95</text:p>
          </table:table-cell>
          <table:table-cell office:value-type="float" office:value="6647" table:style-name="ce42">
            <text:p><text:s text:c="3"/>6,647</text:p>
          </table:table-cell>
          <table:table-cell office:value-type="float" office:value="3.45" table:style-name="ce41">
            <text:p>3.45</text:p>
          </table:table-cell>
          <table:table-cell office:value-type="float" office:value="10580" table:style-name="ce20">
            <text:p>10,580</text:p>
          </table:table-cell>
          <table:table-cell office:value-type="float" office:value="5.5" table:style-name="ce41">
            <text:p>5.50</text:p>
          </table:table-cell>
          <table:table-cell office:value-type="float" office:value="3857" table:style-name="ce20">
            <text:p>3,857</text:p>
          </table:table-cell>
          <table:table-cell office:value-type="float" office:value="2" table:style-name="ce41">
            <text:p>2.00</text:p>
          </table:table-cell>
          <table:table-cell office:value-type="float" office:value="51102" table:style-name="ce20">
            <text:p>51,102</text:p>
          </table:table-cell>
          <table:table-cell office:value-type="float" office:value="50250" table:style-name="ce20">
            <text:p>50,250</text:p>
          </table:table-cell>
          <table:table-cell office:value-type="float" office:value="539435" table:style-name="ce40">
            <text:p>539,435</text:p>
          </table:table-cell>
          <table:table-cell table:number-columns-repeated="16361" table:style-name="ce39"/>
        </table:table-row>
        <table:table-row table:style-name="ro8">
          <table:table-cell office:value-type="string" table:number-columns-spanned="2" table:number-rows-spanned="1" table:style-name="ce180">
            <text:p>12 月</text:p>
          </table:table-cell>
          <table:covered-table-cell/>
          <table:table-cell office:value-type="float" office:value="8382699" table:style-name="ce20">
            <text:p>8,382,699</text:p>
          </table:table-cell>
          <table:table-cell office:value-type="float" office:value="23433753" table:style-name="ce20">
            <text:p>23,433,753</text:p>
          </table:table-cell>
          <table:table-cell office:value-type="float" office:value="11697971" table:style-name="ce20">
            <text:p>11,697,971</text:p>
          </table:table-cell>
          <table:table-cell office:value-type="float" office:value="11735782" table:style-name="ce20">
            <text:p>11,735,782</text:p>
          </table:table-cell>
          <table:table-cell office:value-type="float" office:value="21153" table:style-name="ce20">
            <text:p>21,153</text:p>
          </table:table-cell>
          <table:table-cell office:value-type="float" office:value="10886" table:style-name="ce20">
            <text:p>10,886</text:p>
          </table:table-cell>
          <table:table-cell office:value-type="float" office:value="10267" table:style-name="ce20">
            <text:p>10,267</text:p>
          </table:table-cell>
          <table:table-cell office:value-type="float" office:value="10.63" table:style-name="ce41">
            <text:p>10.63</text:p>
          </table:table-cell>
          <table:table-cell office:value-type="float" office:value="14609" table:style-name="ce20">
            <text:p>14,609</text:p>
          </table:table-cell>
          <table:table-cell office:value-type="float" office:value="8871" table:style-name="ce20">
            <text:p>8,871</text:p>
          </table:table-cell>
          <table:table-cell office:value-type="float" office:value="5738" table:style-name="ce20">
            <text:p>5,738</text:p>
          </table:table-cell>
          <table:table-cell office:value-type="float" office:value="7.34" table:style-name="ce41">
            <text:p>7.34</text:p>
          </table:table-cell>
          <table:table-cell office:value-type="float" office:value="6544" table:style-name="ce42">
            <text:p><text:s text:c="3"/>6,544</text:p>
          </table:table-cell>
          <table:table-cell office:value-type="float" office:value="3.29" table:style-name="ce41">
            <text:p>3.29</text:p>
          </table:table-cell>
          <table:table-cell office:value-type="float" office:value="16817" table:style-name="ce20">
            <text:p>16,817</text:p>
          </table:table-cell>
          <table:table-cell office:value-type="float" office:value="8.4499999999999993" table:style-name="ce41">
            <text:p>8.45</text:p>
          </table:table-cell>
          <table:table-cell office:value-type="float" office:value="4672" table:style-name="ce20">
            <text:p>4,672</text:p>
          </table:table-cell>
          <table:table-cell office:value-type="float" office:value="2.35" table:style-name="ce41">
            <text:p>2.35</text:p>
          </table:table-cell>
          <table:table-cell office:value-type="float" office:value="109896" table:style-name="ce20">
            <text:p>109,896</text:p>
          </table:table-cell>
          <table:table-cell office:value-type="float" office:value="107302" table:style-name="ce20">
            <text:p>107,302</text:p>
          </table:table-cell>
          <table:table-cell office:value-type="float" office:value="540023" table:style-name="ce40">
            <text:p>540,023</text:p>
          </table:table-cell>
          <table:table-cell table:number-columns-repeated="16361" table:style-name="ce39"/>
        </table:table-row>
        <table:table-row table:style-name="ro8">
          <table:table-cell office:value-type="string" table:number-columns-spanned="2" table:number-rows-spanned="1" table:style-name="ce240">
            <text:p>104年1~12月</text:p>
          </table:table-cell>
          <table:covered-table-cell/>
          <table:table-cell office:value-type="float" office:value="8468978" table:style-name="ce44">
            <text:p>8,468,978</text:p>
          </table:table-cell>
          <table:table-cell office:value-type="float" office:value="23492074" table:style-name="ce44">
            <text:p>23,492,074</text:p>
          </table:table-cell>
          <table:table-cell office:value-type="float" office:value="11712047" table:style-name="ce44">
            <text:p>11,712,047</text:p>
          </table:table-cell>
          <table:table-cell office:value-type="float" office:value="11780027" table:style-name="ce44">
            <text:p>11,780,027</text:p>
          </table:table-cell>
          <table:table-cell office:value-type="float" office:value="213598" table:style-name="ce44">
            <text:p>213,598</text:p>
          </table:table-cell>
          <table:table-cell office:value-type="float" office:value="111041" table:style-name="ce44">
            <text:p>111,041</text:p>
          </table:table-cell>
          <table:table-cell office:value-type="float" office:value="102557" table:style-name="ce44">
            <text:p>102,557</text:p>
          </table:table-cell>
          <table:table-cell office:value-type="float" office:value="9.1" table:style-name="ce45">
            <text:p><text:s text:c="3"/>9.10</text:p>
          </table:table-cell>
          <table:table-cell office:value-type="float" office:value="163858" table:style-name="ce44">
            <text:p>163,858</text:p>
          </table:table-cell>
          <table:table-cell office:value-type="float" office:value="98580" table:style-name="ce44">
            <text:p>98,580</text:p>
          </table:table-cell>
          <table:table-cell office:value-type="float" office:value="65278" table:style-name="ce44">
            <text:p>65,278</text:p>
          </table:table-cell>
          <table:table-cell office:value-type="float" office:value="6.98" table:style-name="ce45">
            <text:p><text:s text:c="3"/>6.98</text:p>
          </table:table-cell>
          <table:table-cell office:value-type="float" office:value="49740" table:style-name="ce44">
            <text:p>49,740</text:p>
          </table:table-cell>
          <table:table-cell office:value-type="float" office:value="2.12" table:style-name="ce45">
            <text:p><text:s text:c="3"/>2.12</text:p>
          </table:table-cell>
          <table:table-cell office:value-type="float" office:value="154346" table:style-name="ce44">
            <text:p>154,346</text:p>
          </table:table-cell>
          <table:table-cell office:value-type="float" office:value="6.58" table:style-name="ce45">
            <text:p><text:s text:c="3"/>6.58</text:p>
          </table:table-cell>
          <table:table-cell office:value-type="float" office:value="53459" table:style-name="ce44">
            <text:p>53,459</text:p>
          </table:table-cell>
          <table:table-cell office:value-type="float" office:value="2.2799999999999998" table:style-name="ce45">
            <text:p><text:s text:c="3"/>2.28</text:p>
          </table:table-cell>
          <table:table-cell office:value-type="float" office:value="1004108" table:style-name="ce44">
            <text:p>1,004,108</text:p>
          </table:table-cell>
          <table:table-cell office:value-type="float" office:value="995527" table:style-name="ce44">
            <text:p>995,527</text:p>
          </table:table-cell>
          <table:table-cell office:value-type="float" office:value="546698" table:style-name="ce43">
            <text:p>546,698</text:p>
          </table:table-cell>
          <table:table-cell table:number-columns-repeated="16361" table:style-name="ce39"/>
        </table:table-row>
        <table:table-row table:style-name="ro10">
          <table:table-cell office:value-type="string" table:number-columns-spanned="2" table:number-rows-spanned="1" table:style-name="ce180">
            <text:p>1 月</text:p>
          </table:table-cell>
          <table:covered-table-cell/>
          <table:table-cell office:value-type="float" office:value="8388883" table:style-name="ce20">
            <text:p>8,388,883</text:p>
          </table:table-cell>
          <table:table-cell office:value-type="float" office:value="23440278" table:style-name="ce20">
            <text:p>23,440,278</text:p>
          </table:table-cell>
          <table:table-cell office:value-type="float" office:value="11699917" table:style-name="ce20">
            <text:p>11,699,917</text:p>
          </table:table-cell>
          <table:table-cell office:value-type="float" office:value="11740361" table:style-name="ce20">
            <text:p>11,740,361</text:p>
          </table:table-cell>
          <table:table-cell office:value-type="float" office:value="18192" table:style-name="ce20">
            <text:p>18,192</text:p>
          </table:table-cell>
          <table:table-cell office:value-type="float" office:value="9527" table:style-name="ce20">
            <text:p>9,527</text:p>
          </table:table-cell>
          <table:table-cell office:value-type="float" office:value="8665" table:style-name="ce20">
            <text:p>8,665</text:p>
          </table:table-cell>
          <table:table-cell office:value-type="float" office:value="9.14" table:style-name="ce41">
            <text:p>9.14</text:p>
          </table:table-cell>
          <table:table-cell office:value-type="float" office:value="14310" table:style-name="ce20">
            <text:p>14,310</text:p>
          </table:table-cell>
          <table:table-cell office:value-type="float" office:value="8584" table:style-name="ce20">
            <text:p>8,584</text:p>
          </table:table-cell>
          <table:table-cell office:value-type="float" office:value="5726" table:style-name="ce20">
            <text:p>5,726</text:p>
          </table:table-cell>
          <table:table-cell office:value-type="float" office:value="7.19" table:style-name="ce41">
            <text:p>7.19</text:p>
          </table:table-cell>
          <table:table-cell office:value-type="float" office:value="3882" table:style-name="ce42">
            <text:p><text:s text:c="3"/>3,882</text:p>
          </table:table-cell>
          <table:table-cell office:value-type="float" office:value="1.95" table:style-name="ce41">
            <text:p>1.95</text:p>
          </table:table-cell>
          <table:table-cell office:value-type="float" office:value="16146" table:style-name="ce20">
            <text:p>16,146</text:p>
          </table:table-cell>
          <table:table-cell office:value-type="float" office:value="8.11" table:style-name="ce41">
            <text:p>8.11</text:p>
          </table:table-cell>
          <table:table-cell office:value-type="float" office:value="4000" table:style-name="ce20">
            <text:p>4,000</text:p>
          </table:table-cell>
          <table:table-cell office:value-type="float" office:value="2.0099999999999998" table:style-name="ce41">
            <text:p>2.01</text:p>
          </table:table-cell>
          <table:table-cell office:value-type="float" office:value="84318" table:style-name="ce20">
            <text:p>84,318</text:p>
          </table:table-cell>
          <table:table-cell office:value-type="float" office:value="81675" table:style-name="ce20">
            <text:p>81,675</text:p>
          </table:table-cell>
          <table:table-cell office:value-type="float" office:value="540583" table:style-name="ce40">
            <text:p>540,583</text:p>
          </table:table-cell>
          <table:table-cell table:number-columns-repeated="16361" table:style-name="ce39"/>
        </table:table-row>
        <table:table-row table:style-name="ro10">
          <table:table-cell office:value-type="string" table:number-columns-spanned="2" table:number-rows-spanned="1" table:style-name="ce180">
            <text:p>2 月</text:p>
          </table:table-cell>
          <table:covered-table-cell/>
          <table:table-cell office:value-type="float" office:value="8393138" table:style-name="ce20">
            <text:p>8,393,138</text:p>
          </table:table-cell>
          <table:table-cell office:value-type="float" office:value="23445534" table:style-name="ce20">
            <text:p>23,445,534</text:p>
          </table:table-cell>
          <table:table-cell office:value-type="float" office:value="11701275" table:style-name="ce20">
            <text:p>11,701,275</text:p>
          </table:table-cell>
          <table:table-cell office:value-type="float" office:value="11744259" table:style-name="ce20">
            <text:p>11,744,259</text:p>
          </table:table-cell>
          <table:table-cell office:value-type="float" office:value="14933" table:style-name="ce20">
            <text:p>14,933</text:p>
          </table:table-cell>
          <table:table-cell office:value-type="float" office:value="7679" table:style-name="ce20">
            <text:p>7,679</text:p>
          </table:table-cell>
          <table:table-cell office:value-type="float" office:value="7254" table:style-name="ce20">
            <text:p>7,254</text:p>
          </table:table-cell>
          <table:table-cell office:value-type="float" office:value="8.3000000000000007" table:style-name="ce41">
            <text:p>8.30</text:p>
          </table:table-cell>
          <table:table-cell office:value-type="float" office:value="12122" table:style-name="ce20">
            <text:p>12,122</text:p>
          </table:table-cell>
          <table:table-cell office:value-type="float" office:value="7312" table:style-name="ce20">
            <text:p>7,312</text:p>
          </table:table-cell>
          <table:table-cell office:value-type="float" office:value="4810" table:style-name="ce20">
            <text:p>4,810</text:p>
          </table:table-cell>
          <table:table-cell office:value-type="float" office:value="6.74" table:style-name="ce41">
            <text:p>6.74</text:p>
          </table:table-cell>
          <table:table-cell office:value-type="float" office:value="2811" table:style-name="ce42">
            <text:p><text:s text:c="3"/>2,811</text:p>
          </table:table-cell>
          <table:table-cell office:value-type="float" office:value="1.56" table:style-name="ce41">
            <text:p>1.56</text:p>
          </table:table-cell>
          <table:table-cell office:value-type="float" office:value="10812" table:style-name="ce20">
            <text:p>10,812</text:p>
          </table:table-cell>
          <table:table-cell office:value-type="float" office:value="6.01" table:style-name="ce41">
            <text:p>6.01</text:p>
          </table:table-cell>
          <table:table-cell office:value-type="float" office:value="3155" table:style-name="ce20">
            <text:p>3,155</text:p>
          </table:table-cell>
          <table:table-cell office:value-type="float" office:value="1.75" table:style-name="ce41">
            <text:p>1.75</text:p>
          </table:table-cell>
          <table:table-cell office:value-type="float" office:value="67270" table:style-name="ce20">
            <text:p>67,270</text:p>
          </table:table-cell>
          <table:table-cell office:value-type="float" office:value="64825" table:style-name="ce20">
            <text:p>64,825</text:p>
          </table:table-cell>
          <table:table-cell office:value-type="float" office:value="540963" table:style-name="ce40">
            <text:p>540,963</text:p>
          </table:table-cell>
          <table:table-cell table:number-columns-repeated="16361" table:style-name="ce39"/>
        </table:table-row>
        <table:table-row table:style-name="ro10">
          <table:table-cell office:value-type="string" table:number-columns-spanned="2" table:number-rows-spanned="1" table:style-name="ce180">
            <text:p>3 月</text:p>
          </table:table-cell>
          <table:covered-table-cell/>
          <table:table-cell office:value-type="float" office:value="8402104" table:style-name="ce20">
            <text:p>8,402,104</text:p>
          </table:table-cell>
          <table:table-cell office:value-type="float" office:value="23449287" table:style-name="ce20">
            <text:p>23,449,287</text:p>
          </table:table-cell>
          <table:table-cell office:value-type="float" office:value="11701844" table:style-name="ce20">
            <text:p>11,701,844</text:p>
          </table:table-cell>
          <table:table-cell office:value-type="float" office:value="11747443" table:style-name="ce20">
            <text:p>11,747,443</text:p>
          </table:table-cell>
          <table:table-cell office:value-type="float" office:value="19384" table:style-name="ce20">
            <text:p>19,384</text:p>
          </table:table-cell>
          <table:table-cell office:value-type="float" office:value="10041" table:style-name="ce20">
            <text:p>10,041</text:p>
          </table:table-cell>
          <table:table-cell office:value-type="float" office:value="9343" table:style-name="ce20">
            <text:p>9,343</text:p>
          </table:table-cell>
          <table:table-cell office:value-type="float" office:value="9.73" table:style-name="ce41">
            <text:p>9.73</text:p>
          </table:table-cell>
          <table:table-cell office:value-type="float" office:value="16092" table:style-name="ce20">
            <text:p>16,092</text:p>
          </table:table-cell>
          <table:table-cell office:value-type="float" office:value="9625" table:style-name="ce20">
            <text:p>9,625</text:p>
          </table:table-cell>
          <table:table-cell office:value-type="float" office:value="6467" table:style-name="ce20">
            <text:p>6,467</text:p>
          </table:table-cell>
          <table:table-cell office:value-type="float" office:value="8.08" table:style-name="ce41">
            <text:p>8.08</text:p>
          </table:table-cell>
          <table:table-cell office:value-type="float" office:value="3292" table:style-name="ce42">
            <text:p><text:s text:c="3"/>3,292</text:p>
          </table:table-cell>
          <table:table-cell office:value-type="float" office:value="1.65" table:style-name="ce41">
            <text:p>1.65</text:p>
          </table:table-cell>
          <table:table-cell office:value-type="float" office:value="13395" table:style-name="ce20">
            <text:p>13,395</text:p>
          </table:table-cell>
          <table:table-cell office:value-type="float" office:value="6.73" table:style-name="ce41">
            <text:p>6.73</text:p>
          </table:table-cell>
          <table:table-cell office:value-type="float" office:value="4916" table:style-name="ce20">
            <text:p>4,916</text:p>
          </table:table-cell>
          <table:table-cell office:value-type="float" office:value="2.4700000000000002" table:style-name="ce41">
            <text:p>2.47</text:p>
          </table:table-cell>
          <table:table-cell office:value-type="float" office:value="102171" table:style-name="ce20">
            <text:p>102,171</text:p>
          </table:table-cell>
          <table:table-cell office:value-type="float" office:value="101710" table:style-name="ce20">
            <text:p>101,710</text:p>
          </table:table-cell>
          <table:table-cell office:value-type="float" office:value="541494" table:style-name="ce40">
            <text:p>541,494</text:p>
          </table:table-cell>
          <table:table-cell table:number-columns-repeated="16361" table:style-name="ce39"/>
        </table:table-row>
        <table:table-row table:style-name="ro10">
          <table:table-cell office:value-type="string" table:number-columns-spanned="2" table:number-rows-spanned="1" table:style-name="ce180">
            <text:p>4 月</text:p>
          </table:table-cell>
          <table:covered-table-cell/>
          <table:table-cell office:value-type="float" office:value="8410079" table:style-name="ce20">
            <text:p>8,410,079</text:p>
          </table:table-cell>
          <table:table-cell office:value-type="float" office:value="23452387" table:style-name="ce20">
            <text:p>23,452,387</text:p>
          </table:table-cell>
          <table:table-cell office:value-type="float" office:value="11702120" table:style-name="ce20">
            <text:p>11,702,120</text:p>
          </table:table-cell>
          <table:table-cell office:value-type="float" office:value="11750267" table:style-name="ce20">
            <text:p>11,750,267</text:p>
          </table:table-cell>
          <table:table-cell office:value-type="float" office:value="16586" table:style-name="ce20">
            <text:p>16,586</text:p>
          </table:table-cell>
          <table:table-cell office:value-type="float" office:value="8602" table:style-name="ce20">
            <text:p>8,602</text:p>
          </table:table-cell>
          <table:table-cell office:value-type="float" office:value="7984" table:style-name="ce20">
            <text:p>7,984</text:p>
          </table:table-cell>
          <table:table-cell office:value-type="float" office:value="8.61" table:style-name="ce41">
            <text:p>8.61</text:p>
          </table:table-cell>
          <table:table-cell office:value-type="float" office:value="14002" table:style-name="ce20">
            <text:p>14,002</text:p>
          </table:table-cell>
          <table:table-cell office:value-type="float" office:value="8490" table:style-name="ce20">
            <text:p>8,490</text:p>
          </table:table-cell>
          <table:table-cell office:value-type="float" office:value="5512" table:style-name="ce20">
            <text:p>5,512</text:p>
          </table:table-cell>
          <table:table-cell office:value-type="float" office:value="7.26" table:style-name="ce41">
            <text:p>7.26</text:p>
          </table:table-cell>
          <table:table-cell office:value-type="float" office:value="2584" table:style-name="ce42">
            <text:p><text:s text:c="3"/>2,584</text:p>
          </table:table-cell>
          <table:table-cell office:value-type="float" office:value="1.34" table:style-name="ce41">
            <text:p>1.34</text:p>
          </table:table-cell>
          <table:table-cell office:value-type="float" office:value="9763" table:style-name="ce20">
            <text:p>9,763</text:p>
          </table:table-cell>
          <table:table-cell office:value-type="float" office:value="5.07" table:style-name="ce41">
            <text:p>5.07</text:p>
          </table:table-cell>
          <table:table-cell office:value-type="float" office:value="4434" table:style-name="ce20">
            <text:p>4,434</text:p>
          </table:table-cell>
          <table:table-cell office:value-type="float" office:value="2.2999999999999998" table:style-name="ce41">
            <text:p>2.30</text:p>
          </table:table-cell>
          <table:table-cell office:value-type="float" office:value="88547" table:style-name="ce20">
            <text:p>88,547</text:p>
          </table:table-cell>
          <table:table-cell office:value-type="float" office:value="88031" table:style-name="ce20">
            <text:p>88,031</text:p>
          </table:table-cell>
          <table:table-cell office:value-type="float" office:value="541987" table:style-name="ce40">
            <text:p>541,987</text:p>
          </table:table-cell>
          <table:table-cell table:number-columns-repeated="16361" table:style-name="ce39"/>
        </table:table-row>
        <table:table-row table:style-name="ro10">
          <table:table-cell office:value-type="string" table:number-columns-spanned="2" table:number-rows-spanned="1" table:style-name="ce180">
            <text:p>5 月</text:p>
          </table:table-cell>
          <table:covered-table-cell/>
          <table:table-cell office:value-type="float" office:value="8419246" table:style-name="ce20">
            <text:p>8,419,246</text:p>
          </table:table-cell>
          <table:table-cell office:value-type="float" office:value="23456545" table:style-name="ce20">
            <text:p>23,456,545</text:p>
          </table:table-cell>
          <table:table-cell office:value-type="float" office:value="11702890" table:style-name="ce20">
            <text:p>11,702,890</text:p>
          </table:table-cell>
          <table:table-cell office:value-type="float" office:value="11753655" table:style-name="ce20">
            <text:p>11,753,655</text:p>
          </table:table-cell>
          <table:table-cell office:value-type="float" office:value="16271" table:style-name="ce20">
            <text:p>16,271</text:p>
          </table:table-cell>
          <table:table-cell office:value-type="float" office:value="8515" table:style-name="ce20">
            <text:p>8,515</text:p>
          </table:table-cell>
          <table:table-cell office:value-type="float" office:value="7756" table:style-name="ce20">
            <text:p>7,756</text:p>
          </table:table-cell>
          <table:table-cell office:value-type="float" office:value="8.17" table:style-name="ce41">
            <text:p>8.17</text:p>
          </table:table-cell>
          <table:table-cell office:value-type="float" office:value="12802" table:style-name="ce20">
            <text:p>12,802</text:p>
          </table:table-cell>
          <table:table-cell office:value-type="float" office:value="7734" table:style-name="ce20">
            <text:p>7,734</text:p>
          </table:table-cell>
          <table:table-cell office:value-type="float" office:value="5068" table:style-name="ce20">
            <text:p>5,068</text:p>
          </table:table-cell>
          <table:table-cell office:value-type="float" office:value="6.43" table:style-name="ce41">
            <text:p>6.43</text:p>
          </table:table-cell>
          <table:table-cell office:value-type="float" office:value="3469" table:style-name="ce42">
            <text:p><text:s text:c="3"/>3,469</text:p>
          </table:table-cell>
          <table:table-cell office:value-type="float" office:value="1.74" table:style-name="ce41">
            <text:p>1.74</text:p>
          </table:table-cell>
          <table:table-cell office:value-type="float" office:value="18379" table:style-name="ce20">
            <text:p>18,379</text:p>
          </table:table-cell>
          <table:table-cell office:value-type="float" office:value="9.23" table:style-name="ce41">
            <text:p>9.23</text:p>
          </table:table-cell>
          <table:table-cell office:value-type="float" office:value="4451" table:style-name="ce20">
            <text:p>4,451</text:p>
          </table:table-cell>
          <table:table-cell office:value-type="float" office:value="2.23" table:style-name="ce41">
            <text:p>2.23</text:p>
          </table:table-cell>
          <table:table-cell office:value-type="float" office:value="91853" table:style-name="ce20">
            <text:p>91,853</text:p>
          </table:table-cell>
          <table:table-cell office:value-type="float" office:value="91164" table:style-name="ce20">
            <text:p>91,164</text:p>
          </table:table-cell>
          <table:table-cell office:value-type="float" office:value="542460" table:style-name="ce40">
            <text:p>542,460</text:p>
          </table:table-cell>
          <table:table-cell table:number-columns-repeated="16361" table:style-name="ce39"/>
        </table:table-row>
        <table:table-row table:style-name="ro10">
          <table:table-cell office:value-type="string" table:number-columns-spanned="2" table:number-rows-spanned="1" table:style-name="ce180">
            <text:p>6 月</text:p>
          </table:table-cell>
          <table:covered-table-cell/>
          <table:table-cell office:value-type="float" office:value="8427075" table:style-name="ce20">
            <text:p>8,427,075</text:p>
          </table:table-cell>
          <table:table-cell office:value-type="float" office:value="23461562" table:style-name="ce20">
            <text:p>23,461,562</text:p>
          </table:table-cell>
          <table:table-cell office:value-type="float" office:value="11704067" table:style-name="ce20">
            <text:p>11,704,067</text:p>
          </table:table-cell>
          <table:table-cell office:value-type="float" office:value="11757495" table:style-name="ce20">
            <text:p>11,757,495</text:p>
          </table:table-cell>
          <table:table-cell office:value-type="float" office:value="17203" table:style-name="ce20">
            <text:p>17,203</text:p>
          </table:table-cell>
          <table:table-cell office:value-type="float" office:value="8934" table:style-name="ce20">
            <text:p>8,934</text:p>
          </table:table-cell>
          <table:table-cell office:value-type="float" office:value="8269" table:style-name="ce20">
            <text:p>8,269</text:p>
          </table:table-cell>
          <table:table-cell office:value-type="float" office:value="8.92" table:style-name="ce41">
            <text:p>8.92</text:p>
          </table:table-cell>
          <table:table-cell office:value-type="float" office:value="13712" table:style-name="ce20">
            <text:p>13,712</text:p>
          </table:table-cell>
          <table:table-cell office:value-type="float" office:value="8127" table:style-name="ce20">
            <text:p>8,127</text:p>
          </table:table-cell>
          <table:table-cell office:value-type="float" office:value="5585" table:style-name="ce20">
            <text:p>5,585</text:p>
          </table:table-cell>
          <table:table-cell office:value-type="float" office:value="7.11" table:style-name="ce41">
            <text:p>7.11</text:p>
          </table:table-cell>
          <table:table-cell office:value-type="float" office:value="3491" table:style-name="ce42">
            <text:p><text:s text:c="3"/>3,491</text:p>
          </table:table-cell>
          <table:table-cell office:value-type="float" office:value="1.81" table:style-name="ce41">
            <text:p>1.81</text:p>
          </table:table-cell>
          <table:table-cell office:value-type="float" office:value="10714" table:style-name="ce20">
            <text:p>10,714</text:p>
          </table:table-cell>
          <table:table-cell office:value-type="float" office:value="5.56" table:style-name="ce41">
            <text:p>5.56</text:p>
          </table:table-cell>
          <table:table-cell office:value-type="float" office:value="4732" table:style-name="ce20">
            <text:p>4,732</text:p>
          </table:table-cell>
          <table:table-cell office:value-type="float" office:value="2.4500000000000002" table:style-name="ce41">
            <text:p>2.45</text:p>
          </table:table-cell>
          <table:table-cell office:value-type="float" office:value="88231" table:style-name="ce20">
            <text:p>88,231</text:p>
          </table:table-cell>
          <table:table-cell office:value-type="float" office:value="86705" table:style-name="ce20">
            <text:p>86,705</text:p>
          </table:table-cell>
          <table:table-cell office:value-type="float" office:value="542973" table:style-name="ce40">
            <text:p>542,973</text:p>
          </table:table-cell>
          <table:table-cell table:number-columns-repeated="16361" table:style-name="ce39"/>
        </table:table-row>
        <table:table-row table:style-name="ro10">
          <table:table-cell office:value-type="string" table:number-columns-spanned="2" table:number-rows-spanned="1" table:style-name="ce180">
            <text:p>7 月</text:p>
          </table:table-cell>
          <table:covered-table-cell/>
          <table:table-cell office:value-type="float" office:value="8433668" table:style-name="ce20">
            <text:p>8,433,668</text:p>
          </table:table-cell>
          <table:table-cell office:value-type="float" office:value="23461708" table:style-name="ce20">
            <text:p>23,461,708</text:p>
          </table:table-cell>
          <table:table-cell office:value-type="float" office:value="11702949" table:style-name="ce20">
            <text:p>11,702,949</text:p>
          </table:table-cell>
          <table:table-cell office:value-type="float" office:value="11758759" table:style-name="ce20">
            <text:p>11,758,759</text:p>
          </table:table-cell>
          <table:table-cell office:value-type="float" office:value="17530" table:style-name="ce20">
            <text:p>17,530</text:p>
          </table:table-cell>
          <table:table-cell office:value-type="float" office:value="9145" table:style-name="ce20">
            <text:p>9,145</text:p>
          </table:table-cell>
          <table:table-cell office:value-type="float" office:value="8385" table:style-name="ce20">
            <text:p>8,385</text:p>
          </table:table-cell>
          <table:table-cell office:value-type="float" office:value="8.8000000000000007" table:style-name="ce41">
            <text:p>8.80</text:p>
          </table:table-cell>
          <table:table-cell office:value-type="float" office:value="14475" table:style-name="ce20">
            <text:p>14,475</text:p>
          </table:table-cell>
          <table:table-cell office:value-type="float" office:value="8659" table:style-name="ce20">
            <text:p>8,659</text:p>
          </table:table-cell>
          <table:table-cell office:value-type="float" office:value="5816" table:style-name="ce20">
            <text:p>5,816</text:p>
          </table:table-cell>
          <table:table-cell office:value-type="float" office:value="7.26" table:style-name="ce41">
            <text:p>7.26</text:p>
          </table:table-cell>
          <table:table-cell office:value-type="float" office:value="3055" table:style-name="ce42">
            <text:p><text:s text:c="3"/>3,055</text:p>
          </table:table-cell>
          <table:table-cell office:value-type="float" office:value="1.53" table:style-name="ce41">
            <text:p>1.53</text:p>
          </table:table-cell>
          <table:table-cell office:value-type="float" office:value="11552" table:style-name="ce20">
            <text:p>11,552</text:p>
          </table:table-cell>
          <table:table-cell office:value-type="float" office:value="5.8" table:style-name="ce41">
            <text:p>5.80</text:p>
          </table:table-cell>
          <table:table-cell office:value-type="float" office:value="5085" table:style-name="ce20">
            <text:p>5,085</text:p>
          </table:table-cell>
          <table:table-cell office:value-type="float" office:value="2.5499999999999998" table:style-name="ce41">
            <text:p>2.55</text:p>
          </table:table-cell>
          <table:table-cell office:value-type="float" office:value="98521" table:style-name="ce20">
            <text:p>98,521</text:p>
          </table:table-cell>
          <table:table-cell office:value-type="float" office:value="101430" table:style-name="ce20">
            <text:p>101,430</text:p>
          </table:table-cell>
          <table:table-cell office:value-type="float" office:value="543661" table:style-name="ce40">
            <text:p>543,661</text:p>
          </table:table-cell>
          <table:table-cell table:number-columns-repeated="16361" table:style-name="ce39"/>
        </table:table-row>
        <table:table-row table:style-name="ro10">
          <table:table-cell office:value-type="string" table:number-columns-spanned="2" table:number-rows-spanned="1" table:style-name="ce180">
            <text:p>8 月</text:p>
          </table:table-cell>
          <table:covered-table-cell/>
          <table:table-cell office:value-type="float" office:value="8444518" table:style-name="ce20">
            <text:p>8,444,518</text:p>
          </table:table-cell>
          <table:table-cell office:value-type="float" office:value="23465003" table:style-name="ce20">
            <text:p>23,465,003</text:p>
          </table:table-cell>
          <table:table-cell office:value-type="float" office:value="11703598" table:style-name="ce20">
            <text:p>11,703,598</text:p>
          </table:table-cell>
          <table:table-cell office:value-type="float" office:value="11761405" table:style-name="ce20">
            <text:p>11,761,405</text:p>
          </table:table-cell>
          <table:table-cell office:value-type="float" office:value="16836" table:style-name="ce20">
            <text:p>16,836</text:p>
          </table:table-cell>
          <table:table-cell office:value-type="float" office:value="8813" table:style-name="ce20">
            <text:p>8,813</text:p>
          </table:table-cell>
          <table:table-cell office:value-type="float" office:value="8023" table:style-name="ce20">
            <text:p>8,023</text:p>
          </table:table-cell>
          <table:table-cell office:value-type="float" office:value="8.4499999999999993" table:style-name="ce41">
            <text:p>8.45</text:p>
          </table:table-cell>
          <table:table-cell office:value-type="float" office:value="12586" table:style-name="ce20">
            <text:p>12,586</text:p>
          </table:table-cell>
          <table:table-cell office:value-type="float" office:value="7604" table:style-name="ce20">
            <text:p>7,604</text:p>
          </table:table-cell>
          <table:table-cell office:value-type="float" office:value="4982" table:style-name="ce20">
            <text:p>4,982</text:p>
          </table:table-cell>
          <table:table-cell office:value-type="float" office:value="6.32" table:style-name="ce41">
            <text:p>6.32</text:p>
          </table:table-cell>
          <table:table-cell office:value-type="float" office:value="4250" table:style-name="ce42">
            <text:p><text:s text:c="3"/>4,250</text:p>
          </table:table-cell>
          <table:table-cell office:value-type="float" office:value="2.13" table:style-name="ce41">
            <text:p>2.13</text:p>
          </table:table-cell>
          <table:table-cell office:value-type="float" office:value="7239" table:style-name="ce20">
            <text:p>7,239</text:p>
          </table:table-cell>
          <table:table-cell office:value-type="float" office:value="3.63" table:style-name="ce41">
            <text:p>3.63</text:p>
          </table:table-cell>
          <table:table-cell office:value-type="float" office:value="4510" table:style-name="ce20">
            <text:p>4,510</text:p>
          </table:table-cell>
          <table:table-cell office:value-type="float" office:value="2.2599999999999998" table:style-name="ce41">
            <text:p>2.26</text:p>
          </table:table-cell>
          <table:table-cell office:value-type="float" office:value="91083" table:style-name="ce20">
            <text:p>91,083</text:p>
          </table:table-cell>
          <table:table-cell office:value-type="float" office:value="92038" table:style-name="ce20">
            <text:p>92,038</text:p>
          </table:table-cell>
          <table:table-cell office:value-type="float" office:value="544369" table:style-name="ce40">
            <text:p>544,369</text:p>
          </table:table-cell>
          <table:table-cell table:number-columns-repeated="16361" table:style-name="ce39"/>
        </table:table-row>
        <table:table-row table:style-name="ro10">
          <table:table-cell office:value-type="string" table:number-columns-spanned="2" table:number-rows-spanned="1" table:style-name="ce180">
            <text:p>9 月</text:p>
          </table:table-cell>
          <table:covered-table-cell/>
          <table:table-cell office:value-type="float" office:value="8459688" table:style-name="ce20">
            <text:p>8,459,688</text:p>
          </table:table-cell>
          <table:table-cell office:value-type="float" office:value="23468748" table:style-name="ce20">
            <text:p>23,468,748</text:p>
          </table:table-cell>
          <table:table-cell office:value-type="float" office:value="11704323" table:style-name="ce20">
            <text:p>11,704,323</text:p>
          </table:table-cell>
          <table:table-cell office:value-type="float" office:value="11764425" table:style-name="ce20">
            <text:p>11,764,425</text:p>
          </table:table-cell>
          <table:table-cell office:value-type="float" office:value="17106" table:style-name="ce20">
            <text:p>17,106</text:p>
          </table:table-cell>
          <table:table-cell office:value-type="float" office:value="8814" table:style-name="ce20">
            <text:p>8,814</text:p>
          </table:table-cell>
          <table:table-cell office:value-type="float" office:value="8292" table:style-name="ce20">
            <text:p>8,292</text:p>
          </table:table-cell>
          <table:table-cell office:value-type="float" office:value="8.8699999999999992" table:style-name="ce41">
            <text:p>8.87</text:p>
          </table:table-cell>
          <table:table-cell office:value-type="float" office:value="12527" table:style-name="ce20">
            <text:p>12,527</text:p>
          </table:table-cell>
          <table:table-cell office:value-type="float" office:value="7549" table:style-name="ce20">
            <text:p>7,549</text:p>
          </table:table-cell>
          <table:table-cell office:value-type="float" office:value="4978" table:style-name="ce20">
            <text:p>4,978</text:p>
          </table:table-cell>
          <table:table-cell office:value-type="float" office:value="6.49" table:style-name="ce41">
            <text:p>6.49</text:p>
          </table:table-cell>
          <table:table-cell office:value-type="float" office:value="4579" table:style-name="ce42">
            <text:p><text:s text:c="3"/>4,579</text:p>
          </table:table-cell>
          <table:table-cell office:value-type="float" office:value="2.37" table:style-name="ce41">
            <text:p>2.37</text:p>
          </table:table-cell>
          <table:table-cell office:value-type="float" office:value="8333" table:style-name="ce20">
            <text:p>8,333</text:p>
          </table:table-cell>
          <table:table-cell office:value-type="float" office:value="4.32" table:style-name="ce41">
            <text:p>4.32</text:p>
          </table:table-cell>
          <table:table-cell office:value-type="float" office:value="4289" table:style-name="ce20">
            <text:p>4,289</text:p>
          </table:table-cell>
          <table:table-cell office:value-type="float" office:value="2.2200000000000002" table:style-name="ce41">
            <text:p>2.22</text:p>
          </table:table-cell>
          <table:table-cell office:value-type="float" office:value="85488" table:style-name="ce20">
            <text:p>85,488</text:p>
          </table:table-cell>
          <table:table-cell office:value-type="float" office:value="86322" table:style-name="ce20">
            <text:p>86,322</text:p>
          </table:table-cell>
          <table:table-cell office:value-type="float" office:value="545032" table:style-name="ce40">
            <text:p>545,032</text:p>
          </table:table-cell>
          <table:table-cell table:number-columns-repeated="16361" table:style-name="ce39"/>
        </table:table-row>
        <table:table-row table:style-name="ro10">
          <table:table-cell office:value-type="string" table:number-columns-spanned="2" table:number-rows-spanned="1" table:style-name="ce180">
            <text:p>10 月</text:p>
          </table:table-cell>
          <table:covered-table-cell/>
          <table:table-cell office:value-type="float" office:value="8461618" table:style-name="ce20">
            <text:p>8,461,618</text:p>
          </table:table-cell>
          <table:table-cell office:value-type="float" office:value="23476640" table:style-name="ce20">
            <text:p>23,476,640</text:p>
          </table:table-cell>
          <table:table-cell office:value-type="float" office:value="11706976" table:style-name="ce20">
            <text:p>11,706,976</text:p>
          </table:table-cell>
          <table:table-cell office:value-type="float" office:value="11769664" table:style-name="ce20">
            <text:p>11,769,664</text:p>
          </table:table-cell>
          <table:table-cell office:value-type="float" office:value="20004" table:style-name="ce20">
            <text:p>20,004</text:p>
          </table:table-cell>
          <table:table-cell office:value-type="float" office:value="10477" table:style-name="ce20">
            <text:p>10,477</text:p>
          </table:table-cell>
          <table:table-cell office:value-type="float" office:value="9527" table:style-name="ce20">
            <text:p>9,527</text:p>
          </table:table-cell>
          <table:table-cell office:value-type="float" office:value="10.029999999999999" table:style-name="ce41">
            <text:p>10.03</text:p>
          </table:table-cell>
          <table:table-cell office:value-type="float" office:value="13794" table:style-name="ce20">
            <text:p>13,794</text:p>
          </table:table-cell>
          <table:table-cell office:value-type="float" office:value="8352" table:style-name="ce20">
            <text:p>8,352</text:p>
          </table:table-cell>
          <table:table-cell office:value-type="float" office:value="5442" table:style-name="ce20">
            <text:p>5,442</text:p>
          </table:table-cell>
          <table:table-cell office:value-type="float" office:value="6.92" table:style-name="ce41">
            <text:p>6.92</text:p>
          </table:table-cell>
          <table:table-cell office:value-type="float" office:value="6210" table:style-name="ce42">
            <text:p><text:s text:c="3"/>6,210</text:p>
          </table:table-cell>
          <table:table-cell office:value-type="float" office:value="3.12" table:style-name="ce41">
            <text:p>3.12</text:p>
          </table:table-cell>
          <table:table-cell office:value-type="float" office:value="16948" table:style-name="ce20">
            <text:p>16,948</text:p>
          </table:table-cell>
          <table:table-cell office:value-type="float" office:value="8.5" table:style-name="ce41">
            <text:p>8.50</text:p>
          </table:table-cell>
          <table:table-cell office:value-type="float" office:value="4818" table:style-name="ce20">
            <text:p>4,818</text:p>
          </table:table-cell>
          <table:table-cell office:value-type="float" office:value="2.42" table:style-name="ce41">
            <text:p>2.42</text:p>
          </table:table-cell>
          <table:table-cell office:value-type="float" office:value="71109" table:style-name="ce20">
            <text:p>71,109</text:p>
          </table:table-cell>
          <table:table-cell office:value-type="float" office:value="69427" table:style-name="ce20">
            <text:p>69,427</text:p>
          </table:table-cell>
          <table:table-cell office:value-type="float" office:value="545657" table:style-name="ce40">
            <text:p>545,657</text:p>
          </table:table-cell>
          <table:table-cell table:number-columns-repeated="16361" table:style-name="ce39"/>
        </table:table-row>
        <table:table-row table:style-name="ro10">
          <table:table-cell office:value-type="string" table:number-columns-spanned="2" table:number-rows-spanned="1" table:style-name="ce180">
            <text:p>11 月</text:p>
          </table:table-cell>
          <table:covered-table-cell/>
          <table:table-cell office:value-type="float" office:value="8465553" table:style-name="ce20">
            <text:p>8,465,553</text:p>
          </table:table-cell>
          <table:table-cell office:value-type="float" office:value="23483793" table:style-name="ce20">
            <text:p>23,483,793</text:p>
          </table:table-cell>
          <table:table-cell office:value-type="float" office:value="11709439" table:style-name="ce20">
            <text:p>11,709,439</text:p>
          </table:table-cell>
          <table:table-cell office:value-type="float" office:value="11774354" table:style-name="ce20">
            <text:p>11,774,354</text:p>
          </table:table-cell>
          <table:table-cell office:value-type="float" office:value="18971" table:style-name="ce20">
            <text:p>18,971</text:p>
          </table:table-cell>
          <table:table-cell office:value-type="float" office:value="9852" table:style-name="ce20">
            <text:p>9,852</text:p>
          </table:table-cell>
          <table:table-cell office:value-type="float" office:value="9119" table:style-name="ce20">
            <text:p>9,119</text:p>
          </table:table-cell>
          <table:table-cell office:value-type="float" office:value="9.83" table:style-name="ce41">
            <text:p>9.83</text:p>
          </table:table-cell>
          <table:table-cell office:value-type="float" office:value="13010" table:style-name="ce20">
            <text:p>13,010</text:p>
          </table:table-cell>
          <table:table-cell office:value-type="float" office:value="7807" table:style-name="ce20">
            <text:p>7,807</text:p>
          </table:table-cell>
          <table:table-cell office:value-type="float" office:value="5203" table:style-name="ce20">
            <text:p>5,203</text:p>
          </table:table-cell>
          <table:table-cell office:value-type="float" office:value="6.74" table:style-name="ce41">
            <text:p>6.74</text:p>
          </table:table-cell>
          <table:table-cell office:value-type="float" office:value="5961" table:style-name="ce42">
            <text:p><text:s text:c="3"/>5,961</text:p>
          </table:table-cell>
          <table:table-cell office:value-type="float" office:value="3.09" table:style-name="ce41">
            <text:p>3.09</text:p>
          </table:table-cell>
          <table:table-cell office:value-type="float" office:value="14388" table:style-name="ce20">
            <text:p>14,388</text:p>
          </table:table-cell>
          <table:table-cell office:value-type="float" office:value="7.46" table:style-name="ce41">
            <text:p>7.46</text:p>
          </table:table-cell>
          <table:table-cell office:value-type="float" office:value="4384" table:style-name="ce20">
            <text:p>4,384</text:p>
          </table:table-cell>
          <table:table-cell office:value-type="float" office:value="2.27" table:style-name="ce41">
            <text:p>2.27</text:p>
          </table:table-cell>
          <table:table-cell office:value-type="float" office:value="65740" table:style-name="ce20">
            <text:p>65,740</text:p>
          </table:table-cell>
          <table:table-cell office:value-type="float" office:value="64548" table:style-name="ce20">
            <text:p>64,548</text:p>
          </table:table-cell>
          <table:table-cell office:value-type="float" office:value="546218" table:style-name="ce40">
            <text:p>546,218</text:p>
          </table:table-cell>
          <table:table-cell table:number-columns-repeated="16361" table:style-name="ce39"/>
        </table:table-row>
        <table:table-row table:style-name="ro9">
          <table:table-cell office:value-type="string" table:number-columns-spanned="2" table:number-rows-spanned="1" table:style-name="ce180">
            <text:p>12 月</text:p>
          </table:table-cell>
          <table:covered-table-cell/>
          <table:table-cell office:value-type="float" office:value="8468978" table:style-name="ce20">
            <text:p>8,468,978</text:p>
          </table:table-cell>
          <table:table-cell office:value-type="float" office:value="23492074" table:style-name="ce20">
            <text:p>23,492,074</text:p>
          </table:table-cell>
          <table:table-cell office:value-type="float" office:value="11712047" table:style-name="ce20">
            <text:p>11,712,047</text:p>
          </table:table-cell>
          <table:table-cell office:value-type="float" office:value="11780027" table:style-name="ce20">
            <text:p>11,780,027</text:p>
          </table:table-cell>
          <table:table-cell office:value-type="float" office:value="20582" table:style-name="ce20">
            <text:p>20,582</text:p>
          </table:table-cell>
          <table:table-cell office:value-type="float" office:value="10642" table:style-name="ce20">
            <text:p>10,642</text:p>
          </table:table-cell>
          <table:table-cell office:value-type="float" office:value="9940" table:style-name="ce20">
            <text:p>9,940</text:p>
          </table:table-cell>
          <table:table-cell office:value-type="float" office:value="10.32" table:style-name="ce41">
            <text:p>10.32</text:p>
          </table:table-cell>
          <table:table-cell office:value-type="float" office:value="14426" table:style-name="ce20">
            <text:p>14,426</text:p>
          </table:table-cell>
          <table:table-cell office:value-type="float" office:value="8737" table:style-name="ce20">
            <text:p>8,737</text:p>
          </table:table-cell>
          <table:table-cell office:value-type="float" office:value="5689" table:style-name="ce20">
            <text:p>5,689</text:p>
          </table:table-cell>
          <table:table-cell office:value-type="float" office:value="7.23" table:style-name="ce41">
            <text:p>7.23</text:p>
          </table:table-cell>
          <table:table-cell office:value-type="float" office:value="6156" table:style-name="ce42">
            <text:p><text:s text:c="3"/>6,156</text:p>
          </table:table-cell>
          <table:table-cell office:value-type="float" office:value="3.09" table:style-name="ce41">
            <text:p>3.09</text:p>
          </table:table-cell>
          <table:table-cell office:value-type="float" office:value="16677" table:style-name="ce20">
            <text:p>16,677</text:p>
          </table:table-cell>
          <table:table-cell office:value-type="float" office:value="8.36" table:style-name="ce41">
            <text:p>8.36</text:p>
          </table:table-cell>
          <table:table-cell office:value-type="float" office:value="4685" table:style-name="ce20">
            <text:p>4,685</text:p>
          </table:table-cell>
          <table:table-cell office:value-type="float" office:value="2.35" table:style-name="ce41">
            <text:p>2.35</text:p>
          </table:table-cell>
          <table:table-cell office:value-type="float" office:value="69777" table:style-name="ce20">
            <text:p>69,777</text:p>
          </table:table-cell>
          <table:table-cell office:value-type="float" office:value="67652" table:style-name="ce20">
            <text:p>67,652</text:p>
          </table:table-cell>
          <table:table-cell office:value-type="float" office:value="546698" table:style-name="ce40">
            <text:p>546,698</text:p>
          </table:table-cell>
          <table:table-cell table:number-columns-repeated="16361" table:style-name="ce39"/>
        </table:table-row>
        <table:table-row table:style-name="ro11">
          <table:table-cell table:style-name="ce38"/>
          <table:table-cell table:style-name="ce37"/>
          <table:table-cell table:style-name="ce36"/>
          <table:table-cell table:number-columns-repeated="6" table:style-name="ce34"/>
          <table:table-cell table:style-name="ce33"/>
          <table:table-cell table:number-columns-repeated="3" table:style-name="ce34"/>
          <table:table-cell table:style-name="ce33"/>
          <table:table-cell table:style-name="ce35"/>
          <table:table-cell table:style-name="ce33"/>
          <table:table-cell table:style-name="ce34"/>
          <table:table-cell table:style-name="ce33"/>
          <table:table-cell table:style-name="ce34"/>
          <table:table-cell table:number-columns-repeated="2" table:style-name="ce33"/>
          <table:table-cell table:style-name="ce32"/>
          <table:table-cell table:style-name="ce31"/>
          <table:table-cell table:number-columns-repeated="16361" table:style-name="ce10"/>
        </table:table-row>
        <table:table-row table:style-name="ro12">
          <table:table-cell office:value-type="string" table:number-columns-spanned="2" table:number-rows-spanned="1" table:style-name="ce248">
            <text:p>較上年同月</text:p>
            <text:p>増減 (%)<text:s/><text:span text:style-name="T5">△</text:span></text:p>
          </table:table-cell>
          <table:covered-table-cell/>
          <table:table-cell office:value-type="float" office:value="1.03" table:style-name="ce29">
            <text:p>1.03</text:p>
          </table:table-cell>
          <table:table-cell office:value-type="float" office:value="0.25" table:style-name="ce29">
            <text:p>0.25</text:p>
          </table:table-cell>
          <table:table-cell office:value-type="float" office:value="0.12" table:style-name="ce29">
            <text:p>0.12</text:p>
          </table:table-cell>
          <table:table-cell office:value-type="float" office:value="0.38" table:style-name="ce29">
            <text:p>0.38</text:p>
          </table:table-cell>
          <table:table-cell office:value-type="float" office:value="-2.7" table:style-name="ce29">
            <text:p>－ <text:s text:c="2"/>2.70</text:p>
          </table:table-cell>
          <table:table-cell office:value-type="float" office:value="-2.2400000000000002" table:style-name="ce29">
            <text:p>－ <text:s text:c="2"/>2.24</text:p>
          </table:table-cell>
          <table:table-cell office:value-type="float" office:value="-3.18" table:style-name="ce29">
            <text:p>－ <text:s text:c="2"/>3.18</text:p>
          </table:table-cell>
          <table:table-cell office:value-type="float" office:value="-0.3100000000000005" table:style-name="ce30">
            <text:p>－ <text:s/>0.31</text:p>
          </table:table-cell>
          <table:table-cell office:value-type="float" office:value="-1.25" table:style-name="ce29">
            <text:p>－ <text:s text:c="2"/>1.25</text:p>
          </table:table-cell>
          <table:table-cell office:value-type="float" office:value="-1.51" table:style-name="ce29">
            <text:p>－ <text:s text:c="2"/>1.51</text:p>
          </table:table-cell>
          <table:table-cell office:value-type="float" office:value="-0.85" table:style-name="ce29">
            <text:p>－ <text:s text:c="2"/>0.85</text:p>
          </table:table-cell>
          <table:table-cell office:value-type="float" office:value="-0.10999999999999943" table:style-name="ce30">
            <text:p>－ <text:s/>0.11</text:p>
          </table:table-cell>
          <table:table-cell office:value-type="float" office:value="-5.93" table:style-name="ce29">
            <text:p>－ <text:s text:c="2"/>5.93</text:p>
          </table:table-cell>
          <table:table-cell office:value-type="float" office:value="-0.20000000000000018" table:style-name="ce30">
            <text:p>－ <text:s/>0.20</text:p>
          </table:table-cell>
          <table:table-cell office:value-type="float" office:value="-0.83" table:style-name="ce29">
            <text:p>－ <text:s text:c="2"/>0.83</text:p>
          </table:table-cell>
          <table:table-cell office:value-type="float" office:value="-8.9999999999999858E-2" table:style-name="ce30">
            <text:p>－ <text:s/>0.09</text:p>
          </table:table-cell>
          <table:table-cell office:value-type="float" office:value="0.28000000000000003" table:style-name="ce29">
            <text:p>0.28</text:p>
          </table:table-cell>
          <table:table-cell office:value-type="float" office:value="0" table:style-name="ce30">
            <text:p>—</text:p>
          </table:table-cell>
          <table:table-cell office:value-type="float" office:value="-36.51" table:style-name="ce29">
            <text:p>－ <text:s text:c="2"/>36.51</text:p>
          </table:table-cell>
          <table:table-cell office:value-type="float" office:value="-36.950000000000003" table:style-name="ce29">
            <text:p>－ <text:s text:c="2"/>36.95</text:p>
          </table:table-cell>
          <table:table-cell office:value-type="float" office:value="1.24" table:style-name="ce28">
            <text:p>1.24</text:p>
          </table:table-cell>
          <table:table-cell table:number-columns-repeated="16361" table:style-name="ce10"/>
        </table:table-row>
        <table:table-row table:style-name="ro12">
          <table:table-cell office:value-type="string" table:number-columns-spanned="2" table:number-rows-spanned="1" table:style-name="ce250">
            <text:p>較本年上月</text:p>
            <text:p>増減 (%)<text:s/><text:span text:style-name="T5">△</text:span></text:p>
          </table:table-cell>
          <table:covered-table-cell/>
          <table:table-cell office:value-type="float" office:value="0.04" table:style-name="ce27">
            <text:p>0.04</text:p>
          </table:table-cell>
          <table:table-cell office:value-type="float" office:value="0.04" table:style-name="ce25">
            <text:p>0.04</text:p>
          </table:table-cell>
          <table:table-cell office:value-type="float" office:value="0.02" table:style-name="ce25">
            <text:p>0.02</text:p>
          </table:table-cell>
          <table:table-cell office:value-type="float" office:value="0.05" table:style-name="ce25">
            <text:p>0.05</text:p>
          </table:table-cell>
          <table:table-cell office:value-type="float" office:value="8.49" table:style-name="ce25">
            <text:p>8.49</text:p>
          </table:table-cell>
          <table:table-cell office:value-type="float" office:value="8.02" table:style-name="ce25">
            <text:p>8.02</text:p>
          </table:table-cell>
          <table:table-cell office:value-type="float" office:value="9" table:style-name="ce25">
            <text:p>9.00</text:p>
          </table:table-cell>
          <table:table-cell office:value-type="float" office:value="0.49000000000000021" table:style-name="ce26">
            <text:p>0.49</text:p>
          </table:table-cell>
          <table:table-cell office:value-type="float" office:value="10.88" table:style-name="ce25">
            <text:p>10.88</text:p>
          </table:table-cell>
          <table:table-cell office:value-type="float" office:value="11.91" table:style-name="ce25">
            <text:p>11.91</text:p>
          </table:table-cell>
          <table:table-cell office:value-type="float" office:value="9.34" table:style-name="ce25">
            <text:p>9.34</text:p>
          </table:table-cell>
          <table:table-cell office:value-type="float" office:value="0.49000000000000021" table:style-name="ce26">
            <text:p>0.49</text:p>
          </table:table-cell>
          <table:table-cell office:value-type="float" office:value="3.27" table:style-name="ce25">
            <text:p>3.27</text:p>
          </table:table-cell>
          <table:table-cell office:value-type="float" office:value="0" table:style-name="ce26">
            <text:p>—</text:p>
          </table:table-cell>
          <table:table-cell office:value-type="float" office:value="15.91" table:style-name="ce25">
            <text:p>15.91</text:p>
          </table:table-cell>
          <table:table-cell office:value-type="float" office:value="0.89999999999999947" table:style-name="ce26">
            <text:p>0.90</text:p>
          </table:table-cell>
          <table:table-cell office:value-type="float" office:value="6.87" table:style-name="ce25">
            <text:p>6.87</text:p>
          </table:table-cell>
          <table:table-cell office:value-type="float" office:value="8.0000000000000071E-2" table:style-name="ce26">
            <text:p>0.08</text:p>
          </table:table-cell>
          <table:table-cell office:value-type="float" office:value="6.14" table:style-name="ce25">
            <text:p>6.14</text:p>
          </table:table-cell>
          <table:table-cell office:value-type="float" office:value="4.8099999999999996" table:style-name="ce25">
            <text:p>4.81</text:p>
          </table:table-cell>
          <table:table-cell office:value-type="float" office:value="0.09" table:style-name="ce24">
            <text:p>0.09</text:p>
          </table:table-cell>
          <table:table-cell table:number-columns-repeated="16361" table:style-name="ce10"/>
        </table:table-row>
        <table:table-row table:style-name="ro13">
          <table:table-cell office:value-type="string" table:number-columns-spanned="1" table:number-rows-spanned="2" table:style-name="ce249">
            <text:p>本年1~12月較上年1~12月増減</text:p>
          </table:table-cell>
          <table:table-cell office:value-type="string" table:style-name="ce23">
            <text:p>實數</text:p>
          </table:table-cell>
          <table:table-cell office:value-type="float" office:value="86279" table:style-name="ce22">
            <text:p>86,279</text:p>
          </table:table-cell>
          <table:table-cell office:value-type="float" office:value="58321" table:style-name="ce21">
            <text:p>58,321</text:p>
          </table:table-cell>
          <table:table-cell office:value-type="float" office:value="14076" table:style-name="ce21">
            <text:p>14,076</text:p>
          </table:table-cell>
          <table:table-cell office:value-type="float" office:value="44245" table:style-name="ce20">
            <text:p>44,245</text:p>
          </table:table-cell>
          <table:table-cell office:value-type="float" office:value="3215" table:style-name="ce18">
            <text:p>3,215</text:p>
          </table:table-cell>
          <table:table-cell office:value-type="float" office:value="2224" table:style-name="ce18">
            <text:p>2,224</text:p>
          </table:table-cell>
          <table:table-cell office:value-type="float" office:value="991" table:style-name="ce18">
            <text:p>991</text:p>
          </table:table-cell>
          <table:table-cell office:value-type="string" table:style-name="ce19">
            <text:p>…</text:p>
          </table:table-cell>
          <table:table-cell office:value-type="float" office:value="-71" table:style-name="ce18">
            <text:p>－ 71</text:p>
          </table:table-cell>
          <table:table-cell office:value-type="float" office:value="-153" table:style-name="ce18">
            <text:p>－ 153</text:p>
          </table:table-cell>
          <table:table-cell office:value-type="float" office:value="82" table:style-name="ce18">
            <text:p>82</text:p>
          </table:table-cell>
          <table:table-cell office:value-type="string" table:style-name="ce19">
            <text:p>…</text:p>
          </table:table-cell>
          <table:table-cell office:value-type="float" office:value="3286" table:style-name="ce18">
            <text:p>3,286</text:p>
          </table:table-cell>
          <table:table-cell office:value-type="string" table:style-name="ce19">
            <text:p>…</text:p>
          </table:table-cell>
          <table:table-cell office:value-type="float" office:value="5059" table:style-name="ce18">
            <text:p>5,059</text:p>
          </table:table-cell>
          <table:table-cell office:value-type="string" table:style-name="ce19">
            <text:p>…</text:p>
          </table:table-cell>
          <table:table-cell office:value-type="float" office:value="269" table:style-name="ce18">
            <text:p>269</text:p>
          </table:table-cell>
          <table:table-cell office:value-type="string" table:style-name="ce19">
            <text:p>…</text:p>
          </table:table-cell>
          <table:table-cell office:value-type="float" office:value="-69675" table:style-name="ce18">
            <text:p>－ 69,675</text:p>
          </table:table-cell>
          <table:table-cell office:value-type="float" office:value="-64474" table:style-name="ce18">
            <text:p>－ 64,474</text:p>
          </table:table-cell>
          <table:table-cell office:value-type="float" office:value="6675" table:style-name="ce17">
            <text:p>6,675</text:p>
          </table:table-cell>
          <table:table-cell table:number-columns-repeated="16361" table:style-name="ce10"/>
        </table:table-row>
        <table:table-row table:style-name="ro14">
          <table:covered-table-cell/>
          <table:table-cell office:value-type="string" table:style-name="ce16">
            <text:p>%<text:s/><text:span text:style-name="T5">△</text:span></text:p>
          </table:table-cell>
          <table:table-cell office:value-type="float" office:value="1.03" table:style-name="ce15">
            <text:p>1.03</text:p>
          </table:table-cell>
          <table:table-cell office:value-type="float" office:value="0.25" table:style-name="ce14">
            <text:p>0.25</text:p>
          </table:table-cell>
          <table:table-cell office:value-type="float" office:value="0.12" table:style-name="ce14">
            <text:p>0.12</text:p>
          </table:table-cell>
          <table:table-cell office:value-type="float" office:value="0.38" table:style-name="ce14">
            <text:p>0.38</text:p>
          </table:table-cell>
          <table:table-cell office:value-type="float" office:value="1.5281652985269722" table:style-name="ce13">
            <text:p>1.53</text:p>
          </table:table-cell>
          <table:table-cell office:value-type="float" office:value="2.0437983035738903" table:style-name="ce13">
            <text:p>2.04</text:p>
          </table:table-cell>
          <table:table-cell office:value-type="float" office:value="0.97572022133391101" table:style-name="ce13">
            <text:p>0.98</text:p>
          </table:table-cell>
          <table:table-cell office:value-type="float" office:value="0.10999999999999943" table:style-name="ce13">
            <text:p>0.11</text:p>
          </table:table-cell>
          <table:table-cell office:value-type="float" office:value="-4.3311433608452438E-2" table:style-name="ce12">
            <text:p>－ <text:s/>0.04</text:p>
          </table:table-cell>
          <table:table-cell office:value-type="float" office:value="-0.15496338610191124" table:style-name="ce12">
            <text:p>－ <text:s/>0.15</text:p>
          </table:table-cell>
          <table:table-cell office:value-type="float" office:value="0.12577458739799988" table:style-name="ce12">
            <text:p>0.13</text:p>
          </table:table-cell>
          <table:table-cell office:value-type="float" office:value="-1.9999999999999574E-2" table:style-name="ce12">
            <text:p>－ <text:s/>0.02</text:p>
          </table:table-cell>
          <table:table-cell office:value-type="float" office:value="7.0736642700305676" table:style-name="ce13">
            <text:p>7.07</text:p>
          </table:table-cell>
          <table:table-cell office:value-type="float" office:value="0.14000000000000012" table:style-name="ce13">
            <text:p>0.14</text:p>
          </table:table-cell>
          <table:table-cell office:value-type="float" office:value="3.3887746421322689" table:style-name="ce12">
            <text:p>3.39</text:p>
          </table:table-cell>
          <table:table-cell office:value-type="float" office:value="0.20000000000000018" table:style-name="ce12">
            <text:p>0.20</text:p>
          </table:table-cell>
          <table:table-cell office:value-type="float" office:value="0.50573416055649556" table:style-name="ce12">
            <text:p>0.51</text:p>
          </table:table-cell>
          <table:table-cell office:value-type="float" office:value="9.9999999999997868E-3" table:style-name="ce12">
            <text:p>0.01</text:p>
          </table:table-cell>
          <table:table-cell office:value-type="float" office:value="-6.4887412074879194" table:style-name="ce12">
            <text:p>－ <text:s/>6.49</text:p>
          </table:table-cell>
          <table:table-cell office:value-type="float" office:value="-6.0824470920310452" table:style-name="ce12">
            <text:p>－ <text:s/>6.08</text:p>
          </table:table-cell>
          <table:table-cell office:value-type="float" office:value="1.2360584641765258" table:style-name="ce11">
            <text:p>1.24</text:p>
          </table:table-cell>
          <table:table-cell table:number-columns-repeated="16361" table:style-name="ce10"/>
        </table:table-row>
        <table:table-row table:style-name="ro14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5 年 1 月 5 日 編製</text:p>
          </table:table-cell>
          <table:table-cell table:number-columns-repeated="16361"/>
        </table:table-row>
        <table:table-row table:style-name="ro15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2"/>
        </table:table-row>
        <table:table-row table:style-name="ro15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 table:style-name="ce2"/>
        </table:table-row>
        <table:table-row table:number-rows-repeated="1048519" table:style-name="ro1">
          <table:table-cell table:number-columns-repeated="16384"/>
        </table:table-row>
        <table:named-expressions>
          <table:named-range table:name="Print_Area" table:cell-range-address="年月別.$A$2:年月別.$W$54" table:base-cell-address="年月別.$A$1"/>
        </table:named-expressions>
      </table:table>
      <table:table table:name="縣市別" table:style-name="ta2">
        <table:table-column table:style-name="co15" table:default-cell-style-name="ce2"/>
        <table:table-column table:style-name="co17" table:default-cell-style-name="ce2"/>
        <table:table-column table:style-name="co4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10" table:default-cell-style-name="ce2"/>
        <table:table-column table:style-name="co20" table:number-columns-repeated="3" table:default-cell-style-name="ce2"/>
        <table:table-column table:style-name="co7" table:default-cell-style-name="ce2"/>
        <table:table-column table:style-name="co21" table:default-cell-style-name="ce2"/>
        <table:table-column table:style-name="co22" table:default-cell-style-name="ce2"/>
        <table:table-column table:style-name="co20" table:default-cell-style-name="ce2"/>
        <table:table-column table:style-name="co7" table:default-cell-style-name="ce2"/>
        <table:table-column table:style-name="co23" table:default-cell-style-name="ce2"/>
        <table:table-column table:style-name="co24" table:default-cell-style-name="ce2"/>
        <table:table-column table:style-name="co9" table:default-cell-style-name="ce2"/>
        <table:table-column table:style-name="co12" table:default-cell-style-name="ce2"/>
        <table:table-column table:style-name="co14" table:default-cell-style-name="ce2"/>
        <table:table-column table:style-name="co15" table:number-columns-repeated="16362" table:default-cell-style-name="ce2"/>
        <table:table-row table:style-name="ro16">
          <table:table-cell table:number-columns-repeated="17" table:style-name="ce2"/>
          <table:table-cell table:style-name="ce135"/>
          <table:table-cell table:number-columns-repeated="16366" table:style-name="ce2"/>
        </table:table-row>
        <table:table-row table:style-name="ro17">
          <table:table-cell office:value-type="string" table:style-name="ce133">
            <text:p>民 國 104 年 12 月 戶 口 統 計 速 報 表 (續)</text:p>
          </table:table-cell>
          <table:table-cell table:number-columns-repeated="14" table:style-name="ce133"/>
          <table:table-cell table:style-name="ce134"/>
          <table:table-cell table:style-name="ce133"/>
          <table:table-cell table:style-name="ce131"/>
          <table:table-cell table:style-name="ce133"/>
          <table:table-cell table:number-columns-repeated="2" table:style-name="ce132"/>
          <table:table-cell table:style-name="ce131"/>
          <table:table-cell table:number-columns-repeated="16362" table:style-name="ce2"/>
        </table:table-row>
        <table:table-row table:style-name="ro18">
          <table:table-cell table:style-name="ce130"/>
          <table:table-cell table:style-name="ce129"/>
          <table:table-cell office:value-type="string" table:style-name="ce73">
            <text:p>人</text:p>
          </table:table-cell>
          <table:table-cell office:value-type="string" table:style-name="ce73">
            <text:p>口</text:p>
          </table:table-cell>
          <table:table-cell office:value-type="string" table:style-name="ce73">
            <text:p>數</text:p>
          </table:table-cell>
          <table:table-cell office:value-type="string" table:style-name="ce72">
            <text:p>出　 <text:s text:c="2"/>　　生</text:p>
          </table:table-cell>
          <table:table-cell table:number-columns-repeated="3" table:style-name="ce71"/>
          <table:table-cell office:value-type="string" table:style-name="ce72">
            <text:p>死 <text:s text:c="4"/>　　亡</text:p>
          </table:table-cell>
          <table:table-cell table:number-columns-repeated="3" table:style-name="ce71"/>
          <table:table-cell office:value-type="string" table:number-columns-spanned="2" table:number-rows-spanned="1" table:style-name="ce243">
            <text:p>自 然 增 加</text:p>
          </table:table-cell>
          <table:covered-table-cell/>
          <table:table-cell office:value-type="string" table:number-columns-spanned="2" table:number-rows-spanned="1" table:style-name="ce243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3">
            <text:p>離 <text:s text:c="3"/>　婚</text:p>
          </table:table-cell>
          <table:covered-table-cell/>
          <table:table-cell office:value-type="string" table:number-columns-spanned="1" table:number-rows-spanned="4" table:style-name="ce244">
            <text:p>遷入</text:p>
            <text:p>人數</text:p>
          </table:table-cell>
          <table:table-cell office:value-type="string" table:number-columns-spanned="1" table:number-rows-spanned="4" table:style-name="ce244">
            <text:p>遷出</text:p>
            <text:p>人數</text:p>
          </table:table-cell>
          <table:table-cell office:value-type="string" table:number-columns-spanned="1" table:number-rows-spanned="4" table:style-name="ce242">
            <text:p>原住民</text:p>
            <text:p>人口數</text:p>
          </table:table-cell>
          <table:table-cell table:style-name="ce123"/>
          <table:table-cell table:number-columns-repeated="16361"/>
        </table:table-row>
        <table:table-row table:style-name="ro19">
          <table:table-cell office:value-type="string" table:number-columns-spanned="1" table:number-rows-spanned="2" table:style-name="ce215">
            <text:p>區 域 別</text:p>
          </table:table-cell>
          <table:table-cell office:value-type="string" table:number-columns-spanned="1" table:number-rows-spanned="2" table:style-name="ce198">
            <text:p>戶　數</text:p>
          </table:table-cell>
          <table:table-cell table:number-columns-repeated="3" table:style-name="ce128"/>
          <table:table-cell office:value-type="string" table:number-columns-spanned="1" table:number-rows-spanned="3" table:style-name="ce245">
            <text:p>計</text:p>
          </table:table-cell>
          <table:table-cell office:value-type="string" table:number-columns-spanned="1" table:number-rows-spanned="3" table:style-name="ce245">
            <text:p>男</text:p>
          </table:table-cell>
          <table:table-cell office:value-type="string" table:number-columns-spanned="1" table:number-rows-spanned="3" table:style-name="ce245">
            <text:p>女</text:p>
          </table:table-cell>
          <table:table-cell office:value-type="string" table:style-name="ce124">
            <text:p>折合年</text:p>
          </table:table-cell>
          <table:table-cell office:value-type="string" table:number-columns-spanned="1" table:number-rows-spanned="3" table:style-name="ce245">
            <text:p>計</text:p>
          </table:table-cell>
          <table:table-cell office:value-type="string" table:number-columns-spanned="1" table:number-rows-spanned="3" table:style-name="ce245">
            <text:p>男</text:p>
          </table:table-cell>
          <table:table-cell office:value-type="string" table:number-columns-spanned="1" table:number-rows-spanned="3" table:style-name="ce245">
            <text:p>女</text:p>
          </table:table-cell>
          <table:table-cell office:value-type="string" table:style-name="ce126">
            <text:p>折合年</text:p>
          </table:table-cell>
          <table:table-cell table:style-name="ce125"/>
          <table:table-cell office:value-type="string" table:style-name="ce125">
            <text:p>折合年自</text:p>
          </table:table-cell>
          <table:table-cell table:style-name="ce127"/>
          <table:table-cell office:value-type="string" table:style-name="ce126">
            <text:p>折合年</text:p>
          </table:table-cell>
          <table:table-cell table:style-name="ce125"/>
          <table:table-cell office:value-type="string" table:style-name="ce124">
            <text:p>折合年</text:p>
          </table:table-cell>
          <table:covered-table-cell/>
          <table:covered-table-cell/>
          <table:covered-table-cell/>
          <table:table-cell table:style-name="ce123"/>
          <table:table-cell table:number-columns-repeated="16361"/>
        </table:table-row>
        <table:table-row table:style-name="ro19">
          <table:covered-table-cell/>
          <table:covered-table-cell/>
          <table:table-cell office:value-type="string" table:style-name="ce65">
            <text:p>計</text:p>
          </table:table-cell>
          <table:table-cell office:value-type="string" table:style-name="ce65">
            <text:p>男</text:p>
          </table:table-cell>
          <table:table-cell office:value-type="string" table:style-name="ce65">
            <text:p>女</text:p>
          </table:table-cell>
          <table:covered-table-cell/>
          <table:covered-table-cell/>
          <table:covered-table-cell/>
          <table:table-cell office:value-type="string" table:style-name="ce64">
            <text:p>粗出生率</text:p>
          </table:table-cell>
          <table:covered-table-cell/>
          <table:covered-table-cell/>
          <table:covered-table-cell/>
          <table:table-cell office:value-type="string" table:style-name="ce64">
            <text:p>粗死亡率</text:p>
          </table:table-cell>
          <table:table-cell office:value-type="string" table:style-name="ce65">
            <text:p>人數</text:p>
          </table:table-cell>
          <table:table-cell office:value-type="string" table:style-name="ce122">
            <text:p>然增加率</text:p>
          </table:table-cell>
          <table:table-cell office:value-type="string" table:style-name="ce65">
            <text:p>對數</text:p>
          </table:table-cell>
          <table:table-cell office:value-type="string" table:style-name="ce64">
            <text:p>粗結婚率</text:p>
          </table:table-cell>
          <table:table-cell office:value-type="string" table:style-name="ce65">
            <text:p>對數</text:p>
          </table:table-cell>
          <table:table-cell office:value-type="string" table:style-name="ce64">
            <text:p>粗離婚率</text:p>
          </table:table-cell>
          <table:covered-table-cell/>
          <table:covered-table-cell/>
          <table:covered-table-cell/>
          <table:table-cell table:style-name="ce121"/>
          <table:table-cell table:number-columns-repeated="16361"/>
        </table:table-row>
        <table:table-row table:style-name="ro19">
          <table:table-cell table:style-name="ce120"/>
          <table:table-cell table:style-name="ce119"/>
          <table:table-cell table:style-name="ce118"/>
          <table:table-cell table:number-columns-repeated="2" table:style-name="ce61"/>
          <table:covered-table-cell/>
          <table:covered-table-cell/>
          <table:covered-table-cell/>
          <table:table-cell office:value-type="string" table:style-name="ce60">
            <text:p>‰</text:p>
          </table:table-cell>
          <table:covered-table-cell/>
          <table:covered-table-cell/>
          <table:covered-table-cell/>
          <table:table-cell office:value-type="string" table:style-name="ce60">
            <text:p>‰</text:p>
          </table:table-cell>
          <table:table-cell table:style-name="ce61"/>
          <table:table-cell office:value-type="string" table:style-name="ce60">
            <text:p>‰</text:p>
          </table:table-cell>
          <table:table-cell table:style-name="ce61"/>
          <table:table-cell office:value-type="string" table:style-name="ce60">
            <text:p>‰</text:p>
          </table:table-cell>
          <table:table-cell table:style-name="ce61"/>
          <table:table-cell office:value-type="string" table:style-name="ce60">
            <text:p>‰</text:p>
          </table:table-cell>
          <table:covered-table-cell/>
          <table:covered-table-cell/>
          <table:covered-table-cell/>
          <table:table-cell table:style-name="ce117"/>
          <table:table-cell table:number-columns-repeated="16361"/>
        </table:table-row>
        <table:table-row table:style-name="ro20">
          <table:table-cell office:value-type="string" table:style-name="ce101">
            <text:p>總 <text:s text:c="7"/>計</text:p>
          </table:table-cell>
          <table:table-cell office:value-type="float" office:value="8468978" table:style-name="ce44">
            <text:p>8,468,978</text:p>
          </table:table-cell>
          <table:table-cell office:value-type="float" office:value="23492074" table:style-name="ce44">
            <text:p>23,492,074</text:p>
          </table:table-cell>
          <table:table-cell office:value-type="float" office:value="11712047" table:style-name="ce44">
            <text:p>11,712,047</text:p>
          </table:table-cell>
          <table:table-cell office:value-type="float" office:value="11780027" table:style-name="ce44">
            <text:p>11,780,027</text:p>
          </table:table-cell>
          <table:table-cell office:value-type="float" office:value="20582" table:style-name="ce44">
            <text:p>20,582</text:p>
          </table:table-cell>
          <table:table-cell office:value-type="float" office:value="10642" table:style-name="ce44">
            <text:p>10,642</text:p>
          </table:table-cell>
          <table:table-cell office:value-type="float" office:value="9940" table:style-name="ce44">
            <text:p>9,940</text:p>
          </table:table-cell>
          <table:table-cell office:value-type="float" office:value="10.32" table:style-name="ce97">
            <text:p><text:s text:c="3"/>10.32</text:p>
          </table:table-cell>
          <table:table-cell office:value-type="float" office:value="14426" table:style-name="ce44">
            <text:p>14,426</text:p>
          </table:table-cell>
          <table:table-cell office:value-type="float" office:value="8737" table:style-name="ce44">
            <text:p>8,737</text:p>
          </table:table-cell>
          <table:table-cell office:value-type="float" office:value="5689" table:style-name="ce44">
            <text:p>5,689</text:p>
          </table:table-cell>
          <table:table-cell office:value-type="float" office:value="7.23" table:style-name="ce97">
            <text:p><text:s text:c="3"/>7.23</text:p>
          </table:table-cell>
          <table:table-cell office:value-type="float" office:value="6156" table:style-name="ce44">
            <text:p>6,156</text:p>
          </table:table-cell>
          <table:table-cell office:value-type="float" office:value="3.09" table:style-name="ce97">
            <text:p><text:s text:c="3"/>3.09</text:p>
          </table:table-cell>
          <table:table-cell office:value-type="float" office:value="16677" table:style-name="ce44">
            <text:p>16,677</text:p>
          </table:table-cell>
          <table:table-cell office:value-type="float" office:value="8.36" table:style-name="ce97">
            <text:p><text:s text:c="3"/>8.36</text:p>
          </table:table-cell>
          <table:table-cell office:value-type="float" office:value="4685" table:style-name="ce44">
            <text:p>4,685</text:p>
          </table:table-cell>
          <table:table-cell office:value-type="float" office:value="2.35" table:style-name="ce97">
            <text:p><text:s text:c="3"/>2.35</text:p>
          </table:table-cell>
          <table:table-cell office:value-type="float" office:value="69777" table:style-name="ce44">
            <text:p>69,777</text:p>
          </table:table-cell>
          <table:table-cell office:value-type="float" office:value="67652" table:style-name="ce44">
            <text:p>67,652</text:p>
          </table:table-cell>
          <table:table-cell office:value-type="float" office:value="546698" table:style-name="ce116">
            <text:p>546,698</text:p>
          </table:table-cell>
          <table:table-cell table:number-columns-repeated="16362" table:style-name="ce2"/>
        </table:table-row>
        <table:table-row table:style-name="ro21">
          <table:table-cell office:value-type="string" table:style-name="ce114">
            <text:p>新 <text:s/>北 <text:s/>市</text:p>
          </table:table-cell>
          <table:table-cell office:value-type="float" office:value="1510900" table:style-name="ce107">
            <text:p>1,510,900</text:p>
          </table:table-cell>
          <table:table-cell office:value-type="float" office:value="3970644" table:style-name="ce107">
            <text:p>3,970,644</text:p>
          </table:table-cell>
          <table:table-cell office:value-type="float" office:value="1951355" table:style-name="ce107">
            <text:p>1,951,355</text:p>
          </table:table-cell>
          <table:table-cell office:value-type="float" office:value="2019289" table:style-name="ce107">
            <text:p>2,019,289</text:p>
          </table:table-cell>
          <table:table-cell office:value-type="float" office:value="3416" table:style-name="ce107">
            <text:p>3,416</text:p>
          </table:table-cell>
          <table:table-cell office:value-type="float" office:value="1759" table:style-name="ce107">
            <text:p>1,759</text:p>
          </table:table-cell>
          <table:table-cell office:value-type="float" office:value="1657" table:style-name="ce107">
            <text:p>1,657</text:p>
          </table:table-cell>
          <table:table-cell office:value-type="float" office:value="10.130000000000001" table:style-name="ce108">
            <text:p><text:s text:c="3"/>10.13</text:p>
          </table:table-cell>
          <table:table-cell office:value-type="float" office:value="1893" table:style-name="ce107">
            <text:p>1,893</text:p>
          </table:table-cell>
          <table:table-cell office:value-type="float" office:value="1144" table:style-name="ce107">
            <text:p>1,144</text:p>
          </table:table-cell>
          <table:table-cell office:value-type="float" office:value="749" table:style-name="ce107">
            <text:p>749</text:p>
          </table:table-cell>
          <table:table-cell office:value-type="float" office:value="5.61" table:style-name="ce108">
            <text:p><text:s text:c="3"/>5.61</text:p>
          </table:table-cell>
          <table:table-cell office:value-type="float" office:value="1523" table:style-name="ce107">
            <text:p>1,523</text:p>
          </table:table-cell>
          <table:table-cell office:value-type="float" office:value="4.5199999999999996" table:style-name="ce108">
            <text:p><text:s text:c="3"/>4.52</text:p>
          </table:table-cell>
          <table:table-cell office:value-type="float" office:value="2911" table:style-name="ce107">
            <text:p>2,911</text:p>
          </table:table-cell>
          <table:table-cell office:value-type="float" office:value="8.6300000000000008" table:style-name="ce108">
            <text:p><text:s text:c="3"/>8.63</text:p>
          </table:table-cell>
          <table:table-cell office:value-type="float" office:value="816" table:style-name="ce107">
            <text:p>816</text:p>
          </table:table-cell>
          <table:table-cell office:value-type="float" office:value="2.42" table:style-name="ce108">
            <text:p><text:s text:c="3"/>2.42</text:p>
          </table:table-cell>
          <table:table-cell office:value-type="float" office:value="11323" table:style-name="ce107">
            <text:p>11,323</text:p>
          </table:table-cell>
          <table:table-cell office:value-type="float" office:value="12057" table:style-name="ce107">
            <text:p>12,057</text:p>
          </table:table-cell>
          <table:table-cell office:value-type="float" office:value="54162" table:style-name="ce106">
            <text:p>54,162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114">
            <text:p>臺 <text:s/>北 <text:s/>市</text:p>
          </table:table-cell>
          <table:table-cell office:value-type="float" office:value="1043948" table:style-name="ce107">
            <text:p>1,043,948</text:p>
          </table:table-cell>
          <table:table-cell office:value-type="float" office:value="2704810" table:style-name="ce107">
            <text:p>2,704,810</text:p>
          </table:table-cell>
          <table:table-cell office:value-type="float" office:value="1295462" table:style-name="ce107">
            <text:p>1,295,462</text:p>
          </table:table-cell>
          <table:table-cell office:value-type="float" office:value="1409348" table:style-name="ce107">
            <text:p>1,409,348</text:p>
          </table:table-cell>
          <table:table-cell office:value-type="float" office:value="2743" table:style-name="ce107">
            <text:p>2,743</text:p>
          </table:table-cell>
          <table:table-cell office:value-type="float" office:value="1438" table:style-name="ce107">
            <text:p>1,438</text:p>
          </table:table-cell>
          <table:table-cell office:value-type="float" office:value="1305" table:style-name="ce107">
            <text:p>1,305</text:p>
          </table:table-cell>
          <table:table-cell office:value-type="float" office:value="11.94" table:style-name="ce108">
            <text:p><text:s text:c="3"/>11.94</text:p>
          </table:table-cell>
          <table:table-cell office:value-type="float" office:value="1447" table:style-name="ce107">
            <text:p>1,447</text:p>
          </table:table-cell>
          <table:table-cell office:value-type="float" office:value="831" table:style-name="ce107">
            <text:p>831</text:p>
          </table:table-cell>
          <table:table-cell office:value-type="float" office:value="616" table:style-name="ce107">
            <text:p>616</text:p>
          </table:table-cell>
          <table:table-cell office:value-type="float" office:value="6.3" table:style-name="ce108">
            <text:p><text:s text:c="3"/>6.30</text:p>
          </table:table-cell>
          <table:table-cell office:value-type="float" office:value="1296" table:style-name="ce107">
            <text:p>1,296</text:p>
          </table:table-cell>
          <table:table-cell office:value-type="float" office:value="5.64" table:style-name="ce108">
            <text:p><text:s text:c="3"/>5.64</text:p>
          </table:table-cell>
          <table:table-cell office:value-type="float" office:value="2000" table:style-name="ce107">
            <text:p>2,000</text:p>
          </table:table-cell>
          <table:table-cell office:value-type="float" office:value="8.7100000000000009" table:style-name="ce108">
            <text:p><text:s text:c="3"/>8.71</text:p>
          </table:table-cell>
          <table:table-cell office:value-type="float" office:value="480" table:style-name="ce107">
            <text:p>480</text:p>
          </table:table-cell>
          <table:table-cell office:value-type="float" office:value="2.09" table:style-name="ce108">
            <text:p><text:s text:c="3"/>2.09</text:p>
          </table:table-cell>
          <table:table-cell office:value-type="float" office:value="10055" table:style-name="ce107">
            <text:p>10,055</text:p>
          </table:table-cell>
          <table:table-cell office:value-type="float" office:value="9350" table:style-name="ce107">
            <text:p>9,350</text:p>
          </table:table-cell>
          <table:table-cell office:value-type="float" office:value="15883" table:style-name="ce106">
            <text:p>15,883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114">
            <text:p>桃 <text:s/>園 <text:s/>市</text:p>
          </table:table-cell>
          <table:table-cell office:value-type="float" office:value="750501" table:style-name="ce107">
            <text:p>750,501</text:p>
          </table:table-cell>
          <table:table-cell office:value-type="float" office:value="2105780" table:style-name="ce107">
            <text:p>2,105,780</text:p>
          </table:table-cell>
          <table:table-cell office:value-type="float" office:value="1053001" table:style-name="ce107">
            <text:p>1,053,001</text:p>
          </table:table-cell>
          <table:table-cell office:value-type="float" office:value="1052779" table:style-name="ce107">
            <text:p>1,052,779</text:p>
          </table:table-cell>
          <table:table-cell office:value-type="float" office:value="2231" table:style-name="ce107">
            <text:p>2,231</text:p>
          </table:table-cell>
          <table:table-cell office:value-type="float" office:value="1159" table:style-name="ce107">
            <text:p>1,159</text:p>
          </table:table-cell>
          <table:table-cell office:value-type="float" office:value="1072" table:style-name="ce107">
            <text:p>1,072</text:p>
          </table:table-cell>
          <table:table-cell office:value-type="float" office:value="12.48" table:style-name="ce108">
            <text:p><text:s text:c="3"/>12.48</text:p>
          </table:table-cell>
          <table:table-cell office:value-type="float" office:value="1017" table:style-name="ce107">
            <text:p>1,017</text:p>
          </table:table-cell>
          <table:table-cell office:value-type="float" office:value="649" table:style-name="ce107">
            <text:p>649</text:p>
          </table:table-cell>
          <table:table-cell office:value-type="float" office:value="368" table:style-name="ce107">
            <text:p>368</text:p>
          </table:table-cell>
          <table:table-cell office:value-type="float" office:value="5.69" table:style-name="ce108">
            <text:p><text:s text:c="3"/>5.69</text:p>
          </table:table-cell>
          <table:table-cell office:value-type="float" office:value="1214" table:style-name="ce107">
            <text:p>1,214</text:p>
          </table:table-cell>
          <table:table-cell office:value-type="float" office:value="6.79" table:style-name="ce108">
            <text:p><text:s text:c="3"/>6.79</text:p>
          </table:table-cell>
          <table:table-cell office:value-type="float" office:value="1704" table:style-name="ce107">
            <text:p>1,704</text:p>
          </table:table-cell>
          <table:table-cell office:value-type="float" office:value="9.5399999999999991" table:style-name="ce108">
            <text:p><text:s text:c="3"/>9.54</text:p>
          </table:table-cell>
          <table:table-cell office:value-type="float" office:value="491" table:style-name="ce107">
            <text:p>491</text:p>
          </table:table-cell>
          <table:table-cell office:value-type="float" office:value="2.75" table:style-name="ce108">
            <text:p><text:s text:c="3"/>2.75</text:p>
          </table:table-cell>
          <table:table-cell office:value-type="float" office:value="7750" table:style-name="ce107">
            <text:p>7,750</text:p>
          </table:table-cell>
          <table:table-cell office:value-type="float" office:value="5697" table:style-name="ce107">
            <text:p>5,697</text:p>
          </table:table-cell>
          <table:table-cell office:value-type="float" office:value="67748" table:style-name="ce106">
            <text:p>67,748</text:p>
          </table:table-cell>
          <table:table-cell table:number-columns-repeated="16362" table:style-name="ce2"/>
        </table:table-row>
        <table:table-row table:style-name="ro12">
          <table:table-cell office:value-type="string" table:style-name="ce114">
            <text:p>臺 <text:s/>中 <text:s/>市</text:p>
          </table:table-cell>
          <table:table-cell office:value-type="float" office:value="927901" table:style-name="ce107">
            <text:p>927,901</text:p>
          </table:table-cell>
          <table:table-cell office:value-type="float" office:value="2744445" table:style-name="ce107">
            <text:p>2,744,445</text:p>
          </table:table-cell>
          <table:table-cell office:value-type="float" office:value="1357014" table:style-name="ce107">
            <text:p>1,357,014</text:p>
          </table:table-cell>
          <table:table-cell office:value-type="float" office:value="1387431" table:style-name="ce107">
            <text:p>1,387,431</text:p>
          </table:table-cell>
          <table:table-cell office:value-type="float" office:value="2604" table:style-name="ce107">
            <text:p>2,604</text:p>
          </table:table-cell>
          <table:table-cell office:value-type="float" office:value="1358" table:style-name="ce107">
            <text:p>1,358</text:p>
          </table:table-cell>
          <table:table-cell office:value-type="float" office:value="1246" table:style-name="ce107">
            <text:p>1,246</text:p>
          </table:table-cell>
          <table:table-cell office:value-type="float" office:value="11.18" table:style-name="ce108">
            <text:p><text:s text:c="3"/>11.18</text:p>
          </table:table-cell>
          <table:table-cell office:value-type="float" office:value="1457" table:style-name="ce107">
            <text:p>1,457</text:p>
          </table:table-cell>
          <table:table-cell office:value-type="float" office:value="902" table:style-name="ce107">
            <text:p>902</text:p>
          </table:table-cell>
          <table:table-cell office:value-type="float" office:value="555" table:style-name="ce107">
            <text:p>555</text:p>
          </table:table-cell>
          <table:table-cell office:value-type="float" office:value="6.25" table:style-name="ce108">
            <text:p><text:s text:c="3"/>6.25</text:p>
          </table:table-cell>
          <table:table-cell office:value-type="float" office:value="1147" table:style-name="ce107">
            <text:p>1,147</text:p>
          </table:table-cell>
          <table:table-cell office:value-type="float" office:value="4.92" table:style-name="ce108">
            <text:p><text:s text:c="3"/>4.92</text:p>
          </table:table-cell>
          <table:table-cell office:value-type="float" office:value="2132" table:style-name="ce107">
            <text:p>2,132</text:p>
          </table:table-cell>
          <table:table-cell office:value-type="float" office:value="9.15" table:style-name="ce108">
            <text:p><text:s text:c="3"/>9.15</text:p>
          </table:table-cell>
          <table:table-cell office:value-type="float" office:value="582" table:style-name="ce107">
            <text:p>582</text:p>
          </table:table-cell>
          <table:table-cell office:value-type="float" office:value="2.5" table:style-name="ce108">
            <text:p><text:s text:c="3"/>2.50</text:p>
          </table:table-cell>
          <table:table-cell office:value-type="float" office:value="9129" table:style-name="ce107">
            <text:p>9,129</text:p>
          </table:table-cell>
          <table:table-cell office:value-type="float" office:value="8334" table:style-name="ce107">
            <text:p>8,334</text:p>
          </table:table-cell>
          <table:table-cell office:value-type="float" office:value="32146" table:style-name="ce106">
            <text:p>32,146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114">
            <text:p>臺 <text:s/>南 <text:s/>市</text:p>
          </table:table-cell>
          <table:table-cell office:value-type="float" office:value="672325" table:style-name="ce107">
            <text:p>672,325</text:p>
          </table:table-cell>
          <table:table-cell office:value-type="float" office:value="1885541" table:style-name="ce107">
            <text:p>1,885,541</text:p>
          </table:table-cell>
          <table:table-cell office:value-type="float" office:value="943804" table:style-name="ce107">
            <text:p>943,804</text:p>
          </table:table-cell>
          <table:table-cell office:value-type="float" office:value="941737" table:style-name="ce107">
            <text:p>941,737</text:p>
          </table:table-cell>
          <table:table-cell office:value-type="float" office:value="1544" table:style-name="ce107">
            <text:p>1,544</text:p>
          </table:table-cell>
          <table:table-cell office:value-type="float" office:value="813" table:style-name="ce107">
            <text:p>813</text:p>
          </table:table-cell>
          <table:table-cell office:value-type="float" office:value="731" table:style-name="ce107">
            <text:p>731</text:p>
          </table:table-cell>
          <table:table-cell office:value-type="float" office:value="9.64" table:style-name="ce108">
            <text:p><text:s text:c="3"/>9.64</text:p>
          </table:table-cell>
          <table:table-cell office:value-type="float" office:value="1390" table:style-name="ce107">
            <text:p>1,390</text:p>
          </table:table-cell>
          <table:table-cell office:value-type="float" office:value="828" table:style-name="ce107">
            <text:p>828</text:p>
          </table:table-cell>
          <table:table-cell office:value-type="float" office:value="562" table:style-name="ce107">
            <text:p>562</text:p>
          </table:table-cell>
          <table:table-cell office:value-type="float" office:value="8.68" table:style-name="ce108">
            <text:p><text:s text:c="3"/>8.68</text:p>
          </table:table-cell>
          <table:table-cell office:value-type="float" office:value="154" table:style-name="ce115">
            <text:p><text:s text:c="3"/>154</text:p>
          </table:table-cell>
          <table:table-cell office:value-type="float" office:value="0.96" table:style-name="ce112">
            <text:p><text:s text:c="4"/>0.96</text:p>
          </table:table-cell>
          <table:table-cell office:value-type="float" office:value="1240" table:style-name="ce107">
            <text:p>1,240</text:p>
          </table:table-cell>
          <table:table-cell office:value-type="float" office:value="7.74" table:style-name="ce108">
            <text:p><text:s text:c="3"/>7.74</text:p>
          </table:table-cell>
          <table:table-cell office:value-type="float" office:value="355" table:style-name="ce107">
            <text:p>355</text:p>
          </table:table-cell>
          <table:table-cell office:value-type="float" office:value="2.2200000000000002" table:style-name="ce108">
            <text:p><text:s text:c="3"/>2.22</text:p>
          </table:table-cell>
          <table:table-cell office:value-type="float" office:value="5178" table:style-name="ce107">
            <text:p>5,178</text:p>
          </table:table-cell>
          <table:table-cell office:value-type="float" office:value="5181" table:style-name="ce107">
            <text:p>5,181</text:p>
          </table:table-cell>
          <table:table-cell office:value-type="float" office:value="7253" table:style-name="ce106">
            <text:p>7,253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114">
            <text:p>高 <text:s/>雄 <text:s/>市</text:p>
          </table:table-cell>
          <table:table-cell office:value-type="float" office:value="1072939" table:style-name="ce107">
            <text:p>1,072,939</text:p>
          </table:table-cell>
          <table:table-cell office:value-type="float" office:value="2778918" table:style-name="ce107">
            <text:p>2,778,918</text:p>
          </table:table-cell>
          <table:table-cell office:value-type="float" office:value="1380989" table:style-name="ce107">
            <text:p>1,380,989</text:p>
          </table:table-cell>
          <table:table-cell office:value-type="float" office:value="1397929" table:style-name="ce107">
            <text:p>1,397,929</text:p>
          </table:table-cell>
          <table:table-cell office:value-type="float" office:value="2179" table:style-name="ce107">
            <text:p>2,179</text:p>
          </table:table-cell>
          <table:table-cell office:value-type="float" office:value="1124" table:style-name="ce107">
            <text:p>1,124</text:p>
          </table:table-cell>
          <table:table-cell office:value-type="float" office:value="1055" table:style-name="ce107">
            <text:p>1,055</text:p>
          </table:table-cell>
          <table:table-cell office:value-type="float" office:value="9.23" table:style-name="ce108">
            <text:p><text:s text:c="3"/>9.23</text:p>
          </table:table-cell>
          <table:table-cell office:value-type="float" office:value="1839" table:style-name="ce107">
            <text:p>1,839</text:p>
          </table:table-cell>
          <table:table-cell office:value-type="float" office:value="1118" table:style-name="ce107">
            <text:p>1,118</text:p>
          </table:table-cell>
          <table:table-cell office:value-type="float" office:value="721" table:style-name="ce107">
            <text:p>721</text:p>
          </table:table-cell>
          <table:table-cell office:value-type="float" office:value="7.79" table:style-name="ce108">
            <text:p><text:s text:c="3"/>7.79</text:p>
          </table:table-cell>
          <table:table-cell office:value-type="float" office:value="340" table:style-name="ce113">
            <text:p><text:s text:c="3"/>340</text:p>
          </table:table-cell>
          <table:table-cell office:value-type="float" office:value="1.44" table:style-name="ce112">
            <text:p><text:s text:c="4"/>1.44</text:p>
          </table:table-cell>
          <table:table-cell office:value-type="float" office:value="1939" table:style-name="ce107">
            <text:p>1,939</text:p>
          </table:table-cell>
          <table:table-cell office:value-type="float" office:value="8.2200000000000006" table:style-name="ce108">
            <text:p><text:s text:c="3"/>8.22</text:p>
          </table:table-cell>
          <table:table-cell office:value-type="float" office:value="558" table:style-name="ce107">
            <text:p>558</text:p>
          </table:table-cell>
          <table:table-cell office:value-type="float" office:value="2.36" table:style-name="ce108">
            <text:p><text:s text:c="3"/>2.36</text:p>
          </table:table-cell>
          <table:table-cell office:value-type="float" office:value="8350" table:style-name="ce107">
            <text:p>8,350</text:p>
          </table:table-cell>
          <table:table-cell office:value-type="float" office:value="8284" table:style-name="ce107">
            <text:p>8,284</text:p>
          </table:table-cell>
          <table:table-cell office:value-type="float" office:value="32913" table:style-name="ce106">
            <text:p>32,913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111">
            <text:p><text:s/>臺 <text:s/>灣 <text:s/>省<text:s/></text:p>
          </table:table-cell>
          <table:table-cell office:value-type="float" office:value="2449328" table:style-name="ce107">
            <text:p>2,449,328</text:p>
          </table:table-cell>
          <table:table-cell office:value-type="float" office:value="7156590" table:style-name="ce107">
            <text:p>7,156,590</text:p>
          </table:table-cell>
          <table:table-cell office:value-type="float" office:value="3656660" table:style-name="ce107">
            <text:p>3,656,660</text:p>
          </table:table-cell>
          <table:table-cell office:value-type="float" office:value="3499930" table:style-name="ce107">
            <text:p>3,499,930</text:p>
          </table:table-cell>
          <table:table-cell office:value-type="float" office:value="5707" table:style-name="ce107">
            <text:p>5,707</text:p>
          </table:table-cell>
          <table:table-cell office:value-type="float" office:value="2902" table:style-name="ce107">
            <text:p>2,902</text:p>
          </table:table-cell>
          <table:table-cell office:value-type="float" office:value="2805" table:style-name="ce107">
            <text:p>2,805</text:p>
          </table:table-cell>
          <table:table-cell office:value-type="float" office:value="9.39" table:style-name="ce108">
            <text:p><text:s text:c="3"/>9.39</text:p>
          </table:table-cell>
          <table:table-cell office:value-type="float" office:value="5317" table:style-name="ce107">
            <text:p>5,317</text:p>
          </table:table-cell>
          <table:table-cell office:value-type="float" office:value="3222" table:style-name="ce107">
            <text:p>3,222</text:p>
          </table:table-cell>
          <table:table-cell office:value-type="float" office:value="2095" table:style-name="ce107">
            <text:p>2,095</text:p>
          </table:table-cell>
          <table:table-cell office:value-type="float" office:value="8.75" table:style-name="ce108">
            <text:p><text:s text:c="3"/>8.75</text:p>
          </table:table-cell>
          <table:table-cell office:value-type="float" office:value="390" table:style-name="ce110">
            <text:p><text:s text:c="3"/>390</text:p>
          </table:table-cell>
          <table:table-cell office:value-type="float" office:value="0.64" table:style-name="ce109">
            <text:p>0.64</text:p>
          </table:table-cell>
          <table:table-cell office:value-type="float" office:value="4660" table:style-name="ce107">
            <text:p>4,660</text:p>
          </table:table-cell>
          <table:table-cell office:value-type="float" office:value="7.67" table:style-name="ce108">
            <text:p><text:s text:c="3"/>7.67</text:p>
          </table:table-cell>
          <table:table-cell office:value-type="float" office:value="1377" table:style-name="ce107">
            <text:p>1,377</text:p>
          </table:table-cell>
          <table:table-cell office:value-type="float" office:value="2.27" table:style-name="ce108">
            <text:p><text:s text:c="3"/>2.27</text:p>
          </table:table-cell>
          <table:table-cell office:value-type="float" office:value="17327" table:style-name="ce107">
            <text:p>17,327</text:p>
          </table:table-cell>
          <table:table-cell office:value-type="float" office:value="18260" table:style-name="ce107">
            <text:p>18,260</text:p>
          </table:table-cell>
          <table:table-cell office:value-type="float" office:value="335436" table:style-name="ce106">
            <text:p>335,436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2">
            <text:p>宜 蘭 縣</text:p>
          </table:table-cell>
          <table:table-cell office:value-type="float" office:value="164911" table:style-name="ce89">
            <text:p><text:s text:c="3"/>164,911</text:p>
          </table:table-cell>
          <table:table-cell office:value-type="float" office:value="458117" table:style-name="ce89">
            <text:p><text:s text:c="3"/>458,117</text:p>
          </table:table-cell>
          <table:table-cell office:value-type="float" office:value="232217" table:style-name="ce89">
            <text:p><text:s text:c="3"/>232,217</text:p>
          </table:table-cell>
          <table:table-cell office:value-type="float" office:value="225900" table:style-name="ce89">
            <text:p><text:s text:c="3"/>225,900</text:p>
          </table:table-cell>
          <table:table-cell office:value-type="float" office:value="347" table:style-name="ce87">
            <text:p>347</text:p>
          </table:table-cell>
          <table:table-cell office:value-type="float" office:value="167" table:style-name="ce87">
            <text:p>167</text:p>
          </table:table-cell>
          <table:table-cell office:value-type="float" office:value="180" table:style-name="ce87">
            <text:p>180</text:p>
          </table:table-cell>
          <table:table-cell office:value-type="float" office:value="8.92" table:style-name="ce88">
            <text:p><text:s text:c="3"/>8.92</text:p>
          </table:table-cell>
          <table:table-cell office:value-type="float" office:value="338" table:style-name="ce89">
            <text:p><text:s text:c="3"/>338</text:p>
          </table:table-cell>
          <table:table-cell office:value-type="float" office:value="206" table:style-name="ce87">
            <text:p>206</text:p>
          </table:table-cell>
          <table:table-cell office:value-type="float" office:value="132" table:style-name="ce87">
            <text:p>132</text:p>
          </table:table-cell>
          <table:table-cell office:value-type="float" office:value="8.69" table:style-name="ce88">
            <text:p><text:s text:c="3"/>8.69</text:p>
          </table:table-cell>
          <table:table-cell office:value-type="float" office:value="9" table:style-name="ce91">
            <text:p><text:s text:c="3"/>9</text:p>
          </table:table-cell>
          <table:table-cell office:value-type="float" office:value="0.23" table:style-name="ce93">
            <text:p><text:s text:c="4"/>0.23</text:p>
          </table:table-cell>
          <table:table-cell office:value-type="float" office:value="305" table:style-name="ce89">
            <text:p><text:s text:c="3"/>305</text:p>
          </table:table-cell>
          <table:table-cell office:value-type="float" office:value="7.84" table:style-name="ce88">
            <text:p><text:s text:c="3"/>7.84</text:p>
          </table:table-cell>
          <table:table-cell office:value-type="float" office:value="88" table:style-name="ce89">
            <text:p><text:s text:c="3"/>88</text:p>
          </table:table-cell>
          <table:table-cell office:value-type="float" office:value="2.2599999999999998" table:style-name="ce88">
            <text:p><text:s text:c="3"/>2.26</text:p>
          </table:table-cell>
          <table:table-cell office:value-type="float" office:value="1339" table:style-name="ce87">
            <text:p>1,339</text:p>
          </table:table-cell>
          <table:table-cell office:value-type="float" office:value="1301" table:style-name="ce87">
            <text:p>1,301</text:p>
          </table:table-cell>
          <table:table-cell office:value-type="float" office:value="16684" table:style-name="ce86">
            <text:p><text:s text:c="3"/>16,684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2">
            <text:p>新 竹 縣</text:p>
          </table:table-cell>
          <table:table-cell office:value-type="float" office:value="183110" table:style-name="ce89">
            <text:p><text:s text:c="3"/>183,110</text:p>
          </table:table-cell>
          <table:table-cell office:value-type="float" office:value="542042" table:style-name="ce89">
            <text:p><text:s text:c="3"/>542,042</text:p>
          </table:table-cell>
          <table:table-cell office:value-type="float" office:value="277417" table:style-name="ce89">
            <text:p><text:s text:c="3"/>277,417</text:p>
          </table:table-cell>
          <table:table-cell office:value-type="float" office:value="264625" table:style-name="ce89">
            <text:p><text:s text:c="3"/>264,625</text:p>
          </table:table-cell>
          <table:table-cell office:value-type="float" office:value="529" table:style-name="ce89">
            <text:p><text:s text:c="3"/>529</text:p>
          </table:table-cell>
          <table:table-cell office:value-type="float" office:value="277" table:style-name="ce87">
            <text:p>277</text:p>
          </table:table-cell>
          <table:table-cell office:value-type="float" office:value="252" table:style-name="ce87">
            <text:p>252</text:p>
          </table:table-cell>
          <table:table-cell office:value-type="float" office:value="11.5" table:style-name="ce88">
            <text:p><text:s text:c="3"/>11.50</text:p>
          </table:table-cell>
          <table:table-cell office:value-type="float" office:value="315" table:style-name="ce89">
            <text:p><text:s text:c="3"/>315</text:p>
          </table:table-cell>
          <table:table-cell office:value-type="float" office:value="196" table:style-name="ce87">
            <text:p>196</text:p>
          </table:table-cell>
          <table:table-cell office:value-type="float" office:value="119" table:style-name="ce87">
            <text:p>119</text:p>
          </table:table-cell>
          <table:table-cell office:value-type="float" office:value="6.85" table:style-name="ce88">
            <text:p><text:s text:c="3"/>6.85</text:p>
          </table:table-cell>
          <table:table-cell office:value-type="float" office:value="214" table:style-name="ce91">
            <text:p><text:s text:c="3"/>214</text:p>
          </table:table-cell>
          <table:table-cell office:value-type="float" office:value="4.6500000000000004" table:style-name="ce93">
            <text:p><text:s text:c="4"/>4.65</text:p>
          </table:table-cell>
          <table:table-cell office:value-type="float" office:value="384" table:style-name="ce89">
            <text:p><text:s text:c="3"/>384</text:p>
          </table:table-cell>
          <table:table-cell office:value-type="float" office:value="8.35" table:style-name="ce88">
            <text:p><text:s text:c="3"/>8.35</text:p>
          </table:table-cell>
          <table:table-cell office:value-type="float" office:value="132" table:style-name="ce89">
            <text:p><text:s text:c="3"/>132</text:p>
          </table:table-cell>
          <table:table-cell office:value-type="float" office:value="2.87" table:style-name="ce88">
            <text:p><text:s text:c="3"/>2.87</text:p>
          </table:table-cell>
          <table:table-cell office:value-type="float" office:value="1696" table:style-name="ce87">
            <text:p>1,696</text:p>
          </table:table-cell>
          <table:table-cell office:value-type="float" office:value="1395" table:style-name="ce87">
            <text:p>1,395</text:p>
          </table:table-cell>
          <table:table-cell office:value-type="float" office:value="21128" table:style-name="ce86">
            <text:p><text:s text:c="3"/>21,128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2">
            <text:p>苗 栗 縣</text:p>
          </table:table-cell>
          <table:table-cell office:value-type="float" office:value="184363" table:style-name="ce89">
            <text:p><text:s text:c="3"/>184,363</text:p>
          </table:table-cell>
          <table:table-cell office:value-type="float" office:value="563912" table:style-name="ce89">
            <text:p><text:s text:c="3"/>563,912</text:p>
          </table:table-cell>
          <table:table-cell office:value-type="float" office:value="290726" table:style-name="ce89">
            <text:p><text:s text:c="3"/>290,726</text:p>
          </table:table-cell>
          <table:table-cell office:value-type="float" office:value="273186" table:style-name="ce89">
            <text:p><text:s text:c="3"/>273,186</text:p>
          </table:table-cell>
          <table:table-cell office:value-type="float" office:value="475" table:style-name="ce89">
            <text:p><text:s text:c="3"/>475</text:p>
          </table:table-cell>
          <table:table-cell office:value-type="float" office:value="262" table:style-name="ce87">
            <text:p>262</text:p>
          </table:table-cell>
          <table:table-cell office:value-type="float" office:value="213" table:style-name="ce87">
            <text:p>213</text:p>
          </table:table-cell>
          <table:table-cell office:value-type="float" office:value="9.92" table:style-name="ce88">
            <text:p><text:s text:c="3"/>9.92</text:p>
          </table:table-cell>
          <table:table-cell office:value-type="float" office:value="393" table:style-name="ce89">
            <text:p><text:s text:c="3"/>393</text:p>
          </table:table-cell>
          <table:table-cell office:value-type="float" office:value="229" table:style-name="ce87">
            <text:p>229</text:p>
          </table:table-cell>
          <table:table-cell office:value-type="float" office:value="164" table:style-name="ce87">
            <text:p>164</text:p>
          </table:table-cell>
          <table:table-cell office:value-type="float" office:value="8.1999999999999993" table:style-name="ce88">
            <text:p><text:s text:c="3"/>8.20</text:p>
          </table:table-cell>
          <table:table-cell office:value-type="float" office:value="82" table:style-name="ce102">
            <text:p><text:s text:c="3"/>82</text:p>
          </table:table-cell>
          <table:table-cell office:value-type="float" office:value="1.71" table:style-name="ce93">
            <text:p><text:s text:c="4"/>1.71</text:p>
          </table:table-cell>
          <table:table-cell office:value-type="float" office:value="417" table:style-name="ce89">
            <text:p><text:s text:c="3"/>417</text:p>
          </table:table-cell>
          <table:table-cell office:value-type="float" office:value="8.7100000000000009" table:style-name="ce88">
            <text:p><text:s text:c="3"/>8.71</text:p>
          </table:table-cell>
          <table:table-cell office:value-type="float" office:value="100" table:style-name="ce89">
            <text:p><text:s text:c="3"/>100</text:p>
          </table:table-cell>
          <table:table-cell office:value-type="float" office:value="2.09" table:style-name="ce88">
            <text:p><text:s text:c="3"/>2.09</text:p>
          </table:table-cell>
          <table:table-cell office:value-type="float" office:value="1150" table:style-name="ce87">
            <text:p>1,150</text:p>
          </table:table-cell>
          <table:table-cell office:value-type="float" office:value="1431" table:style-name="ce87">
            <text:p>1,431</text:p>
          </table:table-cell>
          <table:table-cell office:value-type="float" office:value="11265" table:style-name="ce86">
            <text:p><text:s text:c="3"/>11,265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2">
            <text:p>彰 化 縣</text:p>
          </table:table-cell>
          <table:table-cell office:value-type="float" office:value="381888" table:style-name="ce89">
            <text:p><text:s text:c="3"/>381,888</text:p>
          </table:table-cell>
          <table:table-cell office:value-type="float" office:value="1289072" table:style-name="ce89">
            <text:p><text:s text:c="3"/>1,289,072</text:p>
          </table:table-cell>
          <table:table-cell office:value-type="float" office:value="658561" table:style-name="ce89">
            <text:p><text:s text:c="3"/>658,561</text:p>
          </table:table-cell>
          <table:table-cell office:value-type="float" office:value="630511" table:style-name="ce89">
            <text:p><text:s text:c="3"/>630,511</text:p>
          </table:table-cell>
          <table:table-cell office:value-type="float" office:value="1354" table:style-name="ce89">
            <text:p><text:s text:c="3"/>1,354</text:p>
          </table:table-cell>
          <table:table-cell office:value-type="float" office:value="672" table:style-name="ce87">
            <text:p>672</text:p>
          </table:table-cell>
          <table:table-cell office:value-type="float" office:value="682" table:style-name="ce87">
            <text:p>682</text:p>
          </table:table-cell>
          <table:table-cell office:value-type="float" office:value="12.37" table:style-name="ce88">
            <text:p><text:s text:c="3"/>12.37</text:p>
          </table:table-cell>
          <table:table-cell office:value-type="float" office:value="869" table:style-name="ce89">
            <text:p><text:s text:c="3"/>869</text:p>
          </table:table-cell>
          <table:table-cell office:value-type="float" office:value="525" table:style-name="ce87">
            <text:p>525</text:p>
          </table:table-cell>
          <table:table-cell office:value-type="float" office:value="344" table:style-name="ce87">
            <text:p>344</text:p>
          </table:table-cell>
          <table:table-cell office:value-type="float" office:value="7.94" table:style-name="ce88">
            <text:p><text:s text:c="3"/>7.94</text:p>
          </table:table-cell>
          <table:table-cell office:value-type="float" office:value="485" table:style-name="ce105">
            <text:p><text:s text:c="3"/>485</text:p>
          </table:table-cell>
          <table:table-cell office:value-type="float" office:value="4.43" table:style-name="ce93">
            <text:p><text:s text:c="4"/>4.43</text:p>
          </table:table-cell>
          <table:table-cell office:value-type="float" office:value="840" table:style-name="ce89">
            <text:p><text:s text:c="3"/>840</text:p>
          </table:table-cell>
          <table:table-cell office:value-type="float" office:value="7.67" table:style-name="ce88">
            <text:p><text:s text:c="3"/>7.67</text:p>
          </table:table-cell>
          <table:table-cell office:value-type="float" office:value="212" table:style-name="ce89">
            <text:p><text:s text:c="3"/>212</text:p>
          </table:table-cell>
          <table:table-cell office:value-type="float" office:value="1.94" table:style-name="ce88">
            <text:p><text:s text:c="3"/>1.94</text:p>
          </table:table-cell>
          <table:table-cell office:value-type="float" office:value="2631" table:style-name="ce87">
            <text:p>2,631</text:p>
          </table:table-cell>
          <table:table-cell office:value-type="float" office:value="2740" table:style-name="ce87">
            <text:p>2,740</text:p>
          </table:table-cell>
          <table:table-cell office:value-type="float" office:value="5421" table:style-name="ce86">
            <text:p><text:s text:c="3"/>5,421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2">
            <text:p>南 投 縣</text:p>
          </table:table-cell>
          <table:table-cell office:value-type="float" office:value="176988" table:style-name="ce89">
            <text:p><text:s text:c="3"/>176,988</text:p>
          </table:table-cell>
          <table:table-cell office:value-type="float" office:value="509490" table:style-name="ce89">
            <text:p><text:s text:c="3"/>509,490</text:p>
          </table:table-cell>
          <table:table-cell office:value-type="float" office:value="261379" table:style-name="ce89">
            <text:p><text:s text:c="3"/>261,379</text:p>
          </table:table-cell>
          <table:table-cell office:value-type="float" office:value="248111" table:style-name="ce89">
            <text:p><text:s text:c="3"/>248,111</text:p>
          </table:table-cell>
          <table:table-cell office:value-type="float" office:value="312" table:style-name="ce89">
            <text:p><text:s text:c="3"/>312</text:p>
          </table:table-cell>
          <table:table-cell office:value-type="float" office:value="160" table:style-name="ce87">
            <text:p>160</text:p>
          </table:table-cell>
          <table:table-cell office:value-type="float" office:value="152" table:style-name="ce87">
            <text:p>152</text:p>
          </table:table-cell>
          <table:table-cell office:value-type="float" office:value="7.21" table:style-name="ce88">
            <text:p><text:s text:c="3"/>7.21</text:p>
          </table:table-cell>
          <table:table-cell office:value-type="float" office:value="394" table:style-name="ce89">
            <text:p><text:s text:c="3"/>394</text:p>
          </table:table-cell>
          <table:table-cell office:value-type="float" office:value="224" table:style-name="ce87">
            <text:p>224</text:p>
          </table:table-cell>
          <table:table-cell office:value-type="float" office:value="170" table:style-name="ce87">
            <text:p>170</text:p>
          </table:table-cell>
          <table:table-cell office:value-type="float" office:value="9.1" table:style-name="ce88">
            <text:p><text:s text:c="3"/>9.10</text:p>
          </table:table-cell>
          <table:table-cell office:value-type="float" office:value="-82" table:style-name="ce91">
            <text:p>－ <text:s text:c="3"/>82</text:p>
          </table:table-cell>
          <table:table-cell office:value-type="float" office:value="-1.89" table:style-name="ce93">
            <text:p>－ <text:s text:c="2"/>1.89</text:p>
          </table:table-cell>
          <table:table-cell office:value-type="float" office:value="299" table:style-name="ce89">
            <text:p><text:s text:c="3"/>299</text:p>
          </table:table-cell>
          <table:table-cell office:value-type="float" office:value="6.91" table:style-name="ce88">
            <text:p><text:s text:c="3"/>6.91</text:p>
          </table:table-cell>
          <table:table-cell office:value-type="float" office:value="92" table:style-name="ce89">
            <text:p><text:s text:c="3"/>92</text:p>
          </table:table-cell>
          <table:table-cell office:value-type="float" office:value="2.13" table:style-name="ce88">
            <text:p><text:s text:c="3"/>2.13</text:p>
          </table:table-cell>
          <table:table-cell office:value-type="float" office:value="968" table:style-name="ce87">
            <text:p>968</text:p>
          </table:table-cell>
          <table:table-cell office:value-type="float" office:value="1134" table:style-name="ce87">
            <text:p>1,134</text:p>
          </table:table-cell>
          <table:table-cell office:value-type="float" office:value="28748" table:style-name="ce86">
            <text:p><text:s text:c="3"/>28,748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2">
            <text:p>雲 林 縣</text:p>
          </table:table-cell>
          <table:table-cell office:value-type="float" office:value="238485" table:style-name="ce89">
            <text:p><text:s text:c="3"/>238,485</text:p>
          </table:table-cell>
          <table:table-cell office:value-type="float" office:value="699633" table:style-name="ce89">
            <text:p><text:s text:c="3"/>699,633</text:p>
          </table:table-cell>
          <table:table-cell office:value-type="float" office:value="363832" table:style-name="ce89">
            <text:p><text:s text:c="3"/>363,832</text:p>
          </table:table-cell>
          <table:table-cell office:value-type="float" office:value="335801" table:style-name="ce89">
            <text:p><text:s text:c="3"/>335,801</text:p>
          </table:table-cell>
          <table:table-cell office:value-type="float" office:value="474" table:style-name="ce89">
            <text:p><text:s text:c="3"/>474</text:p>
          </table:table-cell>
          <table:table-cell office:value-type="float" office:value="245" table:style-name="ce87">
            <text:p>245</text:p>
          </table:table-cell>
          <table:table-cell office:value-type="float" office:value="229" table:style-name="ce87">
            <text:p>229</text:p>
          </table:table-cell>
          <table:table-cell office:value-type="float" office:value="7.98" table:style-name="ce88">
            <text:p><text:s text:c="3"/>7.98</text:p>
          </table:table-cell>
          <table:table-cell office:value-type="float" office:value="589" table:style-name="ce89">
            <text:p><text:s text:c="3"/>589</text:p>
          </table:table-cell>
          <table:table-cell office:value-type="float" office:value="340" table:style-name="ce87">
            <text:p>340</text:p>
          </table:table-cell>
          <table:table-cell office:value-type="float" office:value="249" table:style-name="ce87">
            <text:p>249</text:p>
          </table:table-cell>
          <table:table-cell office:value-type="float" office:value="9.91" table:style-name="ce88">
            <text:p><text:s text:c="3"/>9.91</text:p>
          </table:table-cell>
          <table:table-cell office:value-type="float" office:value="-115" table:style-name="ce104">
            <text:p>－ <text:s/>115</text:p>
          </table:table-cell>
          <table:table-cell office:value-type="float" office:value="-1.94" table:style-name="ce93">
            <text:p>－ <text:s text:c="2"/>1.94</text:p>
          </table:table-cell>
          <table:table-cell office:value-type="float" office:value="383" table:style-name="ce89">
            <text:p><text:s text:c="3"/>383</text:p>
          </table:table-cell>
          <table:table-cell office:value-type="float" office:value="6.44" table:style-name="ce88">
            <text:p><text:s text:c="3"/>6.44</text:p>
          </table:table-cell>
          <table:table-cell office:value-type="float" office:value="139" table:style-name="ce89">
            <text:p><text:s text:c="3"/>139</text:p>
          </table:table-cell>
          <table:table-cell office:value-type="float" office:value="2.34" table:style-name="ce88">
            <text:p><text:s text:c="3"/>2.34</text:p>
          </table:table-cell>
          <table:table-cell office:value-type="float" office:value="1446" table:style-name="ce87">
            <text:p>1,446</text:p>
          </table:table-cell>
          <table:table-cell office:value-type="float" office:value="1491" table:style-name="ce87">
            <text:p>1,491</text:p>
          </table:table-cell>
          <table:table-cell office:value-type="float" office:value="2273" table:style-name="ce86">
            <text:p><text:s text:c="3"/>2,273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2">
            <text:p>嘉 義 縣</text:p>
          </table:table-cell>
          <table:table-cell office:value-type="float" office:value="181969" table:style-name="ce89">
            <text:p><text:s text:c="3"/>181,969</text:p>
          </table:table-cell>
          <table:table-cell office:value-type="float" office:value="519839" table:style-name="ce89">
            <text:p><text:s text:c="3"/>519,839</text:p>
          </table:table-cell>
          <table:table-cell office:value-type="float" office:value="270681" table:style-name="ce89">
            <text:p><text:s text:c="3"/>270,681</text:p>
          </table:table-cell>
          <table:table-cell office:value-type="float" office:value="249158" table:style-name="ce89">
            <text:p><text:s text:c="3"/>249,158</text:p>
          </table:table-cell>
          <table:table-cell office:value-type="float" office:value="326" table:style-name="ce89">
            <text:p><text:s text:c="3"/>326</text:p>
          </table:table-cell>
          <table:table-cell office:value-type="float" office:value="158" table:style-name="ce87">
            <text:p>158</text:p>
          </table:table-cell>
          <table:table-cell office:value-type="float" office:value="168" table:style-name="ce87">
            <text:p>168</text:p>
          </table:table-cell>
          <table:table-cell office:value-type="float" office:value="7.38" table:style-name="ce88">
            <text:p><text:s text:c="3"/>7.38</text:p>
          </table:table-cell>
          <table:table-cell office:value-type="float" office:value="449" table:style-name="ce89">
            <text:p><text:s text:c="3"/>449</text:p>
          </table:table-cell>
          <table:table-cell office:value-type="float" office:value="266" table:style-name="ce87">
            <text:p>266</text:p>
          </table:table-cell>
          <table:table-cell office:value-type="float" office:value="183" table:style-name="ce87">
            <text:p>183</text:p>
          </table:table-cell>
          <table:table-cell office:value-type="float" office:value="10.17" table:style-name="ce88">
            <text:p><text:s text:c="3"/>10.17</text:p>
          </table:table-cell>
          <table:table-cell office:value-type="float" office:value="-123" table:style-name="ce104">
            <text:p>－ <text:s/>123</text:p>
          </table:table-cell>
          <table:table-cell office:value-type="float" office:value="-2.79" table:style-name="ce93">
            <text:p>－ <text:s text:c="2"/>2.79</text:p>
          </table:table-cell>
          <table:table-cell office:value-type="float" office:value="307" table:style-name="ce89">
            <text:p><text:s text:c="3"/>307</text:p>
          </table:table-cell>
          <table:table-cell office:value-type="float" office:value="6.95" table:style-name="ce88">
            <text:p><text:s text:c="3"/>6.95</text:p>
          </table:table-cell>
          <table:table-cell office:value-type="float" office:value="90" table:style-name="ce89">
            <text:p><text:s text:c="3"/>90</text:p>
          </table:table-cell>
          <table:table-cell office:value-type="float" office:value="2.04" table:style-name="ce88">
            <text:p><text:s text:c="3"/>2.04</text:p>
          </table:table-cell>
          <table:table-cell office:value-type="float" office:value="991" table:style-name="ce87">
            <text:p>991</text:p>
          </table:table-cell>
          <table:table-cell office:value-type="float" office:value="1148" table:style-name="ce87">
            <text:p>1,148</text:p>
          </table:table-cell>
          <table:table-cell office:value-type="float" office:value="5795" table:style-name="ce86">
            <text:p><text:s text:c="3"/>5,795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2">
            <text:p>屏 東 縣</text:p>
          </table:table-cell>
          <table:table-cell office:value-type="float" office:value="284445" table:style-name="ce89">
            <text:p><text:s text:c="3"/>284,445</text:p>
          </table:table-cell>
          <table:table-cell office:value-type="float" office:value="841253" table:style-name="ce89">
            <text:p><text:s text:c="3"/>841,253</text:p>
          </table:table-cell>
          <table:table-cell office:value-type="float" office:value="430925" table:style-name="ce89">
            <text:p><text:s text:c="3"/>430,925</text:p>
          </table:table-cell>
          <table:table-cell office:value-type="float" office:value="410328" table:style-name="ce89">
            <text:p><text:s text:c="3"/>410,328</text:p>
          </table:table-cell>
          <table:table-cell office:value-type="float" office:value="470" table:style-name="ce89">
            <text:p><text:s text:c="3"/>470</text:p>
          </table:table-cell>
          <table:table-cell office:value-type="float" office:value="249" table:style-name="ce87">
            <text:p>249</text:p>
          </table:table-cell>
          <table:table-cell office:value-type="float" office:value="221" table:style-name="ce87">
            <text:p>221</text:p>
          </table:table-cell>
          <table:table-cell office:value-type="float" office:value="6.58" table:style-name="ce88">
            <text:p><text:s text:c="3"/>6.58</text:p>
          </table:table-cell>
          <table:table-cell office:value-type="float" office:value="706" table:style-name="ce89">
            <text:p><text:s text:c="3"/>706</text:p>
          </table:table-cell>
          <table:table-cell office:value-type="float" office:value="448" table:style-name="ce87">
            <text:p>448</text:p>
          </table:table-cell>
          <table:table-cell office:value-type="float" office:value="258" table:style-name="ce87">
            <text:p>258</text:p>
          </table:table-cell>
          <table:table-cell office:value-type="float" office:value="9.8800000000000008" table:style-name="ce88">
            <text:p><text:s text:c="3"/>9.88</text:p>
          </table:table-cell>
          <table:table-cell office:value-type="float" office:value="-236" table:style-name="ce104">
            <text:p>－ <text:s/>236</text:p>
          </table:table-cell>
          <table:table-cell office:value-type="float" office:value="-3.3" table:style-name="ce93">
            <text:p>－ <text:s text:c="2"/>3.30</text:p>
          </table:table-cell>
          <table:table-cell office:value-type="float" office:value="513" table:style-name="ce89">
            <text:p><text:s text:c="3"/>513</text:p>
          </table:table-cell>
          <table:table-cell office:value-type="float" office:value="7.18" table:style-name="ce88">
            <text:p><text:s text:c="3"/>7.18</text:p>
          </table:table-cell>
          <table:table-cell office:value-type="float" office:value="158" table:style-name="ce89">
            <text:p><text:s text:c="3"/>158</text:p>
          </table:table-cell>
          <table:table-cell office:value-type="float" office:value="2.21" table:style-name="ce88">
            <text:p><text:s text:c="3"/>2.21</text:p>
          </table:table-cell>
          <table:table-cell office:value-type="float" office:value="1808" table:style-name="ce87">
            <text:p>1,808</text:p>
          </table:table-cell>
          <table:table-cell office:value-type="float" office:value="1988" table:style-name="ce87">
            <text:p>1,988</text:p>
          </table:table-cell>
          <table:table-cell office:value-type="float" office:value="58474" table:style-name="ce86">
            <text:p><text:s text:c="3"/>58,474</text:p>
          </table:table-cell>
          <table:table-cell office:value-type="string" table:style-name="ce2">
            <text:p><text:s/></text:p>
          </table:table-cell>
          <table:table-cell table:number-columns-repeated="16361"/>
        </table:table-row>
        <table:table-row table:style-name="ro26">
          <table:table-cell office:value-type="string" table:style-name="ce92">
            <text:p>臺 東 縣</text:p>
          </table:table-cell>
          <table:table-cell office:value-type="float" office:value="82326" table:style-name="ce89">
            <text:p><text:s text:c="3"/>82,326</text:p>
          </table:table-cell>
          <table:table-cell office:value-type="float" office:value="222452" table:style-name="ce89">
            <text:p><text:s text:c="3"/>222,452</text:p>
          </table:table-cell>
          <table:table-cell office:value-type="float" office:value="115174" table:style-name="ce89">
            <text:p><text:s text:c="3"/>115,174</text:p>
          </table:table-cell>
          <table:table-cell office:value-type="float" office:value="107278" table:style-name="ce89">
            <text:p><text:s text:c="3"/>107,278</text:p>
          </table:table-cell>
          <table:table-cell office:value-type="float" office:value="156" table:style-name="ce89">
            <text:p><text:s text:c="3"/>156</text:p>
          </table:table-cell>
          <table:table-cell office:value-type="float" office:value="69" table:style-name="ce87">
            <text:p>69</text:p>
          </table:table-cell>
          <table:table-cell office:value-type="float" office:value="87" table:style-name="ce87">
            <text:p>87</text:p>
          </table:table-cell>
          <table:table-cell office:value-type="float" office:value="8.25" table:style-name="ce88">
            <text:p><text:s text:c="3"/>8.25</text:p>
          </table:table-cell>
          <table:table-cell office:value-type="float" office:value="226" table:style-name="ce89">
            <text:p><text:s text:c="3"/>226</text:p>
          </table:table-cell>
          <table:table-cell office:value-type="float" office:value="150" table:style-name="ce87">
            <text:p>150</text:p>
          </table:table-cell>
          <table:table-cell office:value-type="float" office:value="76" table:style-name="ce87">
            <text:p>76</text:p>
          </table:table-cell>
          <table:table-cell office:value-type="float" office:value="11.96" table:style-name="ce88">
            <text:p><text:s text:c="3"/>11.96</text:p>
          </table:table-cell>
          <table:table-cell office:value-type="float" office:value="-70" table:style-name="ce103">
            <text:p>－ <text:s text:c="2"/>70</text:p>
          </table:table-cell>
          <table:table-cell office:value-type="float" office:value="-3.7" table:style-name="ce93">
            <text:p>－ <text:s text:c="2"/>3.70</text:p>
          </table:table-cell>
          <table:table-cell office:value-type="float" office:value="145" table:style-name="ce89">
            <text:p><text:s text:c="3"/>145</text:p>
          </table:table-cell>
          <table:table-cell office:value-type="float" office:value="7.67" table:style-name="ce88">
            <text:p><text:s text:c="3"/>7.67</text:p>
          </table:table-cell>
          <table:table-cell office:value-type="float" office:value="51" table:style-name="ce89">
            <text:p><text:s text:c="3"/>51</text:p>
          </table:table-cell>
          <table:table-cell office:value-type="float" office:value="2.7" table:style-name="ce88">
            <text:p><text:s text:c="3"/>2.70</text:p>
          </table:table-cell>
          <table:table-cell office:value-type="float" office:value="526" table:style-name="ce87">
            <text:p>526</text:p>
          </table:table-cell>
          <table:table-cell office:value-type="float" office:value="649" table:style-name="ce87">
            <text:p>649</text:p>
          </table:table-cell>
          <table:table-cell office:value-type="float" office:value="79155" table:style-name="ce86">
            <text:p><text:s text:c="3"/>79,155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2">
            <text:p>花 蓮 縣</text:p>
          </table:table-cell>
          <table:table-cell office:value-type="float" office:value="124956" table:style-name="ce89">
            <text:p><text:s text:c="3"/>124,956</text:p>
          </table:table-cell>
          <table:table-cell office:value-type="float" office:value="331945" table:style-name="ce89">
            <text:p><text:s text:c="3"/>331,945</text:p>
          </table:table-cell>
          <table:table-cell office:value-type="float" office:value="169335" table:style-name="ce89">
            <text:p><text:s text:c="3"/>169,335</text:p>
          </table:table-cell>
          <table:table-cell office:value-type="float" office:value="162610" table:style-name="ce89">
            <text:p><text:s text:c="3"/>162,610</text:p>
          </table:table-cell>
          <table:table-cell office:value-type="float" office:value="260" table:style-name="ce89">
            <text:p><text:s text:c="3"/>260</text:p>
          </table:table-cell>
          <table:table-cell office:value-type="float" office:value="130" table:style-name="ce87">
            <text:p>130</text:p>
          </table:table-cell>
          <table:table-cell office:value-type="float" office:value="130" table:style-name="ce87">
            <text:p>130</text:p>
          </table:table-cell>
          <table:table-cell office:value-type="float" office:value="9.2200000000000006" table:style-name="ce88">
            <text:p><text:s text:c="3"/>9.22</text:p>
          </table:table-cell>
          <table:table-cell office:value-type="float" office:value="317" table:style-name="ce89">
            <text:p><text:s text:c="3"/>317</text:p>
          </table:table-cell>
          <table:table-cell office:value-type="float" office:value="202" table:style-name="ce87">
            <text:p>202</text:p>
          </table:table-cell>
          <table:table-cell office:value-type="float" office:value="115" table:style-name="ce87">
            <text:p>115</text:p>
          </table:table-cell>
          <table:table-cell office:value-type="float" office:value="11.24" table:style-name="ce88">
            <text:p><text:s text:c="3"/>11.24</text:p>
          </table:table-cell>
          <table:table-cell office:value-type="float" office:value="-57" table:style-name="ce103">
            <text:p>－ <text:s text:c="2"/>57</text:p>
          </table:table-cell>
          <table:table-cell office:value-type="float" office:value="-2.02" table:style-name="ce93">
            <text:p>－ <text:s text:c="2"/>2.02</text:p>
          </table:table-cell>
          <table:table-cell office:value-type="float" office:value="223" table:style-name="ce89">
            <text:p><text:s text:c="3"/>223</text:p>
          </table:table-cell>
          <table:table-cell office:value-type="float" office:value="7.91" table:style-name="ce88">
            <text:p><text:s text:c="3"/>7.91</text:p>
          </table:table-cell>
          <table:table-cell office:value-type="float" office:value="80" table:style-name="ce89">
            <text:p><text:s text:c="3"/>80</text:p>
          </table:table-cell>
          <table:table-cell office:value-type="float" office:value="2.84" table:style-name="ce88">
            <text:p><text:s text:c="3"/>2.84</text:p>
          </table:table-cell>
          <table:table-cell office:value-type="float" office:value="1150" table:style-name="ce87">
            <text:p>1,150</text:p>
          </table:table-cell>
          <table:table-cell office:value-type="float" office:value="1181" table:style-name="ce87">
            <text:p>1,181</text:p>
          </table:table-cell>
          <table:table-cell office:value-type="float" office:value="91999" table:style-name="ce86">
            <text:p><text:s text:c="3"/>91,999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2">
            <text:p>澎 湖 縣</text:p>
          </table:table-cell>
          <table:table-cell office:value-type="float" office:value="38612" table:style-name="ce89">
            <text:p><text:s text:c="3"/>38,612</text:p>
          </table:table-cell>
          <table:table-cell office:value-type="float" office:value="102304" table:style-name="ce89">
            <text:p><text:s text:c="3"/>102,304</text:p>
          </table:table-cell>
          <table:table-cell office:value-type="float" office:value="52769" table:style-name="ce89">
            <text:p><text:s text:c="3"/>52,769</text:p>
          </table:table-cell>
          <table:table-cell office:value-type="float" office:value="49535" table:style-name="ce89">
            <text:p><text:s text:c="3"/>49,535</text:p>
          </table:table-cell>
          <table:table-cell office:value-type="float" office:value="81" table:style-name="ce89">
            <text:p><text:s text:c="3"/>81</text:p>
          </table:table-cell>
          <table:table-cell office:value-type="float" office:value="36" table:style-name="ce87">
            <text:p>36</text:p>
          </table:table-cell>
          <table:table-cell office:value-type="float" office:value="45" table:style-name="ce87">
            <text:p>45</text:p>
          </table:table-cell>
          <table:table-cell office:value-type="float" office:value="9.32" table:style-name="ce88">
            <text:p><text:s text:c="3"/>9.32</text:p>
          </table:table-cell>
          <table:table-cell office:value-type="float" office:value="92" table:style-name="ce89">
            <text:p><text:s text:c="3"/>92</text:p>
          </table:table-cell>
          <table:table-cell office:value-type="float" office:value="53" table:style-name="ce87">
            <text:p>53</text:p>
          </table:table-cell>
          <table:table-cell office:value-type="float" office:value="39" table:style-name="ce87">
            <text:p>39</text:p>
          </table:table-cell>
          <table:table-cell office:value-type="float" office:value="10.59" table:style-name="ce88">
            <text:p><text:s text:c="3"/>10.59</text:p>
          </table:table-cell>
          <table:table-cell office:value-type="float" office:value="-11" table:style-name="ce103">
            <text:p>－ <text:s text:c="2"/>11</text:p>
          </table:table-cell>
          <table:table-cell office:value-type="float" office:value="-1.27" table:style-name="ce93">
            <text:p>－ <text:s text:c="2"/>1.27</text:p>
          </table:table-cell>
          <table:table-cell office:value-type="float" office:value="62" table:style-name="ce89">
            <text:p><text:s text:c="3"/>62</text:p>
          </table:table-cell>
          <table:table-cell office:value-type="float" office:value="7.14" table:style-name="ce88">
            <text:p><text:s text:c="3"/>7.14</text:p>
          </table:table-cell>
          <table:table-cell office:value-type="float" office:value="27" table:style-name="ce89">
            <text:p><text:s text:c="3"/>27</text:p>
          </table:table-cell>
          <table:table-cell office:value-type="float" office:value="3.11" table:style-name="ce88">
            <text:p><text:s text:c="3"/>3.11</text:p>
          </table:table-cell>
          <table:table-cell office:value-type="float" office:value="285" table:style-name="ce87">
            <text:p>285</text:p>
          </table:table-cell>
          <table:table-cell office:value-type="float" office:value="287" table:style-name="ce87">
            <text:p>287</text:p>
          </table:table-cell>
          <table:table-cell office:value-type="float" office:value="464" table:style-name="ce86">
            <text:p><text:s text:c="3"/>464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2">
            <text:p>基 隆 市</text:p>
          </table:table-cell>
          <table:table-cell office:value-type="float" office:value="150987" table:style-name="ce89">
            <text:p><text:s text:c="3"/>150,987</text:p>
          </table:table-cell>
          <table:table-cell office:value-type="float" office:value="372105" table:style-name="ce89">
            <text:p><text:s text:c="3"/>372,105</text:p>
          </table:table-cell>
          <table:table-cell office:value-type="float" office:value="186942" table:style-name="ce89">
            <text:p><text:s text:c="3"/>186,942</text:p>
          </table:table-cell>
          <table:table-cell office:value-type="float" office:value="185163" table:style-name="ce89">
            <text:p><text:s text:c="3"/>185,163</text:p>
          </table:table-cell>
          <table:table-cell office:value-type="float" office:value="227" table:style-name="ce89">
            <text:p><text:s text:c="3"/>227</text:p>
          </table:table-cell>
          <table:table-cell office:value-type="float" office:value="117" table:style-name="ce87">
            <text:p>117</text:p>
          </table:table-cell>
          <table:table-cell office:value-type="float" office:value="110" table:style-name="ce87">
            <text:p>110</text:p>
          </table:table-cell>
          <table:table-cell office:value-type="float" office:value="7.18" table:style-name="ce88">
            <text:p><text:s text:c="3"/>7.18</text:p>
          </table:table-cell>
          <table:table-cell office:value-type="float" office:value="237" table:style-name="ce89">
            <text:p><text:s text:c="3"/>237</text:p>
          </table:table-cell>
          <table:table-cell office:value-type="float" office:value="149" table:style-name="ce87">
            <text:p>149</text:p>
          </table:table-cell>
          <table:table-cell office:value-type="float" office:value="88" table:style-name="ce87">
            <text:p>88</text:p>
          </table:table-cell>
          <table:table-cell office:value-type="float" office:value="7.5" table:style-name="ce88">
            <text:p><text:s text:c="3"/>7.50</text:p>
          </table:table-cell>
          <table:table-cell office:value-type="float" office:value="-10" table:style-name="ce103">
            <text:p>－ <text:s text:c="2"/>10</text:p>
          </table:table-cell>
          <table:table-cell office:value-type="float" office:value="-0.32" table:style-name="ce93">
            <text:p>－ <text:s text:c="2"/>0.32</text:p>
          </table:table-cell>
          <table:table-cell office:value-type="float" office:value="247" table:style-name="ce89">
            <text:p><text:s text:c="3"/>247</text:p>
          </table:table-cell>
          <table:table-cell office:value-type="float" office:value="7.81" table:style-name="ce88">
            <text:p><text:s text:c="3"/>7.81</text:p>
          </table:table-cell>
          <table:table-cell office:value-type="float" office:value="74" table:style-name="ce89">
            <text:p><text:s text:c="3"/>74</text:p>
          </table:table-cell>
          <table:table-cell office:value-type="float" office:value="2.34" table:style-name="ce88">
            <text:p><text:s text:c="3"/>2.34</text:p>
          </table:table-cell>
          <table:table-cell office:value-type="float" office:value="1142" table:style-name="ce87">
            <text:p>1,142</text:p>
          </table:table-cell>
          <table:table-cell office:value-type="float" office:value="1253" table:style-name="ce87">
            <text:p>1,253</text:p>
          </table:table-cell>
          <table:table-cell office:value-type="float" office:value="9154" table:style-name="ce86">
            <text:p><text:s text:c="3"/>9,154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2">
            <text:p>新 竹 市</text:p>
          </table:table-cell>
          <table:table-cell office:value-type="float" office:value="157586" table:style-name="ce89">
            <text:p><text:s text:c="3"/>157,586</text:p>
          </table:table-cell>
          <table:table-cell office:value-type="float" office:value="434060" table:style-name="ce89">
            <text:p><text:s text:c="3"/>434,060</text:p>
          </table:table-cell>
          <table:table-cell office:value-type="float" office:value="214795" table:style-name="ce89">
            <text:p><text:s text:c="3"/>214,795</text:p>
          </table:table-cell>
          <table:table-cell office:value-type="float" office:value="219265" table:style-name="ce89">
            <text:p><text:s text:c="3"/>219,265</text:p>
          </table:table-cell>
          <table:table-cell office:value-type="float" office:value="481" table:style-name="ce89">
            <text:p><text:s text:c="3"/>481</text:p>
          </table:table-cell>
          <table:table-cell office:value-type="float" office:value="252" table:style-name="ce87">
            <text:p>252</text:p>
          </table:table-cell>
          <table:table-cell office:value-type="float" office:value="229" table:style-name="ce87">
            <text:p>229</text:p>
          </table:table-cell>
          <table:table-cell office:value-type="float" office:value="13.05" table:style-name="ce88">
            <text:p><text:s text:c="3"/>13.05</text:p>
          </table:table-cell>
          <table:table-cell office:value-type="float" office:value="220" table:style-name="ce89">
            <text:p><text:s text:c="3"/>220</text:p>
          </table:table-cell>
          <table:table-cell office:value-type="float" office:value="136" table:style-name="ce87">
            <text:p>136</text:p>
          </table:table-cell>
          <table:table-cell office:value-type="float" office:value="84" table:style-name="ce87">
            <text:p>84</text:p>
          </table:table-cell>
          <table:table-cell office:value-type="float" office:value="5.97" table:style-name="ce88">
            <text:p><text:s text:c="3"/>5.97</text:p>
          </table:table-cell>
          <table:table-cell office:value-type="float" office:value="261" table:style-name="ce91">
            <text:p><text:s text:c="3"/>261</text:p>
          </table:table-cell>
          <table:table-cell office:value-type="float" office:value="7.08" table:style-name="ce93">
            <text:p><text:s text:c="4"/>7.08</text:p>
          </table:table-cell>
          <table:table-cell office:value-type="float" office:value="359" table:style-name="ce89">
            <text:p><text:s text:c="3"/>359</text:p>
          </table:table-cell>
          <table:table-cell office:value-type="float" office:value="9.74" table:style-name="ce88">
            <text:p><text:s text:c="3"/>9.74</text:p>
          </table:table-cell>
          <table:table-cell office:value-type="float" office:value="81" table:style-name="ce89">
            <text:p><text:s text:c="3"/>81</text:p>
          </table:table-cell>
          <table:table-cell office:value-type="float" office:value="2.2000000000000002" table:style-name="ce88">
            <text:p><text:s text:c="3"/>2.20</text:p>
          </table:table-cell>
          <table:table-cell office:value-type="float" office:value="1448" table:style-name="ce87">
            <text:p>1,448</text:p>
          </table:table-cell>
          <table:table-cell office:value-type="float" office:value="1423" table:style-name="ce87">
            <text:p>1,423</text:p>
          </table:table-cell>
          <table:table-cell office:value-type="float" office:value="3864" table:style-name="ce86">
            <text:p><text:s text:c="3"/>3,864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2">
            <text:p>嘉 義 市</text:p>
          </table:table-cell>
          <table:table-cell office:value-type="float" office:value="98702" table:style-name="ce89">
            <text:p><text:s text:c="3"/>98,702</text:p>
          </table:table-cell>
          <table:table-cell office:value-type="float" office:value="270366" table:style-name="ce89">
            <text:p><text:s text:c="3"/>270,366</text:p>
          </table:table-cell>
          <table:table-cell office:value-type="float" office:value="131907" table:style-name="ce89">
            <text:p><text:s text:c="3"/>131,907</text:p>
          </table:table-cell>
          <table:table-cell office:value-type="float" office:value="138459" table:style-name="ce89">
            <text:p><text:s text:c="3"/>138,459</text:p>
          </table:table-cell>
          <table:table-cell office:value-type="float" office:value="215" table:style-name="ce89">
            <text:p><text:s text:c="3"/>215</text:p>
          </table:table-cell>
          <table:table-cell office:value-type="float" office:value="108" table:style-name="ce87">
            <text:p>108</text:p>
          </table:table-cell>
          <table:table-cell office:value-type="float" office:value="107" table:style-name="ce87">
            <text:p>107</text:p>
          </table:table-cell>
          <table:table-cell office:value-type="float" office:value="9.36" table:style-name="ce88">
            <text:p><text:s text:c="3"/>9.36</text:p>
          </table:table-cell>
          <table:table-cell office:value-type="float" office:value="172" table:style-name="ce89">
            <text:p><text:s text:c="3"/>172</text:p>
          </table:table-cell>
          <table:table-cell office:value-type="float" office:value="98" table:style-name="ce87">
            <text:p>98</text:p>
          </table:table-cell>
          <table:table-cell office:value-type="float" office:value="74" table:style-name="ce87">
            <text:p>74</text:p>
          </table:table-cell>
          <table:table-cell office:value-type="float" office:value="7.49" table:style-name="ce88">
            <text:p><text:s text:c="3"/>7.49</text:p>
          </table:table-cell>
          <table:table-cell office:value-type="float" office:value="43" table:style-name="ce102">
            <text:p><text:s text:c="3"/>43</text:p>
          </table:table-cell>
          <table:table-cell office:value-type="float" office:value="1.87" table:style-name="ce93">
            <text:p><text:s text:c="4"/>1.87</text:p>
          </table:table-cell>
          <table:table-cell office:value-type="float" office:value="176" table:style-name="ce89">
            <text:p><text:s text:c="3"/>176</text:p>
          </table:table-cell>
          <table:table-cell office:value-type="float" office:value="7.66" table:style-name="ce88">
            <text:p><text:s text:c="3"/>7.66</text:p>
          </table:table-cell>
          <table:table-cell office:value-type="float" office:value="53" table:style-name="ce89">
            <text:p><text:s text:c="3"/>53</text:p>
          </table:table-cell>
          <table:table-cell office:value-type="float" office:value="2.31" table:style-name="ce88">
            <text:p><text:s text:c="3"/>2.31</text:p>
          </table:table-cell>
          <table:table-cell office:value-type="float" office:value="747" table:style-name="ce87">
            <text:p>747</text:p>
          </table:table-cell>
          <table:table-cell office:value-type="float" office:value="839" table:style-name="ce87">
            <text:p>839</text:p>
          </table:table-cell>
          <table:table-cell office:value-type="float" office:value="1012" table:style-name="ce86">
            <text:p><text:s text:c="3"/>1,012</text:p>
          </table:table-cell>
          <table:table-cell table:number-columns-repeated="16362" table:style-name="ce2"/>
        </table:table-row>
        <table:table-row table:style-name="ro28">
          <table:table-cell office:value-type="string" table:style-name="ce101">
            <text:p>福 <text:s/>建 <text:s/>省</text:p>
          </table:table-cell>
          <table:table-cell office:value-type="float" office:value="41136" table:style-name="ce98">
            <text:p><text:s text:c="3"/>41,136</text:p>
          </table:table-cell>
          <table:table-cell office:value-type="float" office:value="145346" table:style-name="ce98">
            <text:p><text:s text:c="3"/>145,346</text:p>
          </table:table-cell>
          <table:table-cell office:value-type="float" office:value="73762" table:style-name="ce98">
            <text:p><text:s text:c="3"/>73,762</text:p>
          </table:table-cell>
          <table:table-cell office:value-type="float" office:value="71584" table:style-name="ce98">
            <text:p><text:s text:c="3"/>71,584</text:p>
          </table:table-cell>
          <table:table-cell office:value-type="float" office:value="158" table:style-name="ce98">
            <text:p><text:s text:c="3"/>158</text:p>
          </table:table-cell>
          <table:table-cell office:value-type="float" office:value="89" table:style-name="ce44">
            <text:p>89</text:p>
          </table:table-cell>
          <table:table-cell office:value-type="float" office:value="69" table:style-name="ce44">
            <text:p>69</text:p>
          </table:table-cell>
          <table:table-cell office:value-type="float" office:value="12.81" table:style-name="ce97">
            <text:p><text:s text:c="3"/>12.81</text:p>
          </table:table-cell>
          <table:table-cell office:value-type="float" office:value="66" table:style-name="ce98">
            <text:p><text:s text:c="3"/>66</text:p>
          </table:table-cell>
          <table:table-cell office:value-type="float" office:value="43" table:style-name="ce44">
            <text:p>43</text:p>
          </table:table-cell>
          <table:table-cell office:value-type="float" office:value="23" table:style-name="ce44">
            <text:p>23</text:p>
          </table:table-cell>
          <table:table-cell office:value-type="float" office:value="5.35" table:style-name="ce97">
            <text:p><text:s text:c="3"/>5.35</text:p>
          </table:table-cell>
          <table:table-cell office:value-type="float" office:value="92" table:style-name="ce100">
            <text:p><text:s text:c="3"/>92</text:p>
          </table:table-cell>
          <table:table-cell office:value-type="float" office:value="7.46" table:style-name="ce99">
            <text:p><text:s text:c="4"/>7.46</text:p>
          </table:table-cell>
          <table:table-cell office:value-type="float" office:value="91" table:style-name="ce98">
            <text:p><text:s text:c="3"/>91</text:p>
          </table:table-cell>
          <table:table-cell office:value-type="float" office:value="7.38" table:style-name="ce97">
            <text:p><text:s text:c="3"/>7.38</text:p>
          </table:table-cell>
          <table:table-cell office:value-type="float" office:value="26" table:style-name="ce98">
            <text:p><text:s text:c="3"/>26</text:p>
          </table:table-cell>
          <table:table-cell office:value-type="float" office:value="2.11" table:style-name="ce97">
            <text:p><text:s text:c="3"/>2.11</text:p>
          </table:table-cell>
          <table:table-cell office:value-type="float" office:value="665" table:style-name="ce44">
            <text:p>665</text:p>
          </table:table-cell>
          <table:table-cell office:value-type="float" office:value="489" table:style-name="ce44">
            <text:p>489</text:p>
          </table:table-cell>
          <table:table-cell office:value-type="float" office:value="1157" table:style-name="ce96">
            <text:p><text:s text:c="3"/>1,157</text:p>
          </table:table-cell>
          <table:table-cell table:number-columns-repeated="16362" table:style-name="ce95"/>
        </table:table-row>
        <table:table-row table:style-name="ro21">
          <table:table-cell office:value-type="string" table:style-name="ce92">
            <text:p>金 門 縣</text:p>
          </table:table-cell>
          <table:table-cell office:value-type="float" office:value="38588" table:style-name="ce94">
            <text:p><text:s text:c="3"/>38,588</text:p>
          </table:table-cell>
          <table:table-cell office:value-type="float" office:value="132799" table:style-name="ce89">
            <text:p><text:s text:c="3"/>132,799</text:p>
          </table:table-cell>
          <table:table-cell office:value-type="float" office:value="66591" table:style-name="ce89">
            <text:p><text:s text:c="3"/>66,591</text:p>
          </table:table-cell>
          <table:table-cell office:value-type="float" office:value="66208" table:style-name="ce89">
            <text:p><text:s text:c="3"/>66,208</text:p>
          </table:table-cell>
          <table:table-cell office:value-type="float" office:value="135" table:style-name="ce89">
            <text:p><text:s text:c="3"/>135</text:p>
          </table:table-cell>
          <table:table-cell office:value-type="float" office:value="80" table:style-name="ce87">
            <text:p>80</text:p>
          </table:table-cell>
          <table:table-cell office:value-type="float" office:value="55" table:style-name="ce87">
            <text:p>55</text:p>
          </table:table-cell>
          <table:table-cell office:value-type="float" office:value="11.98" table:style-name="ce88">
            <text:p><text:s text:c="3"/>11.98</text:p>
          </table:table-cell>
          <table:table-cell office:value-type="float" office:value="57" table:style-name="ce89">
            <text:p><text:s text:c="3"/>57</text:p>
          </table:table-cell>
          <table:table-cell office:value-type="float" office:value="38" table:style-name="ce87">
            <text:p>38</text:p>
          </table:table-cell>
          <table:table-cell office:value-type="float" office:value="19" table:style-name="ce87">
            <text:p>19</text:p>
          </table:table-cell>
          <table:table-cell office:value-type="float" office:value="5.0599999999999996" table:style-name="ce88">
            <text:p><text:s text:c="3"/>5.06</text:p>
          </table:table-cell>
          <table:table-cell office:value-type="float" office:value="78" table:style-name="ce91">
            <text:p><text:s text:c="3"/>78</text:p>
          </table:table-cell>
          <table:table-cell office:value-type="float" office:value="6.92" table:style-name="ce93">
            <text:p><text:s text:c="4"/>6.92</text:p>
          </table:table-cell>
          <table:table-cell office:value-type="float" office:value="84" table:style-name="ce89">
            <text:p><text:s text:c="3"/>84</text:p>
          </table:table-cell>
          <table:table-cell office:value-type="float" office:value="7.46" table:style-name="ce88">
            <text:p><text:s text:c="3"/>7.46</text:p>
          </table:table-cell>
          <table:table-cell office:value-type="float" office:value="26" table:style-name="ce89">
            <text:p><text:s text:c="3"/>26</text:p>
          </table:table-cell>
          <table:table-cell office:value-type="float" office:value="2.31" table:style-name="ce88">
            <text:p><text:s text:c="3"/>2.31</text:p>
          </table:table-cell>
          <table:table-cell office:value-type="float" office:value="597" table:style-name="ce87">
            <text:p>597</text:p>
          </table:table-cell>
          <table:table-cell office:value-type="float" office:value="408" table:style-name="ce87">
            <text:p>408</text:p>
          </table:table-cell>
          <table:table-cell office:value-type="float" office:value="979" table:style-name="ce86">
            <text:p><text:s text:c="3"/>979</text:p>
          </table:table-cell>
          <table:table-cell table:number-columns-repeated="16362" table:style-name="ce2"/>
        </table:table-row>
        <table:table-row table:style-name="ro29">
          <table:table-cell office:value-type="string" table:style-name="ce92">
            <text:p>連 江 縣</text:p>
          </table:table-cell>
          <table:table-cell office:value-type="float" office:value="2548" table:style-name="ce89">
            <text:p><text:s text:c="3"/>2,548</text:p>
          </table:table-cell>
          <table:table-cell office:value-type="float" office:value="12547" table:style-name="ce89">
            <text:p><text:s text:c="3"/>12,547</text:p>
          </table:table-cell>
          <table:table-cell office:value-type="float" office:value="7171" table:style-name="ce89">
            <text:p><text:s text:c="3"/>7,171</text:p>
          </table:table-cell>
          <table:table-cell office:value-type="float" office:value="5376" table:style-name="ce89">
            <text:p><text:s text:c="3"/>5,376</text:p>
          </table:table-cell>
          <table:table-cell office:value-type="float" office:value="23" table:style-name="ce89">
            <text:p><text:s text:c="3"/>23</text:p>
          </table:table-cell>
          <table:table-cell office:value-type="float" office:value="9" table:style-name="ce87">
            <text:p>9</text:p>
          </table:table-cell>
          <table:table-cell office:value-type="float" office:value="14" table:style-name="ce87">
            <text:p>14</text:p>
          </table:table-cell>
          <table:table-cell office:value-type="float" office:value="21.58" table:style-name="ce88">
            <text:p><text:s text:c="3"/>21.58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5" table:style-name="ce87">
            <text:p>5</text:p>
          </table:table-cell>
          <table:table-cell office:value-type="float" office:value="4" table:style-name="ce87">
            <text:p>4</text:p>
          </table:table-cell>
          <table:table-cell office:value-type="float" office:value="8.4499999999999993" table:style-name="ce88">
            <text:p><text:s text:c="3"/>8.45</text:p>
          </table:table-cell>
          <table:table-cell office:value-type="float" office:value="14" table:style-name="ce91">
            <text:p><text:s text:c="3"/>14</text:p>
          </table:table-cell>
          <table:table-cell office:value-type="float" office:value="13.14" table:style-name="ce90">
            <text:p>13.14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6.57" table:style-name="ce88">
            <text:p><text:s text:c="3"/>6.57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68" table:style-name="ce87">
            <text:p>68</text:p>
          </table:table-cell>
          <table:table-cell office:value-type="float" office:value="81" table:style-name="ce87">
            <text:p>81</text:p>
          </table:table-cell>
          <table:table-cell office:value-type="float" office:value="178" table:style-name="ce86">
            <text:p><text:s text:c="3"/>178</text:p>
          </table:table-cell>
          <table:table-cell table:number-columns-repeated="16362" table:style-name="ce2"/>
        </table:table-row>
        <table:table-row table:style-name="ro30">
          <table:table-cell table:style-name="ce85"/>
          <table:table-cell table:number-columns-repeated="7" table:style-name="ce84"/>
          <table:table-cell table:style-name="ce83"/>
          <table:table-cell table:number-columns-repeated="3" table:style-name="ce84"/>
          <table:table-cell table:style-name="ce83"/>
          <table:table-cell table:style-name="ce84"/>
          <table:table-cell table:style-name="ce83"/>
          <table:table-cell table:style-name="ce84"/>
          <table:table-cell table:style-name="ce83"/>
          <table:table-cell table:style-name="ce82"/>
          <table:table-cell table:number-columns-repeated="3" table:style-name="ce81"/>
          <table:table-cell table:style-name="ce80"/>
          <table:table-cell table:number-columns-repeated="16362" table:style-name="ce2"/>
        </table:table-row>
        <table:table-row table:style-name="ro3">
          <table:table-cell office:value-type="string" table:style-name="ce79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78">
            <text:p><text:s text:c="16"/><text:span text:style-name="T6">內</text:span><text:s/><text:span text:style-name="T6">政</text:span><text:s/><text:span text:style-name="T6">部</text:span><text:s/><text:span text:style-name="T6">戶</text:span><text:s/><text:span text:style-name="T6">政</text:span><text:s/><text:span text:style-name="T6">司</text:span><text:s text:c="2"/><text:span text:style-name="T6">民</text:span><text:s/><text:span text:style-name="T6">國</text:span><text:s/>105<text:s/><text:span text:style-name="T6">年</text:span><text:s/>1<text:s/><text:span text:style-name="T6">月</text:span><text:s/>5<text:s/><text:span text:style-name="T6">日</text:span><text:s/><text:span text:style-name="T6">編製</text:span></text:p>
          </table:table-cell>
          <table:table-cell table:number-columns-repeated="16362"/>
        </table:table-row>
        <table:table-row table:style-name="ro31">
          <table:table-cell table:style-name="ce77"/>
          <table:table-cell table:number-columns-repeated="17" table:style-name="ce2"/>
          <table:table-cell table:number-columns-repeated="3" table:style-name="ce76"/>
          <table:table-cell table:number-columns-repeated="16363" table:style-name="ce2"/>
        </table:table-row>
        <table:table-row table:style-name="ro31">
          <table:table-cell table:style-name="ce75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36"/>
        <table:table-column table:style-name="co25" table:default-cell-style-name="ce136"/>
        <table:table-column table:style-name="co4" table:default-cell-style-name="ce136"/>
        <table:table-column table:style-name="co26" table:default-cell-style-name="ce136"/>
        <table:table-column table:style-name="co27" table:default-cell-style-name="ce136"/>
        <table:table-column table:style-name="co7" table:default-cell-style-name="ce136"/>
        <table:table-column table:style-name="co10" table:number-columns-repeated="2" table:default-cell-style-name="ce136"/>
        <table:table-column table:style-name="co28" table:default-cell-style-name="ce136"/>
        <table:table-column table:style-name="co25" table:default-cell-style-name="ce136"/>
        <table:table-column table:style-name="co24" table:default-cell-style-name="ce136"/>
        <table:table-column table:style-name="co7" table:default-cell-style-name="ce136"/>
        <table:table-column table:style-name="co29" table:default-cell-style-name="ce136"/>
        <table:table-column table:style-name="co24" table:default-cell-style-name="ce136"/>
        <table:table-column table:style-name="co3" table:default-cell-style-name="ce136"/>
        <table:table-column table:style-name="co10" table:default-cell-style-name="ce136"/>
        <table:table-column table:style-name="co30" table:default-cell-style-name="ce136"/>
        <table:table-column table:style-name="co25" table:default-cell-style-name="ce136"/>
        <table:table-column table:style-name="co7" table:default-cell-style-name="ce136"/>
        <table:table-column table:style-name="co10" table:default-cell-style-name="ce136"/>
        <table:table-column table:style-name="co31" table:default-cell-style-name="ce136"/>
        <table:table-column table:style-name="co26" table:default-cell-style-name="ce136"/>
        <table:table-column table:style-name="co13" table:default-cell-style-name="ce136"/>
        <table:table-column table:style-name="co3" table:default-cell-style-name="ce136"/>
        <table:table-column table:style-name="co31" table:default-cell-style-name="ce136"/>
        <table:table-column table:style-name="co32" table:default-cell-style-name="ce136"/>
        <table:table-column table:style-name="co33" table:number-columns-repeated="16358" table:default-cell-style-name="ce136"/>
        <table:table-row table:style-name="ro12">
          <table:table-cell office:value-type="string" table:number-columns-spanned="25" table:number-rows-spanned="1" table:style-name="ce227">
            <text:p>各 縣 市 人 口 年 齡 結 構 統 計 表</text:p>
          </table:table-cell>
          <table:covered-table-cell table:number-columns-repeated="24"/>
          <table:table-cell table:number-columns-repeated="16359" table:style-name="ce136"/>
        </table:table-row>
        <table:table-row table:style-name="ro32">
          <table:table-cell table:style-name="ce179"/>
          <table:table-cell table:number-columns-repeated="8" table:style-name="ce176"/>
          <table:table-cell table:style-name="ce136"/>
          <table:table-cell office:value-type="string" table:style-name="ce178">
            <text:p>中 華 民 國 104 年 12 月 底</text:p>
          </table:table-cell>
          <table:table-cell table:style-name="ce177"/>
          <table:table-cell table:number-columns-repeated="9" table:style-name="ce176"/>
          <table:table-cell table:number-columns-repeated="3" table:style-name="ce136"/>
          <table:table-cell office:value-type="string" table:style-name="ce175">
            <text:p>單位：人；％</text:p>
          </table:table-cell>
          <table:table-cell table:number-columns-repeated="16359" table:style-name="ce136"/>
        </table:table-row>
        <table:table-row table:style-name="ro9">
          <table:table-cell office:value-type="string" table:number-columns-spanned="1" table:number-rows-spanned="3" table:style-name="ce254">
            <text:p>區域別</text:p>
          </table:table-cell>
          <table:table-cell office:value-type="string" table:number-columns-spanned="4" table:number-rows-spanned="2" table:style-name="ce251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1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3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1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1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2">
            <text:p>20歲以上</text:p>
          </table:table-cell>
          <table:covered-table-cell table:number-columns-repeated="3"/>
          <table:table-cell table:number-columns-repeated="16359" table:style-name="ce149"/>
        </table:table-row>
        <table:table-row table:style-name="ro33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9"/>
        </table:table-row>
        <table:table-row table:style-name="ro34">
          <table:covered-table-cell/>
          <table:table-cell office:value-type="string" table:style-name="ce174">
            <text:p>計</text:p>
          </table:table-cell>
          <table:table-cell office:value-type="string" table:style-name="ce174">
            <text:p>男</text:p>
          </table:table-cell>
          <table:table-cell office:value-type="string" table:style-name="ce174">
            <text:p>女</text:p>
          </table:table-cell>
          <table:table-cell office:value-type="string" table:style-name="ce174">
            <text:p>％</text:p>
          </table:table-cell>
          <table:table-cell office:value-type="string" table:style-name="ce173">
            <text:p>計</text:p>
          </table:table-cell>
          <table:table-cell office:value-type="string" table:style-name="ce173">
            <text:p>男</text:p>
          </table:table-cell>
          <table:table-cell office:value-type="string" table:style-name="ce173">
            <text:p>女</text:p>
          </table:table-cell>
          <table:table-cell office:value-type="string" table:style-name="ce173">
            <text:p>％</text:p>
          </table:table-cell>
          <table:table-cell office:value-type="string" table:style-name="ce173">
            <text:p>計</text:p>
          </table:table-cell>
          <table:table-cell office:value-type="string" table:style-name="ce173">
            <text:p>男</text:p>
          </table:table-cell>
          <table:table-cell office:value-type="string" table:style-name="ce173">
            <text:p>女</text:p>
          </table:table-cell>
          <table:table-cell office:value-type="string" table:style-name="ce173">
            <text:p>％</text:p>
          </table:table-cell>
          <table:table-cell office:value-type="string" table:style-name="ce173">
            <text:p>計</text:p>
          </table:table-cell>
          <table:table-cell office:value-type="string" table:style-name="ce173">
            <text:p>男</text:p>
          </table:table-cell>
          <table:table-cell office:value-type="string" table:style-name="ce173">
            <text:p>女</text:p>
          </table:table-cell>
          <table:table-cell office:value-type="string" table:style-name="ce173">
            <text:p>％</text:p>
          </table:table-cell>
          <table:table-cell office:value-type="string" table:style-name="ce173">
            <text:p>計</text:p>
          </table:table-cell>
          <table:table-cell office:value-type="string" table:style-name="ce173">
            <text:p>男</text:p>
          </table:table-cell>
          <table:table-cell office:value-type="string" table:style-name="ce173">
            <text:p>女</text:p>
          </table:table-cell>
          <table:table-cell office:value-type="string" table:style-name="ce173">
            <text:p>％</text:p>
          </table:table-cell>
          <table:table-cell office:value-type="string" table:style-name="ce173">
            <text:p>計</text:p>
          </table:table-cell>
          <table:table-cell office:value-type="string" table:style-name="ce173">
            <text:p>男</text:p>
          </table:table-cell>
          <table:table-cell office:value-type="string" table:style-name="ce173">
            <text:p>女</text:p>
          </table:table-cell>
          <table:table-cell office:value-type="string" table:style-name="ce172">
            <text:p>％</text:p>
          </table:table-cell>
          <table:table-cell table:number-columns-repeated="16359" table:style-name="ce149"/>
        </table:table-row>
        <table:table-row table:style-name="ro20">
          <table:table-cell office:value-type="string" table:style-name="ce171">
            <text:p>總 <text:s text:c="5"/>計</text:p>
          </table:table-cell>
          <table:table-cell office:value-type="float" office:value="23492074" table:style-name="ce170">
            <text:p>23,492,074</text:p>
          </table:table-cell>
          <table:table-cell office:value-type="float" office:value="11712047" table:style-name="ce168">
            <text:p>11,712,047</text:p>
          </table:table-cell>
          <table:table-cell office:value-type="float" office:value="11780027" table:style-name="ce168">
            <text:p>11,780,027</text:p>
          </table:table-cell>
          <table:table-cell office:value-type="float" office:value="100" table:style-name="ce169">
            <text:p>100.00</text:p>
          </table:table-cell>
          <table:table-cell office:value-type="float" office:value="3187780" table:style-name="ce168">
            <text:p>3,187,780</text:p>
          </table:table-cell>
          <table:table-cell office:value-type="float" office:value="1660486" table:style-name="ce168">
            <text:p>1,660,486</text:p>
          </table:table-cell>
          <table:table-cell office:value-type="float" office:value="1527294" table:style-name="ce168">
            <text:p>1,527,294</text:p>
          </table:table-cell>
          <table:table-cell office:value-type="float" office:value="13.57" table:style-name="ce169">
            <text:p>13.57</text:p>
          </table:table-cell>
          <table:table-cell office:value-type="float" office:value="17365715" table:style-name="ce168">
            <text:p>17,365,715</text:p>
          </table:table-cell>
          <table:table-cell office:value-type="float" office:value="8690421" table:style-name="ce168">
            <text:p>8,690,421</text:p>
          </table:table-cell>
          <table:table-cell office:value-type="float" office:value="8675294" table:style-name="ce168">
            <text:p>8,675,294</text:p>
          </table:table-cell>
          <table:table-cell office:value-type="float" office:value="73.92" table:style-name="ce169">
            <text:p>73.92</text:p>
          </table:table-cell>
          <table:table-cell office:value-type="float" office:value="2938579" table:style-name="ce168">
            <text:p>2,938,579</text:p>
          </table:table-cell>
          <table:table-cell office:value-type="float" office:value="1361140" table:style-name="ce168">
            <text:p>1,361,140</text:p>
          </table:table-cell>
          <table:table-cell office:value-type="float" office:value="1577439" table:style-name="ce168">
            <text:p>1,577,439</text:p>
          </table:table-cell>
          <table:table-cell office:value-type="float" office:value="12.51" table:style-name="ce169">
            <text:p>12.51</text:p>
          </table:table-cell>
          <table:table-cell office:value-type="float" office:value="10737544" table:style-name="ce168">
            <text:p>10,737,544</text:p>
          </table:table-cell>
          <table:table-cell office:value-type="float" office:value="5395196" table:style-name="ce168">
            <text:p>5,395,196</text:p>
          </table:table-cell>
          <table:table-cell office:value-type="float" office:value="5342348" table:style-name="ce168">
            <text:p>5,342,348</text:p>
          </table:table-cell>
          <table:table-cell office:value-type="float" office:value="45.71" table:style-name="ce169">
            <text:p>45.71</text:p>
          </table:table-cell>
          <table:table-cell office:value-type="float" office:value="18804459" table:style-name="ce168">
            <text:p>18,804,459</text:p>
          </table:table-cell>
          <table:table-cell office:value-type="float" office:value="9270457" table:style-name="ce168">
            <text:p>9,270,457</text:p>
          </table:table-cell>
          <table:table-cell office:value-type="float" office:value="9534002" table:style-name="ce168">
            <text:p>9,534,002</text:p>
          </table:table-cell>
          <table:table-cell office:value-type="float" office:value="80.05" table:style-name="ce167">
            <text:p>80.05</text:p>
          </table:table-cell>
          <table:table-cell table:style-name="ce166"/>
          <table:table-cell table:number-columns-repeated="16358" table:style-name="ce165"/>
        </table:table-row>
        <table:table-row table:style-name="ro22">
          <table:table-cell office:value-type="string" table:style-name="ce163">
            <text:p>新 北 市</text:p>
          </table:table-cell>
          <table:table-cell office:value-type="float" office:value="3970644" table:style-name="ce164">
            <text:p>3,970,644</text:p>
          </table:table-cell>
          <table:table-cell office:value-type="float" office:value="1951355" table:style-name="ce158">
            <text:p>1,951,355</text:p>
          </table:table-cell>
          <table:table-cell office:value-type="float" office:value="2019289" table:style-name="ce158">
            <text:p>2,019,289</text:p>
          </table:table-cell>
          <table:table-cell office:value-type="float" office:value="100" table:style-name="ce159">
            <text:p>100.00</text:p>
          </table:table-cell>
          <table:table-cell office:value-type="float" office:value="517012" table:style-name="ce158">
            <text:p>517,012</text:p>
          </table:table-cell>
          <table:table-cell office:value-type="float" office:value="269329" table:style-name="ce158">
            <text:p>269,329</text:p>
          </table:table-cell>
          <table:table-cell office:value-type="float" office:value="247683" table:style-name="ce158">
            <text:p>247,683</text:p>
          </table:table-cell>
          <table:table-cell office:value-type="float" office:value="13.02" table:style-name="ce159">
            <text:p>13.02</text:p>
          </table:table-cell>
          <table:table-cell office:value-type="float" office:value="3024457" table:style-name="ce158">
            <text:p>3,024,457</text:p>
          </table:table-cell>
          <table:table-cell office:value-type="float" office:value="1482875" table:style-name="ce158">
            <text:p>1,482,875</text:p>
          </table:table-cell>
          <table:table-cell office:value-type="float" office:value="1541582" table:style-name="ce158">
            <text:p>1,541,582</text:p>
          </table:table-cell>
          <table:table-cell office:value-type="float" office:value="76.17" table:style-name="ce159">
            <text:p>76.17</text:p>
          </table:table-cell>
          <table:table-cell office:value-type="float" office:value="429175" table:style-name="ce158">
            <text:p>429,175</text:p>
          </table:table-cell>
          <table:table-cell office:value-type="float" office:value="199151" table:style-name="ce158">
            <text:p>199,151</text:p>
          </table:table-cell>
          <table:table-cell office:value-type="float" office:value="230024" table:style-name="ce158">
            <text:p>230,024</text:p>
          </table:table-cell>
          <table:table-cell office:value-type="float" office:value="10.81" table:style-name="ce159">
            <text:p>10.81</text:p>
          </table:table-cell>
          <table:table-cell office:value-type="float" office:value="1868512" table:style-name="ce158">
            <text:p>1,868,512</text:p>
          </table:table-cell>
          <table:table-cell office:value-type="float" office:value="928912" table:style-name="ce158">
            <text:p>928,912</text:p>
          </table:table-cell>
          <table:table-cell office:value-type="float" office:value="939600" table:style-name="ce158">
            <text:p>939,600</text:p>
          </table:table-cell>
          <table:table-cell office:value-type="float" office:value="47.06" table:style-name="ce159">
            <text:p>47.06</text:p>
          </table:table-cell>
          <table:table-cell office:value-type="float" office:value="3208355" table:style-name="ce158">
            <text:p>3,208,355</text:p>
          </table:table-cell>
          <table:table-cell office:value-type="float" office:value="1554744" table:style-name="ce158">
            <text:p>1,554,744</text:p>
          </table:table-cell>
          <table:table-cell office:value-type="float" office:value="1653611" table:style-name="ce158">
            <text:p>1,653,611</text:p>
          </table:table-cell>
          <table:table-cell office:value-type="float" office:value="80.8" table:style-name="ce157">
            <text:p>80.80</text:p>
          </table:table-cell>
          <table:table-cell table:number-columns-repeated="16359" table:style-name="ce149"/>
        </table:table-row>
        <table:table-row table:style-name="ro22">
          <table:table-cell office:value-type="string" table:style-name="ce163">
            <text:p>臺 北 市</text:p>
          </table:table-cell>
          <table:table-cell office:value-type="float" office:value="2704810" table:style-name="ce164">
            <text:p>2,704,810</text:p>
          </table:table-cell>
          <table:table-cell office:value-type="float" office:value="1295462" table:style-name="ce158">
            <text:p>1,295,462</text:p>
          </table:table-cell>
          <table:table-cell office:value-type="float" office:value="1409348" table:style-name="ce158">
            <text:p>1,409,348</text:p>
          </table:table-cell>
          <table:table-cell office:value-type="float" office:value="100" table:style-name="ce159">
            <text:p>100.00</text:p>
          </table:table-cell>
          <table:table-cell office:value-type="float" office:value="377428" table:style-name="ce158">
            <text:p>377,428</text:p>
          </table:table-cell>
          <table:table-cell office:value-type="float" office:value="195890" table:style-name="ce158">
            <text:p>195,890</text:p>
          </table:table-cell>
          <table:table-cell office:value-type="float" office:value="181538" table:style-name="ce158">
            <text:p>181,538</text:p>
          </table:table-cell>
          <table:table-cell office:value-type="float" office:value="13.95" table:style-name="ce159">
            <text:p>13.95</text:p>
          </table:table-cell>
          <table:table-cell office:value-type="float" office:value="1928200" table:style-name="ce158">
            <text:p>1,928,200</text:p>
          </table:table-cell>
          <table:table-cell office:value-type="float" office:value="918537" table:style-name="ce158">
            <text:p>918,537</text:p>
          </table:table-cell>
          <table:table-cell office:value-type="float" office:value="1009663" table:style-name="ce158">
            <text:p>1,009,663</text:p>
          </table:table-cell>
          <table:table-cell office:value-type="float" office:value="71.290000000000006" table:style-name="ce159">
            <text:p>71.29</text:p>
          </table:table-cell>
          <table:table-cell office:value-type="float" office:value="399182" table:style-name="ce158">
            <text:p>399,182</text:p>
          </table:table-cell>
          <table:table-cell office:value-type="float" office:value="181035" table:style-name="ce158">
            <text:p>181,035</text:p>
          </table:table-cell>
          <table:table-cell office:value-type="float" office:value="218147" table:style-name="ce158">
            <text:p>218,147</text:p>
          </table:table-cell>
          <table:table-cell office:value-type="float" office:value="14.76" table:style-name="ce159">
            <text:p>14.76</text:p>
          </table:table-cell>
          <table:table-cell office:value-type="float" office:value="1174483" table:style-name="ce158">
            <text:p>1,174,483</text:p>
          </table:table-cell>
          <table:table-cell office:value-type="float" office:value="559877" table:style-name="ce158">
            <text:p>559,877</text:p>
          </table:table-cell>
          <table:table-cell office:value-type="float" office:value="614606" table:style-name="ce158">
            <text:p>614,606</text:p>
          </table:table-cell>
          <table:table-cell office:value-type="float" office:value="43.42" table:style-name="ce159">
            <text:p>43.42</text:p>
          </table:table-cell>
          <table:table-cell office:value-type="float" office:value="2180616" table:style-name="ce158">
            <text:p>2,180,616</text:p>
          </table:table-cell>
          <table:table-cell office:value-type="float" office:value="1023393" table:style-name="ce158">
            <text:p>1,023,393</text:p>
          </table:table-cell>
          <table:table-cell office:value-type="float" office:value="1157223" table:style-name="ce158">
            <text:p>1,157,223</text:p>
          </table:table-cell>
          <table:table-cell office:value-type="float" office:value="80.62" table:style-name="ce157">
            <text:p>80.62</text:p>
          </table:table-cell>
          <table:table-cell table:number-columns-repeated="16359" table:style-name="ce149"/>
        </table:table-row>
        <table:table-row table:style-name="ro22">
          <table:table-cell office:value-type="string" table:style-name="ce163">
            <text:p>桃 園 市</text:p>
          </table:table-cell>
          <table:table-cell office:value-type="float" office:value="2105780" table:style-name="ce164">
            <text:p>2,105,780</text:p>
          </table:table-cell>
          <table:table-cell office:value-type="float" office:value="1053001" table:style-name="ce158">
            <text:p>1,053,001</text:p>
          </table:table-cell>
          <table:table-cell office:value-type="float" office:value="1052779" table:style-name="ce158">
            <text:p>1,052,779</text:p>
          </table:table-cell>
          <table:table-cell office:value-type="float" office:value="100" table:style-name="ce159">
            <text:p>100.00</text:p>
          </table:table-cell>
          <table:table-cell office:value-type="float" office:value="326854" table:style-name="ce158">
            <text:p>326,854</text:p>
          </table:table-cell>
          <table:table-cell office:value-type="float" office:value="170515" table:style-name="ce158">
            <text:p>170,515</text:p>
          </table:table-cell>
          <table:table-cell office:value-type="float" office:value="156339" table:style-name="ce158">
            <text:p>156,339</text:p>
          </table:table-cell>
          <table:table-cell office:value-type="float" office:value="15.52" table:style-name="ce159">
            <text:p>15.52</text:p>
          </table:table-cell>
          <table:table-cell office:value-type="float" office:value="1575296" table:style-name="ce158">
            <text:p>1,575,296</text:p>
          </table:table-cell>
          <table:table-cell office:value-type="float" office:value="785494" table:style-name="ce158">
            <text:p>785,494</text:p>
          </table:table-cell>
          <table:table-cell office:value-type="float" office:value="789802" table:style-name="ce158">
            <text:p>789,802</text:p>
          </table:table-cell>
          <table:table-cell office:value-type="float" office:value="74.81" table:style-name="ce159">
            <text:p>74.81</text:p>
          </table:table-cell>
          <table:table-cell office:value-type="float" office:value="203630" table:style-name="ce158">
            <text:p>203,630</text:p>
          </table:table-cell>
          <table:table-cell office:value-type="float" office:value="96992" table:style-name="ce158">
            <text:p>96,992</text:p>
          </table:table-cell>
          <table:table-cell office:value-type="float" office:value="106638" table:style-name="ce158">
            <text:p>106,638</text:p>
          </table:table-cell>
          <table:table-cell office:value-type="float" office:value="9.67" table:style-name="ce159">
            <text:p>9.67</text:p>
          </table:table-cell>
          <table:table-cell office:value-type="float" office:value="1003614" table:style-name="ce158">
            <text:p>1,003,614</text:p>
          </table:table-cell>
          <table:table-cell office:value-type="float" office:value="502802" table:style-name="ce158">
            <text:p>502,802</text:p>
          </table:table-cell>
          <table:table-cell office:value-type="float" office:value="500812" table:style-name="ce158">
            <text:p>500,812</text:p>
          </table:table-cell>
          <table:table-cell office:value-type="float" office:value="47.66" table:style-name="ce159">
            <text:p>47.66</text:p>
          </table:table-cell>
          <table:table-cell office:value-type="float" office:value="1629539" table:style-name="ce158">
            <text:p>1,629,539</text:p>
          </table:table-cell>
          <table:table-cell office:value-type="float" office:value="804572" table:style-name="ce158">
            <text:p>804,572</text:p>
          </table:table-cell>
          <table:table-cell office:value-type="float" office:value="824967" table:style-name="ce158">
            <text:p>824,967</text:p>
          </table:table-cell>
          <table:table-cell office:value-type="float" office:value="77.38" table:style-name="ce157">
            <text:p>77.38</text:p>
          </table:table-cell>
          <table:table-cell table:number-columns-repeated="16359" table:style-name="ce149"/>
        </table:table-row>
        <table:table-row table:style-name="ro12">
          <table:table-cell office:value-type="string" table:style-name="ce163">
            <text:p>臺 中 市</text:p>
          </table:table-cell>
          <table:table-cell office:value-type="float" office:value="2744445" table:style-name="ce164">
            <text:p>2,744,445</text:p>
          </table:table-cell>
          <table:table-cell office:value-type="float" office:value="1357014" table:style-name="ce158">
            <text:p>1,357,014</text:p>
          </table:table-cell>
          <table:table-cell office:value-type="float" office:value="1387431" table:style-name="ce158">
            <text:p>1,387,431</text:p>
          </table:table-cell>
          <table:table-cell office:value-type="float" office:value="100" table:style-name="ce159">
            <text:p>100.00</text:p>
          </table:table-cell>
          <table:table-cell office:value-type="float" office:value="411246" table:style-name="ce158">
            <text:p>411,246</text:p>
          </table:table-cell>
          <table:table-cell office:value-type="float" office:value="213700" table:style-name="ce158">
            <text:p>213,700</text:p>
          </table:table-cell>
          <table:table-cell office:value-type="float" office:value="197546" table:style-name="ce158">
            <text:p>197,546</text:p>
          </table:table-cell>
          <table:table-cell office:value-type="float" office:value="14.98" table:style-name="ce159">
            <text:p>14.98</text:p>
          </table:table-cell>
          <table:table-cell office:value-type="float" office:value="2050883" table:style-name="ce158">
            <text:p>2,050,883</text:p>
          </table:table-cell>
          <table:table-cell office:value-type="float" office:value="1011902" table:style-name="ce158">
            <text:p>1,011,902</text:p>
          </table:table-cell>
          <table:table-cell office:value-type="float" office:value="1038981" table:style-name="ce158">
            <text:p>1,038,981</text:p>
          </table:table-cell>
          <table:table-cell office:value-type="float" office:value="74.73" table:style-name="ce159">
            <text:p>74.73</text:p>
          </table:table-cell>
          <table:table-cell office:value-type="float" office:value="282316" table:style-name="ce158">
            <text:p>282,316</text:p>
          </table:table-cell>
          <table:table-cell office:value-type="float" office:value="131412" table:style-name="ce158">
            <text:p>131,412</text:p>
          </table:table-cell>
          <table:table-cell office:value-type="float" office:value="150904" table:style-name="ce158">
            <text:p>150,904</text:p>
          </table:table-cell>
          <table:table-cell office:value-type="float" office:value="10.29" table:style-name="ce159">
            <text:p>10.29</text:p>
          </table:table-cell>
          <table:table-cell office:value-type="float" office:value="1294346" table:style-name="ce158">
            <text:p>1,294,346</text:p>
          </table:table-cell>
          <table:table-cell office:value-type="float" office:value="640724" table:style-name="ce158">
            <text:p>640,724</text:p>
          </table:table-cell>
          <table:table-cell office:value-type="float" office:value="653622" table:style-name="ce158">
            <text:p>653,622</text:p>
          </table:table-cell>
          <table:table-cell office:value-type="float" office:value="47.16" table:style-name="ce159">
            <text:p>47.16</text:p>
          </table:table-cell>
          <table:table-cell office:value-type="float" office:value="2140881" table:style-name="ce158">
            <text:p>2,140,881</text:p>
          </table:table-cell>
          <table:table-cell office:value-type="float" office:value="1043388" table:style-name="ce158">
            <text:p>1,043,388</text:p>
          </table:table-cell>
          <table:table-cell office:value-type="float" office:value="1097493" table:style-name="ce158">
            <text:p>1,097,493</text:p>
          </table:table-cell>
          <table:table-cell office:value-type="float" office:value="78.010000000000005" table:style-name="ce157">
            <text:p>78.01</text:p>
          </table:table-cell>
          <table:table-cell table:number-columns-repeated="16359" table:style-name="ce149"/>
        </table:table-row>
        <table:table-row table:style-name="ro22">
          <table:table-cell office:value-type="string" table:style-name="ce163">
            <text:p>臺 南 市</text:p>
          </table:table-cell>
          <table:table-cell office:value-type="float" office:value="1885541" table:style-name="ce164">
            <text:p>1,885,541</text:p>
          </table:table-cell>
          <table:table-cell office:value-type="float" office:value="943804" table:style-name="ce158">
            <text:p>943,804</text:p>
          </table:table-cell>
          <table:table-cell office:value-type="float" office:value="941737" table:style-name="ce158">
            <text:p>941,737</text:p>
          </table:table-cell>
          <table:table-cell office:value-type="float" office:value="100" table:style-name="ce159">
            <text:p>100.00</text:p>
          </table:table-cell>
          <table:table-cell office:value-type="float" office:value="240620" table:style-name="ce158">
            <text:p>240,620</text:p>
          </table:table-cell>
          <table:table-cell office:value-type="float" office:value="125144" table:style-name="ce158">
            <text:p>125,144</text:p>
          </table:table-cell>
          <table:table-cell office:value-type="float" office:value="115476" table:style-name="ce158">
            <text:p>115,476</text:p>
          </table:table-cell>
          <table:table-cell office:value-type="float" office:value="12.76" table:style-name="ce159">
            <text:p>12.76</text:p>
          </table:table-cell>
          <table:table-cell office:value-type="float" office:value="1398127" table:style-name="ce158">
            <text:p>1,398,127</text:p>
          </table:table-cell>
          <table:table-cell office:value-type="float" office:value="705587" table:style-name="ce158">
            <text:p>705,587</text:p>
          </table:table-cell>
          <table:table-cell office:value-type="float" office:value="692540" table:style-name="ce158">
            <text:p>692,540</text:p>
          </table:table-cell>
          <table:table-cell office:value-type="float" office:value="74.150000000000006" table:style-name="ce159">
            <text:p>74.15</text:p>
          </table:table-cell>
          <table:table-cell office:value-type="float" office:value="246794" table:style-name="ce158">
            <text:p>246,794</text:p>
          </table:table-cell>
          <table:table-cell office:value-type="float" office:value="113073" table:style-name="ce158">
            <text:p>113,073</text:p>
          </table:table-cell>
          <table:table-cell office:value-type="float" office:value="133721" table:style-name="ce158">
            <text:p>133,721</text:p>
          </table:table-cell>
          <table:table-cell office:value-type="float" office:value="13.09" table:style-name="ce159">
            <text:p>13.09</text:p>
          </table:table-cell>
          <table:table-cell office:value-type="float" office:value="858085" table:style-name="ce158">
            <text:p>858,085</text:p>
          </table:table-cell>
          <table:table-cell office:value-type="float" office:value="432647" table:style-name="ce158">
            <text:p>432,647</text:p>
          </table:table-cell>
          <table:table-cell office:value-type="float" office:value="425438" table:style-name="ce158">
            <text:p>425,438</text:p>
          </table:table-cell>
          <table:table-cell office:value-type="float" office:value="45.51" table:style-name="ce159">
            <text:p>45.51</text:p>
          </table:table-cell>
          <table:table-cell office:value-type="float" office:value="1529637" table:style-name="ce158">
            <text:p>1,529,637</text:p>
          </table:table-cell>
          <table:table-cell office:value-type="float" office:value="758361" table:style-name="ce158">
            <text:p>758,361</text:p>
          </table:table-cell>
          <table:table-cell office:value-type="float" office:value="771276" table:style-name="ce158">
            <text:p>771,276</text:p>
          </table:table-cell>
          <table:table-cell office:value-type="float" office:value="81.12" table:style-name="ce157">
            <text:p>81.12</text:p>
          </table:table-cell>
          <table:table-cell table:number-columns-repeated="16359" table:style-name="ce149"/>
        </table:table-row>
        <table:table-row table:style-name="ro22">
          <table:table-cell office:value-type="string" table:style-name="ce163">
            <text:p>高 雄 市</text:p>
          </table:table-cell>
          <table:table-cell office:value-type="float" office:value="2778918" table:style-name="ce164">
            <text:p>2,778,918</text:p>
          </table:table-cell>
          <table:table-cell office:value-type="float" office:value="1380989" table:style-name="ce158">
            <text:p>1,380,989</text:p>
          </table:table-cell>
          <table:table-cell office:value-type="float" office:value="1397929" table:style-name="ce158">
            <text:p>1,397,929</text:p>
          </table:table-cell>
          <table:table-cell office:value-type="float" office:value="100" table:style-name="ce159">
            <text:p>100.00</text:p>
          </table:table-cell>
          <table:table-cell office:value-type="float" office:value="349587" table:style-name="ce158">
            <text:p>349,587</text:p>
          </table:table-cell>
          <table:table-cell office:value-type="float" office:value="181503" table:style-name="ce158">
            <text:p>181,503</text:p>
          </table:table-cell>
          <table:table-cell office:value-type="float" office:value="168084" table:style-name="ce158">
            <text:p>168,084</text:p>
          </table:table-cell>
          <table:table-cell office:value-type="float" office:value="12.58" table:style-name="ce159">
            <text:p>12.58</text:p>
          </table:table-cell>
          <table:table-cell office:value-type="float" office:value="2078883" table:style-name="ce158">
            <text:p>2,078,883</text:p>
          </table:table-cell>
          <table:table-cell office:value-type="float" office:value="1036036" table:style-name="ce158">
            <text:p>1,036,036</text:p>
          </table:table-cell>
          <table:table-cell office:value-type="float" office:value="1042847" table:style-name="ce158">
            <text:p>1,042,847</text:p>
          </table:table-cell>
          <table:table-cell office:value-type="float" office:value="74.81" table:style-name="ce159">
            <text:p>74.81</text:p>
          </table:table-cell>
          <table:table-cell office:value-type="float" office:value="350448" table:style-name="ce158">
            <text:p>350,448</text:p>
          </table:table-cell>
          <table:table-cell office:value-type="float" office:value="163450" table:style-name="ce158">
            <text:p>163,450</text:p>
          </table:table-cell>
          <table:table-cell office:value-type="float" office:value="186998" table:style-name="ce158">
            <text:p>186,998</text:p>
          </table:table-cell>
          <table:table-cell office:value-type="float" office:value="12.61" table:style-name="ce159">
            <text:p>12.61</text:p>
          </table:table-cell>
          <table:table-cell office:value-type="float" office:value="1279370" table:style-name="ce158">
            <text:p>1,279,370</text:p>
          </table:table-cell>
          <table:table-cell office:value-type="float" office:value="643749" table:style-name="ce158">
            <text:p>643,749</text:p>
          </table:table-cell>
          <table:table-cell office:value-type="float" office:value="635621" table:style-name="ce158">
            <text:p>635,621</text:p>
          </table:table-cell>
          <table:table-cell office:value-type="float" office:value="46.04" table:style-name="ce159">
            <text:p>46.04</text:p>
          </table:table-cell>
          <table:table-cell office:value-type="float" office:value="2256317" table:style-name="ce158">
            <text:p>2,256,317</text:p>
          </table:table-cell>
          <table:table-cell office:value-type="float" office:value="1109909" table:style-name="ce158">
            <text:p>1,109,909</text:p>
          </table:table-cell>
          <table:table-cell office:value-type="float" office:value="1146408" table:style-name="ce158">
            <text:p>1,146,408</text:p>
          </table:table-cell>
          <table:table-cell office:value-type="float" office:value="81.19" table:style-name="ce157">
            <text:p>81.19</text:p>
          </table:table-cell>
          <table:table-cell table:number-columns-repeated="16359" table:style-name="ce149"/>
        </table:table-row>
        <table:table-row table:style-name="ro35">
          <table:table-cell office:value-type="string" table:style-name="ce163">
            <text:p><text:s/>臺 灣 省<text:s/></text:p>
          </table:table-cell>
          <table:table-cell office:value-type="float" office:value="7156590" table:style-name="ce164">
            <text:p>7,156,590</text:p>
          </table:table-cell>
          <table:table-cell office:value-type="float" office:value="3656660" table:style-name="ce158">
            <text:p>3,656,660</text:p>
          </table:table-cell>
          <table:table-cell office:value-type="float" office:value="3499930" table:style-name="ce158">
            <text:p>3,499,930</text:p>
          </table:table-cell>
          <table:table-cell office:value-type="float" office:value="100" table:style-name="ce159">
            <text:p>100.00</text:p>
          </table:table-cell>
          <table:table-cell office:value-type="float" office:value="949609" table:style-name="ce158">
            <text:p>949,609</text:p>
          </table:table-cell>
          <table:table-cell office:value-type="float" office:value="496349" table:style-name="ce158">
            <text:p>496,349</text:p>
          </table:table-cell>
          <table:table-cell office:value-type="float" office:value="453260" table:style-name="ce158">
            <text:p>453,260</text:p>
          </table:table-cell>
          <table:table-cell office:value-type="float" office:value="13.27" table:style-name="ce159">
            <text:p>13.27</text:p>
          </table:table-cell>
          <table:table-cell office:value-type="float" office:value="5196019" table:style-name="ce158">
            <text:p>5,196,019</text:p>
          </table:table-cell>
          <table:table-cell office:value-type="float" office:value="2692037" table:style-name="ce158">
            <text:p>2,692,037</text:p>
          </table:table-cell>
          <table:table-cell office:value-type="float" office:value="2503982" table:style-name="ce158">
            <text:p>2,503,982</text:p>
          </table:table-cell>
          <table:table-cell office:value-type="float" office:value="72.599999999999994" table:style-name="ce159">
            <text:p>72.60</text:p>
          </table:table-cell>
          <table:table-cell office:value-type="float" office:value="1010962" table:style-name="ce158">
            <text:p>1,010,962</text:p>
          </table:table-cell>
          <table:table-cell office:value-type="float" office:value="468274" table:style-name="ce158">
            <text:p>468,274</text:p>
          </table:table-cell>
          <table:table-cell office:value-type="float" office:value="542688" table:style-name="ce158">
            <text:p>542,688</text:p>
          </table:table-cell>
          <table:table-cell office:value-type="float" office:value="14.13" table:style-name="ce159">
            <text:p>14.13</text:p>
          </table:table-cell>
          <table:table-cell office:value-type="float" office:value="3189782" table:style-name="ce158">
            <text:p>3,189,782</text:p>
          </table:table-cell>
          <table:table-cell office:value-type="float" office:value="1651606" table:style-name="ce158">
            <text:p>1,651,606</text:p>
          </table:table-cell>
          <table:table-cell office:value-type="float" office:value="1538176" table:style-name="ce158">
            <text:p>1,538,176</text:p>
          </table:table-cell>
          <table:table-cell office:value-type="float" office:value="44.57" table:style-name="ce159">
            <text:p>44.57</text:p>
          </table:table-cell>
          <table:table-cell office:value-type="float" office:value="5737479" table:style-name="ce158">
            <text:p>5,737,479</text:p>
          </table:table-cell>
          <table:table-cell office:value-type="float" office:value="2914596" table:style-name="ce158">
            <text:p>2,914,596</text:p>
          </table:table-cell>
          <table:table-cell office:value-type="float" office:value="2822883" table:style-name="ce158">
            <text:p>2,822,883</text:p>
          </table:table-cell>
          <table:table-cell office:value-type="float" office:value="80.17" table:style-name="ce157">
            <text:p>80.17</text:p>
          </table:table-cell>
          <table:table-cell table:number-columns-repeated="16359" table:style-name="ce149"/>
        </table:table-row>
        <table:table-row table:style-name="ro18">
          <table:table-cell office:value-type="string" table:style-name="ce156">
            <text:p>宜 蘭 縣</text:p>
          </table:table-cell>
          <table:table-cell office:value-type="float" office:value="458117" table:style-name="ce155">
            <text:p>458,117</text:p>
          </table:table-cell>
          <table:table-cell office:value-type="float" office:value="232217" table:style-name="ce154">
            <text:p>232,217</text:p>
          </table:table-cell>
          <table:table-cell office:value-type="float" office:value="225900" table:style-name="ce154">
            <text:p>225,900</text:p>
          </table:table-cell>
          <table:table-cell office:value-type="float" office:value="100" table:style-name="ce153">
            <text:p>100.00</text:p>
          </table:table-cell>
          <table:table-cell office:value-type="float" office:value="58182" table:style-name="ce151">
            <text:p>58,182</text:p>
          </table:table-cell>
          <table:table-cell office:value-type="float" office:value="30226" table:style-name="ce151">
            <text:p>30,226</text:p>
          </table:table-cell>
          <table:table-cell office:value-type="float" office:value="27956" table:style-name="ce151">
            <text:p>27,956</text:p>
          </table:table-cell>
          <table:table-cell office:value-type="float" office:value="12.7" table:style-name="ce152">
            <text:p>12.70</text:p>
          </table:table-cell>
          <table:table-cell office:value-type="float" office:value="334757" table:style-name="ce151">
            <text:p>334,757</text:p>
          </table:table-cell>
          <table:table-cell office:value-type="float" office:value="171554" table:style-name="ce151">
            <text:p>171,554</text:p>
          </table:table-cell>
          <table:table-cell office:value-type="float" office:value="163203" table:style-name="ce151">
            <text:p>163,203</text:p>
          </table:table-cell>
          <table:table-cell office:value-type="float" office:value="73.069999999999993" table:style-name="ce152">
            <text:p>73.07</text:p>
          </table:table-cell>
          <table:table-cell office:value-type="float" office:value="65178" table:style-name="ce151">
            <text:p>65,178</text:p>
          </table:table-cell>
          <table:table-cell office:value-type="float" office:value="30437" table:style-name="ce151">
            <text:p>30,437</text:p>
          </table:table-cell>
          <table:table-cell office:value-type="float" office:value="34741" table:style-name="ce151">
            <text:p>34,741</text:p>
          </table:table-cell>
          <table:table-cell office:value-type="float" office:value="14.23" table:style-name="ce152">
            <text:p>14.23</text:p>
          </table:table-cell>
          <table:table-cell office:value-type="float" office:value="204199" table:style-name="ce151">
            <text:p>204,199</text:p>
          </table:table-cell>
          <table:table-cell office:value-type="float" office:value="104918" table:style-name="ce151">
            <text:p>104,918</text:p>
          </table:table-cell>
          <table:table-cell office:value-type="float" office:value="99281" table:style-name="ce151">
            <text:p>99,281</text:p>
          </table:table-cell>
          <table:table-cell office:value-type="float" office:value="44.57" table:style-name="ce152">
            <text:p>44.57</text:p>
          </table:table-cell>
          <table:table-cell office:value-type="float" office:value="369556" table:style-name="ce151">
            <text:p>369,556</text:p>
          </table:table-cell>
          <table:table-cell office:value-type="float" office:value="186028" table:style-name="ce151">
            <text:p>186,028</text:p>
          </table:table-cell>
          <table:table-cell office:value-type="float" office:value="183528" table:style-name="ce151">
            <text:p>183,528</text:p>
          </table:table-cell>
          <table:table-cell office:value-type="float" office:value="80.67" table:style-name="ce150">
            <text:p>80.67</text:p>
          </table:table-cell>
          <table:table-cell table:number-columns-repeated="16359" table:style-name="ce149"/>
        </table:table-row>
        <table:table-row table:style-name="ro22">
          <table:table-cell office:value-type="string" table:style-name="ce156">
            <text:p>新 竹 縣</text:p>
          </table:table-cell>
          <table:table-cell office:value-type="float" office:value="542042" table:style-name="ce155">
            <text:p>542,042</text:p>
          </table:table-cell>
          <table:table-cell office:value-type="float" office:value="277417" table:style-name="ce154">
            <text:p>277,417</text:p>
          </table:table-cell>
          <table:table-cell office:value-type="float" office:value="264625" table:style-name="ce154">
            <text:p>264,625</text:p>
          </table:table-cell>
          <table:table-cell office:value-type="float" office:value="100" table:style-name="ce153">
            <text:p>100.00</text:p>
          </table:table-cell>
          <table:table-cell office:value-type="float" office:value="91837" table:style-name="ce151">
            <text:p>91,837</text:p>
          </table:table-cell>
          <table:table-cell office:value-type="float" office:value="47941" table:style-name="ce151">
            <text:p>47,941</text:p>
          </table:table-cell>
          <table:table-cell office:value-type="float" office:value="43896" table:style-name="ce151">
            <text:p>43,896</text:p>
          </table:table-cell>
          <table:table-cell office:value-type="float" office:value="16.940000000000001" table:style-name="ce152">
            <text:p>16.94</text:p>
          </table:table-cell>
          <table:table-cell office:value-type="float" office:value="388245" table:style-name="ce151">
            <text:p>388,245</text:p>
          </table:table-cell>
          <table:table-cell office:value-type="float" office:value="199587" table:style-name="ce151">
            <text:p>199,587</text:p>
          </table:table-cell>
          <table:table-cell office:value-type="float" office:value="188658" table:style-name="ce151">
            <text:p>188,658</text:p>
          </table:table-cell>
          <table:table-cell office:value-type="float" office:value="71.63" table:style-name="ce152">
            <text:p>71.63</text:p>
          </table:table-cell>
          <table:table-cell office:value-type="float" office:value="61960" table:style-name="ce151">
            <text:p>61,960</text:p>
          </table:table-cell>
          <table:table-cell office:value-type="float" office:value="29889" table:style-name="ce151">
            <text:p>29,889</text:p>
          </table:table-cell>
          <table:table-cell office:value-type="float" office:value="32071" table:style-name="ce151">
            <text:p>32,071</text:p>
          </table:table-cell>
          <table:table-cell office:value-type="float" office:value="11.43" table:style-name="ce152">
            <text:p>11.43</text:p>
          </table:table-cell>
          <table:table-cell office:value-type="float" office:value="251306" table:style-name="ce151">
            <text:p>251,306</text:p>
          </table:table-cell>
          <table:table-cell office:value-type="float" office:value="128069" table:style-name="ce151">
            <text:p>128,069</text:p>
          </table:table-cell>
          <table:table-cell office:value-type="float" office:value="123237" table:style-name="ce151">
            <text:p>123,237</text:p>
          </table:table-cell>
          <table:table-cell office:value-type="float" office:value="46.36" table:style-name="ce152">
            <text:p>46.36</text:p>
          </table:table-cell>
          <table:table-cell office:value-type="float" office:value="413232" table:style-name="ce151">
            <text:p>413,232</text:p>
          </table:table-cell>
          <table:table-cell office:value-type="float" office:value="210052" table:style-name="ce151">
            <text:p>210,052</text:p>
          </table:table-cell>
          <table:table-cell office:value-type="float" office:value="203180" table:style-name="ce151">
            <text:p>203,180</text:p>
          </table:table-cell>
          <table:table-cell office:value-type="float" office:value="76.239999999999995" table:style-name="ce150">
            <text:p>76.24</text:p>
          </table:table-cell>
          <table:table-cell table:number-columns-repeated="16359" table:style-name="ce149"/>
        </table:table-row>
        <table:table-row table:style-name="ro36">
          <table:table-cell office:value-type="string" table:style-name="ce156">
            <text:p>苗 栗 縣</text:p>
          </table:table-cell>
          <table:table-cell office:value-type="float" office:value="563912" table:style-name="ce155">
            <text:p>563,912</text:p>
          </table:table-cell>
          <table:table-cell office:value-type="float" office:value="290726" table:style-name="ce154">
            <text:p>290,726</text:p>
          </table:table-cell>
          <table:table-cell office:value-type="float" office:value="273186" table:style-name="ce154">
            <text:p>273,186</text:p>
          </table:table-cell>
          <table:table-cell office:value-type="float" office:value="100" table:style-name="ce153">
            <text:p>100.00</text:p>
          </table:table-cell>
          <table:table-cell office:value-type="float" office:value="79338" table:style-name="ce151">
            <text:p>79,338</text:p>
          </table:table-cell>
          <table:table-cell office:value-type="float" office:value="41675" table:style-name="ce151">
            <text:p>41,675</text:p>
          </table:table-cell>
          <table:table-cell office:value-type="float" office:value="37663" table:style-name="ce151">
            <text:p>37,663</text:p>
          </table:table-cell>
          <table:table-cell office:value-type="float" office:value="14.07" table:style-name="ce152">
            <text:p>14.07</text:p>
          </table:table-cell>
          <table:table-cell office:value-type="float" office:value="404030" table:style-name="ce151">
            <text:p>404,030</text:p>
          </table:table-cell>
          <table:table-cell office:value-type="float" office:value="210692" table:style-name="ce151">
            <text:p>210,692</text:p>
          </table:table-cell>
          <table:table-cell office:value-type="float" office:value="193338" table:style-name="ce151">
            <text:p>193,338</text:p>
          </table:table-cell>
          <table:table-cell office:value-type="float" office:value="71.650000000000006" table:style-name="ce152">
            <text:p>71.65</text:p>
          </table:table-cell>
          <table:table-cell office:value-type="float" office:value="80544" table:style-name="ce151">
            <text:p>80,544</text:p>
          </table:table-cell>
          <table:table-cell office:value-type="float" office:value="38359" table:style-name="ce151">
            <text:p>38,359</text:p>
          </table:table-cell>
          <table:table-cell office:value-type="float" office:value="42185" table:style-name="ce151">
            <text:p>42,185</text:p>
          </table:table-cell>
          <table:table-cell office:value-type="float" office:value="14.28" table:style-name="ce152">
            <text:p>14.28</text:p>
          </table:table-cell>
          <table:table-cell office:value-type="float" office:value="250856" table:style-name="ce151">
            <text:p>250,856</text:p>
          </table:table-cell>
          <table:table-cell office:value-type="float" office:value="130401" table:style-name="ce151">
            <text:p>130,401</text:p>
          </table:table-cell>
          <table:table-cell office:value-type="float" office:value="120455" table:style-name="ce151">
            <text:p>120,455</text:p>
          </table:table-cell>
          <table:table-cell office:value-type="float" office:value="44.48" table:style-name="ce152">
            <text:p>44.48</text:p>
          </table:table-cell>
          <table:table-cell office:value-type="float" office:value="448846" table:style-name="ce151">
            <text:p>448,846</text:p>
          </table:table-cell>
          <table:table-cell office:value-type="float" office:value="230425" table:style-name="ce151">
            <text:p>230,425</text:p>
          </table:table-cell>
          <table:table-cell office:value-type="float" office:value="218421" table:style-name="ce151">
            <text:p>218,421</text:p>
          </table:table-cell>
          <table:table-cell office:value-type="float" office:value="79.599999999999994" table:style-name="ce150">
            <text:p>79.60</text:p>
          </table:table-cell>
          <table:table-cell table:number-columns-repeated="16359" table:style-name="ce149"/>
        </table:table-row>
        <table:table-row table:style-name="ro22">
          <table:table-cell office:value-type="string" table:style-name="ce156">
            <text:p>彰 化 縣</text:p>
          </table:table-cell>
          <table:table-cell office:value-type="float" office:value="1289072" table:style-name="ce155">
            <text:p>1,289,072</text:p>
          </table:table-cell>
          <table:table-cell office:value-type="float" office:value="658561" table:style-name="ce154">
            <text:p>658,561</text:p>
          </table:table-cell>
          <table:table-cell office:value-type="float" office:value="630511" table:style-name="ce154">
            <text:p>630,511</text:p>
          </table:table-cell>
          <table:table-cell office:value-type="float" office:value="100" table:style-name="ce153">
            <text:p>100.00</text:p>
          </table:table-cell>
          <table:table-cell office:value-type="float" office:value="178857" table:style-name="ce151">
            <text:p>178,857</text:p>
          </table:table-cell>
          <table:table-cell office:value-type="float" office:value="93618" table:style-name="ce151">
            <text:p>93,618</text:p>
          </table:table-cell>
          <table:table-cell office:value-type="float" office:value="85239" table:style-name="ce151">
            <text:p>85,239</text:p>
          </table:table-cell>
          <table:table-cell office:value-type="float" office:value="13.87" table:style-name="ce152">
            <text:p>13.87</text:p>
          </table:table-cell>
          <table:table-cell office:value-type="float" office:value="934430" table:style-name="ce151">
            <text:p>934,430</text:p>
          </table:table-cell>
          <table:table-cell office:value-type="float" office:value="484202" table:style-name="ce151">
            <text:p>484,202</text:p>
          </table:table-cell>
          <table:table-cell office:value-type="float" office:value="450228" table:style-name="ce151">
            <text:p>450,228</text:p>
          </table:table-cell>
          <table:table-cell office:value-type="float" office:value="72.489999999999995" table:style-name="ce152">
            <text:p>72.49</text:p>
          </table:table-cell>
          <table:table-cell office:value-type="float" office:value="175785" table:style-name="ce151">
            <text:p>175,785</text:p>
          </table:table-cell>
          <table:table-cell office:value-type="float" office:value="80741" table:style-name="ce151">
            <text:p>80,741</text:p>
          </table:table-cell>
          <table:table-cell office:value-type="float" office:value="95044" table:style-name="ce151">
            <text:p>95,044</text:p>
          </table:table-cell>
          <table:table-cell office:value-type="float" office:value="13.64" table:style-name="ce152">
            <text:p>13.64</text:p>
          </table:table-cell>
          <table:table-cell office:value-type="float" office:value="582058" table:style-name="ce151">
            <text:p>582,058</text:p>
          </table:table-cell>
          <table:table-cell office:value-type="float" office:value="301889" table:style-name="ce151">
            <text:p>301,889</text:p>
          </table:table-cell>
          <table:table-cell office:value-type="float" office:value="280169" table:style-name="ce151">
            <text:p>280,169</text:p>
          </table:table-cell>
          <table:table-cell office:value-type="float" office:value="45.15" table:style-name="ce152">
            <text:p>45.15</text:p>
          </table:table-cell>
          <table:table-cell office:value-type="float" office:value="1023730" table:style-name="ce151">
            <text:p>1,023,730</text:p>
          </table:table-cell>
          <table:table-cell office:value-type="float" office:value="519585" table:style-name="ce151">
            <text:p>519,585</text:p>
          </table:table-cell>
          <table:table-cell office:value-type="float" office:value="504145" table:style-name="ce151">
            <text:p>504,145</text:p>
          </table:table-cell>
          <table:table-cell office:value-type="float" office:value="79.42" table:style-name="ce150">
            <text:p>79.42</text:p>
          </table:table-cell>
          <table:table-cell table:number-columns-repeated="16359" table:style-name="ce149"/>
        </table:table-row>
        <table:table-row table:style-name="ro12">
          <table:table-cell office:value-type="string" table:style-name="ce156">
            <text:p>南 投 縣</text:p>
          </table:table-cell>
          <table:table-cell office:value-type="float" office:value="509490" table:style-name="ce155">
            <text:p>509,490</text:p>
          </table:table-cell>
          <table:table-cell office:value-type="float" office:value="261379" table:style-name="ce154">
            <text:p>261,379</text:p>
          </table:table-cell>
          <table:table-cell office:value-type="float" office:value="248111" table:style-name="ce154">
            <text:p>248,111</text:p>
          </table:table-cell>
          <table:table-cell office:value-type="float" office:value="100" table:style-name="ce153">
            <text:p>100.00</text:p>
          </table:table-cell>
          <table:table-cell office:value-type="float" office:value="60965" table:style-name="ce151">
            <text:p>60,965</text:p>
          </table:table-cell>
          <table:table-cell office:value-type="float" office:value="31669" table:style-name="ce151">
            <text:p>31,669</text:p>
          </table:table-cell>
          <table:table-cell office:value-type="float" office:value="29296" table:style-name="ce151">
            <text:p>29,296</text:p>
          </table:table-cell>
          <table:table-cell office:value-type="float" office:value="11.97" table:style-name="ce152">
            <text:p>11.97</text:p>
          </table:table-cell>
          <table:table-cell office:value-type="float" office:value="371016" table:style-name="ce151">
            <text:p>371,016</text:p>
          </table:table-cell>
          <table:table-cell office:value-type="float" office:value="193429" table:style-name="ce151">
            <text:p>193,429</text:p>
          </table:table-cell>
          <table:table-cell office:value-type="float" office:value="177587" table:style-name="ce151">
            <text:p>177,587</text:p>
          </table:table-cell>
          <table:table-cell office:value-type="float" office:value="72.819999999999993" table:style-name="ce152">
            <text:p>72.82</text:p>
          </table:table-cell>
          <table:table-cell office:value-type="float" office:value="77509" table:style-name="ce151">
            <text:p>77,509</text:p>
          </table:table-cell>
          <table:table-cell office:value-type="float" office:value="36281" table:style-name="ce151">
            <text:p>36,281</text:p>
          </table:table-cell>
          <table:table-cell office:value-type="float" office:value="41228" table:style-name="ce151">
            <text:p>41,228</text:p>
          </table:table-cell>
          <table:table-cell office:value-type="float" office:value="15.21" table:style-name="ce152">
            <text:p>15.21</text:p>
          </table:table-cell>
          <table:table-cell office:value-type="float" office:value="221604" table:style-name="ce151">
            <text:p>221,604</text:p>
          </table:table-cell>
          <table:table-cell office:value-type="float" office:value="115971" table:style-name="ce151">
            <text:p>115,971</text:p>
          </table:table-cell>
          <table:table-cell office:value-type="float" office:value="105633" table:style-name="ce151">
            <text:p>105,633</text:p>
          </table:table-cell>
          <table:table-cell office:value-type="float" office:value="43.5" table:style-name="ce152">
            <text:p>43.50</text:p>
          </table:table-cell>
          <table:table-cell office:value-type="float" office:value="415369" table:style-name="ce151">
            <text:p>415,369</text:p>
          </table:table-cell>
          <table:table-cell office:value-type="float" office:value="212580" table:style-name="ce151">
            <text:p>212,580</text:p>
          </table:table-cell>
          <table:table-cell office:value-type="float" office:value="202789" table:style-name="ce151">
            <text:p>202,789</text:p>
          </table:table-cell>
          <table:table-cell office:value-type="float" office:value="81.53" table:style-name="ce150">
            <text:p>81.53</text:p>
          </table:table-cell>
          <table:table-cell table:number-columns-repeated="16359" table:style-name="ce149"/>
        </table:table-row>
        <table:table-row table:style-name="ro22">
          <table:table-cell office:value-type="string" table:style-name="ce156">
            <text:p>雲 林 縣</text:p>
          </table:table-cell>
          <table:table-cell office:value-type="float" office:value="699633" table:style-name="ce155">
            <text:p>699,633</text:p>
          </table:table-cell>
          <table:table-cell office:value-type="float" office:value="363832" table:style-name="ce154">
            <text:p>363,832</text:p>
          </table:table-cell>
          <table:table-cell office:value-type="float" office:value="335801" table:style-name="ce154">
            <text:p>335,801</text:p>
          </table:table-cell>
          <table:table-cell office:value-type="float" office:value="100" table:style-name="ce153">
            <text:p>100.00</text:p>
          </table:table-cell>
          <table:table-cell office:value-type="float" office:value="87884" table:style-name="ce151">
            <text:p>87,884</text:p>
          </table:table-cell>
          <table:table-cell office:value-type="float" office:value="46082" table:style-name="ce151">
            <text:p>46,082</text:p>
          </table:table-cell>
          <table:table-cell office:value-type="float" office:value="41802" table:style-name="ce151">
            <text:p>41,802</text:p>
          </table:table-cell>
          <table:table-cell office:value-type="float" office:value="12.56" table:style-name="ce152">
            <text:p>12.56</text:p>
          </table:table-cell>
          <table:table-cell office:value-type="float" office:value="496535" table:style-name="ce151">
            <text:p>496,535</text:p>
          </table:table-cell>
          <table:table-cell office:value-type="float" office:value="265622" table:style-name="ce151">
            <text:p>265,622</text:p>
          </table:table-cell>
          <table:table-cell office:value-type="float" office:value="230913" table:style-name="ce151">
            <text:p>230,913</text:p>
          </table:table-cell>
          <table:table-cell office:value-type="float" office:value="70.97" table:style-name="ce152">
            <text:p>70.97</text:p>
          </table:table-cell>
          <table:table-cell office:value-type="float" office:value="115214" table:style-name="ce151">
            <text:p>115,214</text:p>
          </table:table-cell>
          <table:table-cell office:value-type="float" office:value="52128" table:style-name="ce151">
            <text:p>52,128</text:p>
          </table:table-cell>
          <table:table-cell office:value-type="float" office:value="63086" table:style-name="ce151">
            <text:p>63,086</text:p>
          </table:table-cell>
          <table:table-cell office:value-type="float" office:value="16.47" table:style-name="ce152">
            <text:p>16.47</text:p>
          </table:table-cell>
          <table:table-cell office:value-type="float" office:value="302697" table:style-name="ce151">
            <text:p>302,697</text:p>
          </table:table-cell>
          <table:table-cell office:value-type="float" office:value="160505" table:style-name="ce151">
            <text:p>160,505</text:p>
          </table:table-cell>
          <table:table-cell office:value-type="float" office:value="142192" table:style-name="ce151">
            <text:p>142,192</text:p>
          </table:table-cell>
          <table:table-cell office:value-type="float" office:value="43.27" table:style-name="ce152">
            <text:p>43.27</text:p>
          </table:table-cell>
          <table:table-cell office:value-type="float" office:value="566711" table:style-name="ce151">
            <text:p>566,711</text:p>
          </table:table-cell>
          <table:table-cell office:value-type="float" office:value="293950" table:style-name="ce151">
            <text:p>293,950</text:p>
          </table:table-cell>
          <table:table-cell office:value-type="float" office:value="272761" table:style-name="ce151">
            <text:p>272,761</text:p>
          </table:table-cell>
          <table:table-cell office:value-type="float" office:value="81" table:style-name="ce150">
            <text:p>81.00</text:p>
          </table:table-cell>
          <table:table-cell table:number-columns-repeated="16359" table:style-name="ce149"/>
        </table:table-row>
        <table:table-row table:style-name="ro36">
          <table:table-cell office:value-type="string" table:style-name="ce156">
            <text:p>嘉 義 縣</text:p>
          </table:table-cell>
          <table:table-cell office:value-type="float" office:value="519839" table:style-name="ce155">
            <text:p>519,839</text:p>
          </table:table-cell>
          <table:table-cell office:value-type="float" office:value="270681" table:style-name="ce154">
            <text:p>270,681</text:p>
          </table:table-cell>
          <table:table-cell office:value-type="float" office:value="249158" table:style-name="ce154">
            <text:p>249,158</text:p>
          </table:table-cell>
          <table:table-cell office:value-type="float" office:value="100" table:style-name="ce153">
            <text:p>100.00</text:p>
          </table:table-cell>
          <table:table-cell office:value-type="float" office:value="55736" table:style-name="ce151">
            <text:p>55,736</text:p>
          </table:table-cell>
          <table:table-cell office:value-type="float" office:value="29182" table:style-name="ce151">
            <text:p>29,182</text:p>
          </table:table-cell>
          <table:table-cell office:value-type="float" office:value="26554" table:style-name="ce151">
            <text:p>26,554</text:p>
          </table:table-cell>
          <table:table-cell office:value-type="float" office:value="10.72" table:style-name="ce152">
            <text:p>10.72</text:p>
          </table:table-cell>
          <table:table-cell office:value-type="float" office:value="374260" table:style-name="ce151">
            <text:p>374,260</text:p>
          </table:table-cell>
          <table:table-cell office:value-type="float" office:value="200746" table:style-name="ce151">
            <text:p>200,746</text:p>
          </table:table-cell>
          <table:table-cell office:value-type="float" office:value="173514" table:style-name="ce151">
            <text:p>173,514</text:p>
          </table:table-cell>
          <table:table-cell office:value-type="float" office:value="72" table:style-name="ce152">
            <text:p>72.00</text:p>
          </table:table-cell>
          <table:table-cell office:value-type="float" office:value="89843" table:style-name="ce151">
            <text:p>89,843</text:p>
          </table:table-cell>
          <table:table-cell office:value-type="float" office:value="40753" table:style-name="ce151">
            <text:p>40,753</text:p>
          </table:table-cell>
          <table:table-cell office:value-type="float" office:value="49090" table:style-name="ce151">
            <text:p>49,090</text:p>
          </table:table-cell>
          <table:table-cell office:value-type="float" office:value="17.28" table:style-name="ce152">
            <text:p>17.28</text:p>
          </table:table-cell>
          <table:table-cell office:value-type="float" office:value="222400" table:style-name="ce151">
            <text:p>222,400</text:p>
          </table:table-cell>
          <table:table-cell office:value-type="float" office:value="118083" table:style-name="ce151">
            <text:p>118,083</text:p>
          </table:table-cell>
          <table:table-cell office:value-type="float" office:value="104317" table:style-name="ce151">
            <text:p>104,317</text:p>
          </table:table-cell>
          <table:table-cell office:value-type="float" office:value="42.78" table:style-name="ce152">
            <text:p>42.78</text:p>
          </table:table-cell>
          <table:table-cell office:value-type="float" office:value="431269" table:style-name="ce151">
            <text:p>431,269</text:p>
          </table:table-cell>
          <table:table-cell office:value-type="float" office:value="224267" table:style-name="ce151">
            <text:p>224,267</text:p>
          </table:table-cell>
          <table:table-cell office:value-type="float" office:value="207002" table:style-name="ce151">
            <text:p>207,002</text:p>
          </table:table-cell>
          <table:table-cell office:value-type="float" office:value="82.96" table:style-name="ce150">
            <text:p>82.96</text:p>
          </table:table-cell>
          <table:table-cell table:number-columns-repeated="16359" table:style-name="ce149"/>
        </table:table-row>
        <table:table-row table:style-name="ro22">
          <table:table-cell office:value-type="string" table:style-name="ce156">
            <text:p>屏 東 縣</text:p>
          </table:table-cell>
          <table:table-cell office:value-type="float" office:value="841253" table:style-name="ce155">
            <text:p>841,253</text:p>
          </table:table-cell>
          <table:table-cell office:value-type="float" office:value="430925" table:style-name="ce154">
            <text:p>430,925</text:p>
          </table:table-cell>
          <table:table-cell office:value-type="float" office:value="410328" table:style-name="ce154">
            <text:p>410,328</text:p>
          </table:table-cell>
          <table:table-cell office:value-type="float" office:value="100" table:style-name="ce153">
            <text:p>100.00</text:p>
          </table:table-cell>
          <table:table-cell office:value-type="float" office:value="97079" table:style-name="ce151">
            <text:p>97,079</text:p>
          </table:table-cell>
          <table:table-cell office:value-type="float" office:value="50604" table:style-name="ce151">
            <text:p>50,604</text:p>
          </table:table-cell>
          <table:table-cell office:value-type="float" office:value="46475" table:style-name="ce151">
            <text:p>46,475</text:p>
          </table:table-cell>
          <table:table-cell office:value-type="float" office:value="11.54" table:style-name="ce152">
            <text:p>11.54</text:p>
          </table:table-cell>
          <table:table-cell office:value-type="float" office:value="622278" table:style-name="ce151">
            <text:p>622,278</text:p>
          </table:table-cell>
          <table:table-cell office:value-type="float" office:value="322755" table:style-name="ce151">
            <text:p>322,755</text:p>
          </table:table-cell>
          <table:table-cell office:value-type="float" office:value="299523" table:style-name="ce151">
            <text:p>299,523</text:p>
          </table:table-cell>
          <table:table-cell office:value-type="float" office:value="73.97" table:style-name="ce152">
            <text:p>73.97</text:p>
          </table:table-cell>
          <table:table-cell office:value-type="float" office:value="121896" table:style-name="ce151">
            <text:p>121,896</text:p>
          </table:table-cell>
          <table:table-cell office:value-type="float" office:value="57566" table:style-name="ce151">
            <text:p>57,566</text:p>
          </table:table-cell>
          <table:table-cell office:value-type="float" office:value="64330" table:style-name="ce151">
            <text:p>64,330</text:p>
          </table:table-cell>
          <table:table-cell office:value-type="float" office:value="14.49" table:style-name="ce152">
            <text:p>14.49</text:p>
          </table:table-cell>
          <table:table-cell office:value-type="float" office:value="374278" table:style-name="ce151">
            <text:p>374,278</text:p>
          </table:table-cell>
          <table:table-cell office:value-type="float" office:value="195296" table:style-name="ce151">
            <text:p>195,296</text:p>
          </table:table-cell>
          <table:table-cell office:value-type="float" office:value="178982" table:style-name="ce151">
            <text:p>178,982</text:p>
          </table:table-cell>
          <table:table-cell office:value-type="float" office:value="44.49" table:style-name="ce152">
            <text:p>44.49</text:p>
          </table:table-cell>
          <table:table-cell office:value-type="float" office:value="689836" table:style-name="ce151">
            <text:p>689,836</text:p>
          </table:table-cell>
          <table:table-cell office:value-type="float" office:value="351756" table:style-name="ce151">
            <text:p>351,756</text:p>
          </table:table-cell>
          <table:table-cell office:value-type="float" office:value="338080" table:style-name="ce151">
            <text:p>338,080</text:p>
          </table:table-cell>
          <table:table-cell office:value-type="float" office:value="82" table:style-name="ce150">
            <text:p>82.00</text:p>
          </table:table-cell>
          <table:table-cell table:number-columns-repeated="16359" table:style-name="ce149"/>
        </table:table-row>
        <table:table-row table:style-name="ro12">
          <table:table-cell office:value-type="string" table:style-name="ce156">
            <text:p>臺 東 縣</text:p>
          </table:table-cell>
          <table:table-cell office:value-type="float" office:value="222452" table:style-name="ce155">
            <text:p>222,452</text:p>
          </table:table-cell>
          <table:table-cell office:value-type="float" office:value="115174" table:style-name="ce154">
            <text:p>115,174</text:p>
          </table:table-cell>
          <table:table-cell office:value-type="float" office:value="107278" table:style-name="ce154">
            <text:p>107,278</text:p>
          </table:table-cell>
          <table:table-cell office:value-type="float" office:value="100" table:style-name="ce153">
            <text:p>100.00</text:p>
          </table:table-cell>
          <table:table-cell office:value-type="float" office:value="28236" table:style-name="ce151">
            <text:p>28,236</text:p>
          </table:table-cell>
          <table:table-cell office:value-type="float" office:value="14739" table:style-name="ce151">
            <text:p>14,739</text:p>
          </table:table-cell>
          <table:table-cell office:value-type="float" office:value="13497" table:style-name="ce151">
            <text:p>13,497</text:p>
          </table:table-cell>
          <table:table-cell office:value-type="float" office:value="12.69" table:style-name="ce152">
            <text:p>12.69</text:p>
          </table:table-cell>
          <table:table-cell office:value-type="float" office:value="162132" table:style-name="ce151">
            <text:p>162,132</text:p>
          </table:table-cell>
          <table:table-cell office:value-type="float" office:value="85538" table:style-name="ce151">
            <text:p>85,538</text:p>
          </table:table-cell>
          <table:table-cell office:value-type="float" office:value="76594" table:style-name="ce151">
            <text:p>76,594</text:p>
          </table:table-cell>
          <table:table-cell office:value-type="float" office:value="72.88" table:style-name="ce152">
            <text:p>72.88</text:p>
          </table:table-cell>
          <table:table-cell office:value-type="float" office:value="32084" table:style-name="ce151">
            <text:p>32,084</text:p>
          </table:table-cell>
          <table:table-cell office:value-type="float" office:value="14897" table:style-name="ce151">
            <text:p>14,897</text:p>
          </table:table-cell>
          <table:table-cell office:value-type="float" office:value="17187" table:style-name="ce151">
            <text:p>17,187</text:p>
          </table:table-cell>
          <table:table-cell office:value-type="float" office:value="14.42" table:style-name="ce152">
            <text:p>14.42</text:p>
          </table:table-cell>
          <table:table-cell office:value-type="float" office:value="97609" table:style-name="ce151">
            <text:p>97,609</text:p>
          </table:table-cell>
          <table:table-cell office:value-type="float" office:value="52112" table:style-name="ce151">
            <text:p>52,112</text:p>
          </table:table-cell>
          <table:table-cell office:value-type="float" office:value="45497" table:style-name="ce151">
            <text:p>45,497</text:p>
          </table:table-cell>
          <table:table-cell office:value-type="float" office:value="43.88" table:style-name="ce152">
            <text:p>43.88</text:p>
          </table:table-cell>
          <table:table-cell office:value-type="float" office:value="179768" table:style-name="ce151">
            <text:p>179,768</text:p>
          </table:table-cell>
          <table:table-cell office:value-type="float" office:value="92974" table:style-name="ce151">
            <text:p>92,974</text:p>
          </table:table-cell>
          <table:table-cell office:value-type="float" office:value="86794" table:style-name="ce151">
            <text:p>86,794</text:p>
          </table:table-cell>
          <table:table-cell office:value-type="float" office:value="80.81" table:style-name="ce150">
            <text:p>80.81</text:p>
          </table:table-cell>
          <table:table-cell table:number-columns-repeated="16359" table:style-name="ce149"/>
        </table:table-row>
        <table:table-row table:style-name="ro22">
          <table:table-cell office:value-type="string" table:style-name="ce156">
            <text:p>花 蓮 縣</text:p>
          </table:table-cell>
          <table:table-cell office:value-type="float" office:value="331945" table:style-name="ce155">
            <text:p>331,945</text:p>
          </table:table-cell>
          <table:table-cell office:value-type="float" office:value="169335" table:style-name="ce154">
            <text:p>169,335</text:p>
          </table:table-cell>
          <table:table-cell office:value-type="float" office:value="162610" table:style-name="ce154">
            <text:p>162,610</text:p>
          </table:table-cell>
          <table:table-cell office:value-type="float" office:value="100" table:style-name="ce153">
            <text:p>100.00</text:p>
          </table:table-cell>
          <table:table-cell office:value-type="float" office:value="42148" table:style-name="ce151">
            <text:p>42,148</text:p>
          </table:table-cell>
          <table:table-cell office:value-type="float" office:value="22079" table:style-name="ce151">
            <text:p>22,079</text:p>
          </table:table-cell>
          <table:table-cell office:value-type="float" office:value="20069" table:style-name="ce151">
            <text:p>20,069</text:p>
          </table:table-cell>
          <table:table-cell office:value-type="float" office:value="12.7" table:style-name="ce152">
            <text:p>12.70</text:p>
          </table:table-cell>
          <table:table-cell office:value-type="float" office:value="243096" table:style-name="ce151">
            <text:p>243,096</text:p>
          </table:table-cell>
          <table:table-cell office:value-type="float" office:value="125404" table:style-name="ce151">
            <text:p>125,404</text:p>
          </table:table-cell>
          <table:table-cell office:value-type="float" office:value="117692" table:style-name="ce151">
            <text:p>117,692</text:p>
          </table:table-cell>
          <table:table-cell office:value-type="float" office:value="73.23" table:style-name="ce152">
            <text:p>73.23</text:p>
          </table:table-cell>
          <table:table-cell office:value-type="float" office:value="46701" table:style-name="ce151">
            <text:p>46,701</text:p>
          </table:table-cell>
          <table:table-cell office:value-type="float" office:value="21852" table:style-name="ce151">
            <text:p>21,852</text:p>
          </table:table-cell>
          <table:table-cell office:value-type="float" office:value="24849" table:style-name="ce151">
            <text:p>24,849</text:p>
          </table:table-cell>
          <table:table-cell office:value-type="float" office:value="14.07" table:style-name="ce152">
            <text:p>14.07</text:p>
          </table:table-cell>
          <table:table-cell office:value-type="float" office:value="146309" table:style-name="ce151">
            <text:p>146,309</text:p>
          </table:table-cell>
          <table:table-cell office:value-type="float" office:value="76055" table:style-name="ce151">
            <text:p>76,055</text:p>
          </table:table-cell>
          <table:table-cell office:value-type="float" office:value="70254" table:style-name="ce151">
            <text:p>70,254</text:p>
          </table:table-cell>
          <table:table-cell office:value-type="float" office:value="44.08" table:style-name="ce152">
            <text:p>44.08</text:p>
          </table:table-cell>
          <table:table-cell office:value-type="float" office:value="268270" table:style-name="ce151">
            <text:p>268,270</text:p>
          </table:table-cell>
          <table:table-cell office:value-type="float" office:value="135981" table:style-name="ce151">
            <text:p>135,981</text:p>
          </table:table-cell>
          <table:table-cell office:value-type="float" office:value="132289" table:style-name="ce151">
            <text:p>132,289</text:p>
          </table:table-cell>
          <table:table-cell office:value-type="float" office:value="80.819999999999993" table:style-name="ce150">
            <text:p>80.82</text:p>
          </table:table-cell>
          <table:table-cell table:number-columns-repeated="16359" table:style-name="ce149"/>
        </table:table-row>
        <table:table-row table:style-name="ro22">
          <table:table-cell office:value-type="string" table:style-name="ce156">
            <text:p>澎 湖 縣</text:p>
          </table:table-cell>
          <table:table-cell office:value-type="float" office:value="102304" table:style-name="ce155">
            <text:p>102,304</text:p>
          </table:table-cell>
          <table:table-cell office:value-type="float" office:value="52769" table:style-name="ce154">
            <text:p>52,769</text:p>
          </table:table-cell>
          <table:table-cell office:value-type="float" office:value="49535" table:style-name="ce154">
            <text:p>49,535</text:p>
          </table:table-cell>
          <table:table-cell office:value-type="float" office:value="100" table:style-name="ce153">
            <text:p>100.00</text:p>
          </table:table-cell>
          <table:table-cell office:value-type="float" office:value="11692" table:style-name="ce151">
            <text:p>11,692</text:p>
          </table:table-cell>
          <table:table-cell office:value-type="float" office:value="6110" table:style-name="ce151">
            <text:p>6,110</text:p>
          </table:table-cell>
          <table:table-cell office:value-type="float" office:value="5582" table:style-name="ce151">
            <text:p>5,582</text:p>
          </table:table-cell>
          <table:table-cell office:value-type="float" office:value="11.43" table:style-name="ce152">
            <text:p>11.43</text:p>
          </table:table-cell>
          <table:table-cell office:value-type="float" office:value="75504" table:style-name="ce151">
            <text:p>75,504</text:p>
          </table:table-cell>
          <table:table-cell office:value-type="float" office:value="39672" table:style-name="ce151">
            <text:p>39,672</text:p>
          </table:table-cell>
          <table:table-cell office:value-type="float" office:value="35832" table:style-name="ce151">
            <text:p>35,832</text:p>
          </table:table-cell>
          <table:table-cell office:value-type="float" office:value="73.8" table:style-name="ce152">
            <text:p>73.80</text:p>
          </table:table-cell>
          <table:table-cell office:value-type="float" office:value="15108" table:style-name="ce151">
            <text:p>15,108</text:p>
          </table:table-cell>
          <table:table-cell office:value-type="float" office:value="6987" table:style-name="ce151">
            <text:p>6,987</text:p>
          </table:table-cell>
          <table:table-cell office:value-type="float" office:value="8121" table:style-name="ce151">
            <text:p>8,121</text:p>
          </table:table-cell>
          <table:table-cell office:value-type="float" office:value="14.77" table:style-name="ce152">
            <text:p>14.77</text:p>
          </table:table-cell>
          <table:table-cell office:value-type="float" office:value="47643" table:style-name="ce151">
            <text:p>47,643</text:p>
          </table:table-cell>
          <table:table-cell office:value-type="float" office:value="24896" table:style-name="ce151">
            <text:p>24,896</text:p>
          </table:table-cell>
          <table:table-cell office:value-type="float" office:value="22747" table:style-name="ce151">
            <text:p>22,747</text:p>
          </table:table-cell>
          <table:table-cell office:value-type="float" office:value="46.57" table:style-name="ce152">
            <text:p>46.57</text:p>
          </table:table-cell>
          <table:table-cell office:value-type="float" office:value="84200" table:style-name="ce151">
            <text:p>84,200</text:p>
          </table:table-cell>
          <table:table-cell office:value-type="float" office:value="43266" table:style-name="ce151">
            <text:p>43,266</text:p>
          </table:table-cell>
          <table:table-cell office:value-type="float" office:value="40934" table:style-name="ce151">
            <text:p>40,934</text:p>
          </table:table-cell>
          <table:table-cell office:value-type="float" office:value="82.3" table:style-name="ce150">
            <text:p>82.30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6">
            <text:p>基 隆 市</text:p>
          </table:table-cell>
          <table:table-cell office:value-type="float" office:value="372105" table:style-name="ce155">
            <text:p>372,105</text:p>
          </table:table-cell>
          <table:table-cell office:value-type="float" office:value="186942" table:style-name="ce154">
            <text:p>186,942</text:p>
          </table:table-cell>
          <table:table-cell office:value-type="float" office:value="185163" table:style-name="ce154">
            <text:p>185,163</text:p>
          </table:table-cell>
          <table:table-cell office:value-type="float" office:value="100" table:style-name="ce153">
            <text:p>100.00</text:p>
          </table:table-cell>
          <table:table-cell office:value-type="float" office:value="41273" table:style-name="ce151">
            <text:p>41,273</text:p>
          </table:table-cell>
          <table:table-cell office:value-type="float" office:value="21586" table:style-name="ce151">
            <text:p>21,586</text:p>
          </table:table-cell>
          <table:table-cell office:value-type="float" office:value="19687" table:style-name="ce151">
            <text:p>19,687</text:p>
          </table:table-cell>
          <table:table-cell office:value-type="float" office:value="11.09" table:style-name="ce152">
            <text:p>11.09</text:p>
          </table:table-cell>
          <table:table-cell office:value-type="float" office:value="281698" table:style-name="ce151">
            <text:p>281,698</text:p>
          </table:table-cell>
          <table:table-cell office:value-type="float" office:value="142848" table:style-name="ce151">
            <text:p>142,848</text:p>
          </table:table-cell>
          <table:table-cell office:value-type="float" office:value="138850" table:style-name="ce151">
            <text:p>138,850</text:p>
          </table:table-cell>
          <table:table-cell office:value-type="float" office:value="75.7" table:style-name="ce152">
            <text:p>75.70</text:p>
          </table:table-cell>
          <table:table-cell office:value-type="float" office:value="49134" table:style-name="ce151">
            <text:p>49,134</text:p>
          </table:table-cell>
          <table:table-cell office:value-type="float" office:value="22508" table:style-name="ce151">
            <text:p>22,508</text:p>
          </table:table-cell>
          <table:table-cell office:value-type="float" office:value="26626" table:style-name="ce151">
            <text:p>26,626</text:p>
          </table:table-cell>
          <table:table-cell office:value-type="float" office:value="13.2" table:style-name="ce152">
            <text:p>13.20</text:p>
          </table:table-cell>
          <table:table-cell office:value-type="float" office:value="166713" table:style-name="ce151">
            <text:p>166,713</text:p>
          </table:table-cell>
          <table:table-cell office:value-type="float" office:value="85336" table:style-name="ce151">
            <text:p>85,336</text:p>
          </table:table-cell>
          <table:table-cell office:value-type="float" office:value="81377" table:style-name="ce151">
            <text:p>81,377</text:p>
          </table:table-cell>
          <table:table-cell office:value-type="float" office:value="44.8" table:style-name="ce152">
            <text:p>44.80</text:p>
          </table:table-cell>
          <table:table-cell office:value-type="float" office:value="306771" table:style-name="ce151">
            <text:p>306,771</text:p>
          </table:table-cell>
          <table:table-cell office:value-type="float" office:value="152833" table:style-name="ce151">
            <text:p>152,833</text:p>
          </table:table-cell>
          <table:table-cell office:value-type="float" office:value="153938" table:style-name="ce151">
            <text:p>153,938</text:p>
          </table:table-cell>
          <table:table-cell office:value-type="float" office:value="82.44" table:style-name="ce150">
            <text:p>82.44</text:p>
          </table:table-cell>
          <table:table-cell table:number-columns-repeated="16359" table:style-name="ce149"/>
        </table:table-row>
        <table:table-row table:style-name="ro22">
          <table:table-cell office:value-type="string" table:style-name="ce156">
            <text:p>新 竹 市</text:p>
          </table:table-cell>
          <table:table-cell office:value-type="float" office:value="434060" table:style-name="ce155">
            <text:p>434,060</text:p>
          </table:table-cell>
          <table:table-cell office:value-type="float" office:value="214795" table:style-name="ce154">
            <text:p>214,795</text:p>
          </table:table-cell>
          <table:table-cell office:value-type="float" office:value="219265" table:style-name="ce154">
            <text:p>219,265</text:p>
          </table:table-cell>
          <table:table-cell office:value-type="float" office:value="100" table:style-name="ce153">
            <text:p>100.00</text:p>
          </table:table-cell>
          <table:table-cell office:value-type="float" office:value="76777" table:style-name="ce151">
            <text:p>76,777</text:p>
          </table:table-cell>
          <table:table-cell office:value-type="float" office:value="40131" table:style-name="ce151">
            <text:p>40,131</text:p>
          </table:table-cell>
          <table:table-cell office:value-type="float" office:value="36646" table:style-name="ce151">
            <text:p>36,646</text:p>
          </table:table-cell>
          <table:table-cell office:value-type="float" office:value="17.690000000000001" table:style-name="ce152">
            <text:p>17.69</text:p>
          </table:table-cell>
          <table:table-cell office:value-type="float" office:value="311711" table:style-name="ce151">
            <text:p>311,711</text:p>
          </table:table-cell>
          <table:table-cell office:value-type="float" office:value="154115" table:style-name="ce151">
            <text:p>154,115</text:p>
          </table:table-cell>
          <table:table-cell office:value-type="float" office:value="157596" table:style-name="ce151">
            <text:p>157,596</text:p>
          </table:table-cell>
          <table:table-cell office:value-type="float" office:value="71.81" table:style-name="ce152">
            <text:p>71.81</text:p>
          </table:table-cell>
          <table:table-cell office:value-type="float" office:value="45572" table:style-name="ce151">
            <text:p>45,572</text:p>
          </table:table-cell>
          <table:table-cell office:value-type="float" office:value="20549" table:style-name="ce151">
            <text:p>20,549</text:p>
          </table:table-cell>
          <table:table-cell office:value-type="float" office:value="25023" table:style-name="ce151">
            <text:p>25,023</text:p>
          </table:table-cell>
          <table:table-cell office:value-type="float" office:value="10.5" table:style-name="ce152">
            <text:p>10.50</text:p>
          </table:table-cell>
          <table:table-cell office:value-type="float" office:value="201998" table:style-name="ce151">
            <text:p>201,998</text:p>
          </table:table-cell>
          <table:table-cell office:value-type="float" office:value="99640" table:style-name="ce151">
            <text:p>99,640</text:p>
          </table:table-cell>
          <table:table-cell office:value-type="float" office:value="102358" table:style-name="ce151">
            <text:p>102,358</text:p>
          </table:table-cell>
          <table:table-cell office:value-type="float" office:value="46.54" table:style-name="ce152">
            <text:p>46.54</text:p>
          </table:table-cell>
          <table:table-cell office:value-type="float" office:value="328907" table:style-name="ce151">
            <text:p>328,907</text:p>
          </table:table-cell>
          <table:table-cell office:value-type="float" office:value="159934" table:style-name="ce151">
            <text:p>159,934</text:p>
          </table:table-cell>
          <table:table-cell office:value-type="float" office:value="168973" table:style-name="ce151">
            <text:p>168,973</text:p>
          </table:table-cell>
          <table:table-cell office:value-type="float" office:value="75.77" table:style-name="ce150">
            <text:p>75.77</text:p>
          </table:table-cell>
          <table:table-cell table:number-columns-repeated="16359" table:style-name="ce149"/>
        </table:table-row>
        <table:table-row table:style-name="ro22">
          <table:table-cell office:value-type="string" table:style-name="ce156">
            <text:p>嘉 義 市</text:p>
          </table:table-cell>
          <table:table-cell office:value-type="float" office:value="270366" table:style-name="ce155">
            <text:p>270,366</text:p>
          </table:table-cell>
          <table:table-cell office:value-type="float" office:value="131907" table:style-name="ce154">
            <text:p>131,907</text:p>
          </table:table-cell>
          <table:table-cell office:value-type="float" office:value="138459" table:style-name="ce154">
            <text:p>138,459</text:p>
          </table:table-cell>
          <table:table-cell office:value-type="float" office:value="100" table:style-name="ce153">
            <text:p>100.00</text:p>
          </table:table-cell>
          <table:table-cell office:value-type="float" office:value="39605" table:style-name="ce151">
            <text:p>39,605</text:p>
          </table:table-cell>
          <table:table-cell office:value-type="float" office:value="20707" table:style-name="ce151">
            <text:p>20,707</text:p>
          </table:table-cell>
          <table:table-cell office:value-type="float" office:value="18898" table:style-name="ce151">
            <text:p>18,898</text:p>
          </table:table-cell>
          <table:table-cell office:value-type="float" office:value="14.65" table:style-name="ce152">
            <text:p>14.65</text:p>
          </table:table-cell>
          <table:table-cell office:value-type="float" office:value="196327" table:style-name="ce151">
            <text:p>196,327</text:p>
          </table:table-cell>
          <table:table-cell office:value-type="float" office:value="95873" table:style-name="ce151">
            <text:p>95,873</text:p>
          </table:table-cell>
          <table:table-cell office:value-type="float" office:value="100454" table:style-name="ce151">
            <text:p>100,454</text:p>
          </table:table-cell>
          <table:table-cell office:value-type="float" office:value="72.62" table:style-name="ce152">
            <text:p>72.62</text:p>
          </table:table-cell>
          <table:table-cell office:value-type="float" office:value="34434" table:style-name="ce151">
            <text:p>34,434</text:p>
          </table:table-cell>
          <table:table-cell office:value-type="float" office:value="15327" table:style-name="ce151">
            <text:p>15,327</text:p>
          </table:table-cell>
          <table:table-cell office:value-type="float" office:value="19107" table:style-name="ce151">
            <text:p>19,107</text:p>
          </table:table-cell>
          <table:table-cell office:value-type="float" office:value="12.74" table:style-name="ce152">
            <text:p>12.74</text:p>
          </table:table-cell>
          <table:table-cell office:value-type="float" office:value="120112" table:style-name="ce151">
            <text:p>120,112</text:p>
          </table:table-cell>
          <table:table-cell office:value-type="float" office:value="58435" table:style-name="ce151">
            <text:p>58,435</text:p>
          </table:table-cell>
          <table:table-cell office:value-type="float" office:value="61677" table:style-name="ce151">
            <text:p>61,677</text:p>
          </table:table-cell>
          <table:table-cell office:value-type="float" office:value="44.43" table:style-name="ce152">
            <text:p>44.43</text:p>
          </table:table-cell>
          <table:table-cell office:value-type="float" office:value="211014" table:style-name="ce151">
            <text:p>211,014</text:p>
          </table:table-cell>
          <table:table-cell office:value-type="float" office:value="100965" table:style-name="ce151">
            <text:p>100,965</text:p>
          </table:table-cell>
          <table:table-cell office:value-type="float" office:value="110049" table:style-name="ce151">
            <text:p>110,049</text:p>
          </table:table-cell>
          <table:table-cell office:value-type="float" office:value="78.05" table:style-name="ce150">
            <text:p>78.05</text:p>
          </table:table-cell>
          <table:table-cell table:number-columns-repeated="16359" table:style-name="ce149"/>
        </table:table-row>
        <table:table-row table:style-name="ro37">
          <table:table-cell office:value-type="string" table:style-name="ce163">
            <text:p>福 建 省</text:p>
          </table:table-cell>
          <table:table-cell office:value-type="float" office:value="145346" table:style-name="ce162">
            <text:p>145,346</text:p>
          </table:table-cell>
          <table:table-cell office:value-type="float" office:value="73762" table:style-name="ce161">
            <text:p>73,762</text:p>
          </table:table-cell>
          <table:table-cell office:value-type="float" office:value="71584" table:style-name="ce161">
            <text:p>71,584</text:p>
          </table:table-cell>
          <table:table-cell office:value-type="float" office:value="100" table:style-name="ce160">
            <text:p>100.00</text:p>
          </table:table-cell>
          <table:table-cell office:value-type="float" office:value="15424" table:style-name="ce158">
            <text:p>15,424</text:p>
          </table:table-cell>
          <table:table-cell office:value-type="float" office:value="8056" table:style-name="ce158">
            <text:p>8,056</text:p>
          </table:table-cell>
          <table:table-cell office:value-type="float" office:value="7368" table:style-name="ce158">
            <text:p>7,368</text:p>
          </table:table-cell>
          <table:table-cell office:value-type="float" office:value="10.61" table:style-name="ce159">
            <text:p>10.61</text:p>
          </table:table-cell>
          <table:table-cell office:value-type="float" office:value="113850" table:style-name="ce158">
            <text:p>113,850</text:p>
          </table:table-cell>
          <table:table-cell office:value-type="float" office:value="57953" table:style-name="ce158">
            <text:p>57,953</text:p>
          </table:table-cell>
          <table:table-cell office:value-type="float" office:value="55897" table:style-name="ce158">
            <text:p>55,897</text:p>
          </table:table-cell>
          <table:table-cell office:value-type="float" office:value="78.33" table:style-name="ce159">
            <text:p>78.33</text:p>
          </table:table-cell>
          <table:table-cell office:value-type="float" office:value="16072" table:style-name="ce158">
            <text:p>16,072</text:p>
          </table:table-cell>
          <table:table-cell office:value-type="float" office:value="7753" table:style-name="ce158">
            <text:p>7,753</text:p>
          </table:table-cell>
          <table:table-cell office:value-type="float" office:value="8319" table:style-name="ce158">
            <text:p>8,319</text:p>
          </table:table-cell>
          <table:table-cell office:value-type="float" office:value="11.06" table:style-name="ce159">
            <text:p>11.06</text:p>
          </table:table-cell>
          <table:table-cell office:value-type="float" office:value="69352" table:style-name="ce158">
            <text:p>69,352</text:p>
          </table:table-cell>
          <table:table-cell office:value-type="float" office:value="34879" table:style-name="ce158">
            <text:p>34,879</text:p>
          </table:table-cell>
          <table:table-cell office:value-type="float" office:value="34473" table:style-name="ce158">
            <text:p>34,473</text:p>
          </table:table-cell>
          <table:table-cell office:value-type="float" office:value="47.72" table:style-name="ce159">
            <text:p>47.72</text:p>
          </table:table-cell>
          <table:table-cell office:value-type="float" office:value="121635" table:style-name="ce158">
            <text:p>121,635</text:p>
          </table:table-cell>
          <table:table-cell office:value-type="float" office:value="61494" table:style-name="ce158">
            <text:p>61,494</text:p>
          </table:table-cell>
          <table:table-cell office:value-type="float" office:value="60141" table:style-name="ce158">
            <text:p>60,141</text:p>
          </table:table-cell>
          <table:table-cell office:value-type="float" office:value="83.69" table:style-name="ce157">
            <text:p>83.69</text:p>
          </table:table-cell>
          <table:table-cell table:number-columns-repeated="16359" table:style-name="ce149"/>
        </table:table-row>
        <table:table-row table:style-name="ro22">
          <table:table-cell office:value-type="string" table:style-name="ce156">
            <text:p>金 門 縣</text:p>
          </table:table-cell>
          <table:table-cell office:value-type="float" office:value="132799" table:style-name="ce155">
            <text:p>132,799</text:p>
          </table:table-cell>
          <table:table-cell office:value-type="float" office:value="66591" table:style-name="ce154">
            <text:p>66,591</text:p>
          </table:table-cell>
          <table:table-cell office:value-type="float" office:value="66208" table:style-name="ce154">
            <text:p>66,208</text:p>
          </table:table-cell>
          <table:table-cell office:value-type="float" office:value="100" table:style-name="ce153">
            <text:p>100.00</text:p>
          </table:table-cell>
          <table:table-cell office:value-type="float" office:value="13853" table:style-name="ce151">
            <text:p>13,853</text:p>
          </table:table-cell>
          <table:table-cell office:value-type="float" office:value="7226" table:style-name="ce151">
            <text:p>7,226</text:p>
          </table:table-cell>
          <table:table-cell office:value-type="float" office:value="6627" table:style-name="ce151">
            <text:p>6,627</text:p>
          </table:table-cell>
          <table:table-cell office:value-type="float" office:value="10.43" table:style-name="ce152">
            <text:p>10.43</text:p>
          </table:table-cell>
          <table:table-cell office:value-type="float" office:value="104105" table:style-name="ce151">
            <text:p>104,105</text:p>
          </table:table-cell>
          <table:table-cell office:value-type="float" office:value="52258" table:style-name="ce151">
            <text:p>52,258</text:p>
          </table:table-cell>
          <table:table-cell office:value-type="float" office:value="51847" table:style-name="ce151">
            <text:p>51,847</text:p>
          </table:table-cell>
          <table:table-cell office:value-type="float" office:value="78.39" table:style-name="ce152">
            <text:p>78.39</text:p>
          </table:table-cell>
          <table:table-cell office:value-type="float" office:value="14841" table:style-name="ce151">
            <text:p>14,841</text:p>
          </table:table-cell>
          <table:table-cell office:value-type="float" office:value="7107" table:style-name="ce151">
            <text:p>7,107</text:p>
          </table:table-cell>
          <table:table-cell office:value-type="float" office:value="7734" table:style-name="ce151">
            <text:p>7,734</text:p>
          </table:table-cell>
          <table:table-cell office:value-type="float" office:value="11.18" table:style-name="ce152">
            <text:p>11.18</text:p>
          </table:table-cell>
          <table:table-cell office:value-type="float" office:value="63375" table:style-name="ce151">
            <text:p>63,375</text:p>
          </table:table-cell>
          <table:table-cell office:value-type="float" office:value="31430" table:style-name="ce151">
            <text:p>31,430</text:p>
          </table:table-cell>
          <table:table-cell office:value-type="float" office:value="31945" table:style-name="ce151">
            <text:p>31,945</text:p>
          </table:table-cell>
          <table:table-cell office:value-type="float" office:value="47.72" table:style-name="ce152">
            <text:p>47.72</text:p>
          </table:table-cell>
          <table:table-cell office:value-type="float" office:value="111386" table:style-name="ce151">
            <text:p>111,386</text:p>
          </table:table-cell>
          <table:table-cell office:value-type="float" office:value="55553" table:style-name="ce151">
            <text:p>55,553</text:p>
          </table:table-cell>
          <table:table-cell office:value-type="float" office:value="55833" table:style-name="ce151">
            <text:p>55,833</text:p>
          </table:table-cell>
          <table:table-cell office:value-type="float" office:value="83.88" table:style-name="ce150">
            <text:p>83.88</text:p>
          </table:table-cell>
          <table:table-cell table:number-columns-repeated="16359" table:style-name="ce149"/>
        </table:table-row>
        <table:table-row table:style-name="ro22">
          <table:table-cell office:value-type="string" table:style-name="ce156">
            <text:p>連 江 縣</text:p>
          </table:table-cell>
          <table:table-cell office:value-type="float" office:value="12547" table:style-name="ce155">
            <text:p>12,547</text:p>
          </table:table-cell>
          <table:table-cell office:value-type="float" office:value="7171" table:style-name="ce154">
            <text:p>7,171</text:p>
          </table:table-cell>
          <table:table-cell office:value-type="float" office:value="5376" table:style-name="ce154">
            <text:p>5,376</text:p>
          </table:table-cell>
          <table:table-cell office:value-type="float" office:value="100" table:style-name="ce153">
            <text:p>100.00</text:p>
          </table:table-cell>
          <table:table-cell office:value-type="float" office:value="1571" table:style-name="ce151">
            <text:p>1,571</text:p>
          </table:table-cell>
          <table:table-cell office:value-type="float" office:value="830" table:style-name="ce151">
            <text:p>830</text:p>
          </table:table-cell>
          <table:table-cell office:value-type="float" office:value="741" table:style-name="ce151">
            <text:p>741</text:p>
          </table:table-cell>
          <table:table-cell office:value-type="float" office:value="12.52" table:style-name="ce152">
            <text:p>12.52</text:p>
          </table:table-cell>
          <table:table-cell office:value-type="float" office:value="9745" table:style-name="ce151">
            <text:p>9,745</text:p>
          </table:table-cell>
          <table:table-cell office:value-type="float" office:value="5695" table:style-name="ce151">
            <text:p>5,695</text:p>
          </table:table-cell>
          <table:table-cell office:value-type="float" office:value="4050" table:style-name="ce151">
            <text:p>4,050</text:p>
          </table:table-cell>
          <table:table-cell office:value-type="float" office:value="77.67" table:style-name="ce152">
            <text:p>77.67</text:p>
          </table:table-cell>
          <table:table-cell office:value-type="float" office:value="1231" table:style-name="ce151">
            <text:p>1,231</text:p>
          </table:table-cell>
          <table:table-cell office:value-type="float" office:value="646" table:style-name="ce151">
            <text:p>646</text:p>
          </table:table-cell>
          <table:table-cell office:value-type="float" office:value="585" table:style-name="ce151">
            <text:p>585</text:p>
          </table:table-cell>
          <table:table-cell office:value-type="float" office:value="9.81" table:style-name="ce152">
            <text:p>9.81</text:p>
          </table:table-cell>
          <table:table-cell office:value-type="float" office:value="5977" table:style-name="ce151">
            <text:p>5,977</text:p>
          </table:table-cell>
          <table:table-cell office:value-type="float" office:value="3449" table:style-name="ce151">
            <text:p>3,449</text:p>
          </table:table-cell>
          <table:table-cell office:value-type="float" office:value="2528" table:style-name="ce151">
            <text:p>2,528</text:p>
          </table:table-cell>
          <table:table-cell office:value-type="float" office:value="47.64" table:style-name="ce152">
            <text:p>47.64</text:p>
          </table:table-cell>
          <table:table-cell office:value-type="float" office:value="10249" table:style-name="ce151">
            <text:p>10,249</text:p>
          </table:table-cell>
          <table:table-cell office:value-type="float" office:value="5941" table:style-name="ce151">
            <text:p>5,941</text:p>
          </table:table-cell>
          <table:table-cell office:value-type="float" office:value="4308" table:style-name="ce151">
            <text:p>4,308</text:p>
          </table:table-cell>
          <table:table-cell office:value-type="float" office:value="81.680000000000007" table:style-name="ce150">
            <text:p>81.68</text:p>
          </table:table-cell>
          <table:table-cell table:number-columns-repeated="16359" table:style-name="ce149"/>
        </table:table-row>
        <table:table-row table:style-name="ro38">
          <table:table-cell table:style-name="ce148"/>
          <table:table-cell table:style-name="ce147"/>
          <table:table-cell table:number-columns-repeated="6" table:style-name="ce146"/>
          <table:table-cell table:style-name="ce144"/>
          <table:table-cell table:number-columns-repeated="3" table:style-name="ce146"/>
          <table:table-cell table:style-name="ce144"/>
          <table:table-cell table:number-columns-repeated="3" table:style-name="ce146"/>
          <table:table-cell table:number-columns-repeated="3" table:style-name="ce144"/>
          <table:table-cell table:style-name="ce145"/>
          <table:table-cell table:style-name="ce144"/>
          <table:table-cell table:number-columns-repeated="3" table:style-name="ce143"/>
          <table:table-cell table:style-name="ce142"/>
          <table:table-cell table:number-columns-repeated="16359" table:style-name="ce139"/>
        </table:table-row>
        <table:table-row table:style-name="ro39">
          <table:table-cell table:style-name="ce141"/>
          <table:table-cell table:number-columns-repeated="23" table:style-name="ce139"/>
          <table:table-cell office:value-type="string" table:style-name="ce140">
            <text:p>內政部戶政司<text:span text:style-name="T2"><text:s/></text:span>民國<text:span text:style-name="T2">10</text:span><text:span text:style-name="T1">5</text:span>年<text:span text:style-name="T1">1</text:span>月<text:span text:style-name="T1">5</text:span>日編製</text:p>
          </table:table-cell>
          <table:table-cell table:number-columns-repeated="16359" table:style-name="ce139"/>
        </table:table-row>
        <table:table-row table:style-name="ro40">
          <table:table-cell table:style-name="ce138"/>
          <table:table-cell table:number-columns-repeated="16383" table:style-name="ce137"/>
        </table:table-row>
        <table:table-row table:number-rows-repeated="1048543" table:style-name="ro40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資料分析_" table:style-name="ta4">
        <table:table-column table:style-name="co1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4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2in" svg:height="9.783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Object 4" svg:x="0in" svg:y="0in" svg:width="6.675in" svg:height="9.19167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5">
          <table:table-cell table:number-columns-repeated="16384"/>
        </table:table-row>
        <table:table-row table:number-rows-repeated="44" table:style-name="ro1">
          <table:table-cell table:number-columns-repeated="16384"/>
        </table:table-row>
        <table:table-row table:style-name="ro41">
          <table:table-cell table:number-columns-repeated="16384"/>
        </table:table-row>
        <table:table-row table:number-rows-repeated="1048481" table:style-name="ro1">
          <table:table-cell table:number-columns-repeated="16384"/>
        </table:table-row>
        <table:named-expressions>
          <table:named-range table:name="OLE_LINK10" table:cell-range-address="資料分析_.$A$53" table:base-cell-address="資料分析_.$A$1"/>
          <table:named-range table:name="OLE_LINK2" table:cell-range-address="資料分析_.$A$1" table:base-cell-address="資料分析_.$A$1"/>
          <table:named-range table:name="OLE_LINK4" table:cell-range-address="資料分析_.$A$48" table:base-cell-address="資料分析_.$A$1"/>
          <table:named-range table:name="OLE_LINK9" table:cell-range-address="資料分析_.$A$52" table:base-cell-address="資料分析_.$A$1"/>
          <table:named-range table:name="Print_Area" table:cell-range-address="資料分析_.$A$1:資料分析_.$H$95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2公式.xls'#當月速報連結" table:style-name="ta5">
        <table:table-source xlink:href="file:///D:/0662/01.速報/104年/速報-104.12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2公式.xls'#縣市排序公式" table:style-name="ta5">
        <table:table-source xlink:href="file:///D:/0662/01.速報/104年/速報-104.12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2公式.xls'#06-人口增加&amp;生死結離" table:style-name="ta5">
        <table:table-source xlink:href="file:///D:/0662/01.速報/104年/速報-104.12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2公式.xls'#原始速報登打-公式" table:style-name="ta5">
        <table:table-source xlink:href="file:///D:/0662/01.速報/104年/速報-104.12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2公式.xls'#160" table:style-name="ta5">
        <table:table-source xlink:href="file:///D:/0662/01.速報/104年/速報-104.12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2公式.xls'#170" table:style-name="ta5">
        <table:table-source xlink:href="file:///D:/0662/01.速報/104年/速報-104.12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2公式.xls'#上月縣市別" table:style-name="ta5">
        <table:table-source xlink:href="file:///D:/0662/01.速報/104年/速報-104.12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12公式.xls'#本月-上月&gt;15%公式" table:style-name="ta5">
        <table:table-source xlink:href="file:///D:/0662/01.速報/104年/速報-104.12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4,05,速報3階段年齡-連結(公式)檔104.12.xls'#03單一年齡-列印前2頁" table:style-name="ta5">
        <table:table-source xlink:href="file:///D:/0662/A.上網月報(含1科)/104年/10412/新表號04,05,速報3階段年齡-連結(公式)檔104.12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4,05,速報3階段年齡-連結(公式)檔104.12.xls'#速報-年齡結構-新(列印版)" table:style-name="ta5">
        <table:table-source xlink:href="file:///D:/0662/A.上網月報(含1科)/104年/10412/新表號04,05,速報3階段年齡-連結(公式)檔104.12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4,05,速報3階段年齡-連結(公式)檔104.12.xls'#04年齡結構-列印版" table:style-name="ta5">
        <table:table-source xlink:href="file:///D:/0662/A.上網月報(含1科)/104年/10412/新表號04,05,速報3階段年齡-連結(公式)檔104.12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4,05,速報3階段年齡-連結(公式)檔104.12.xls'#04年齡結構-上網版" table:style-name="ta5">
        <table:table-source xlink:href="file:///D:/0662/A.上網月報(含1科)/104年/10412/新表號04,05,速報3階段年齡-連結(公式)檔104.12.xls" table:table-name="04年齡結構-上網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4,05,速報3階段年齡-連結(公式)檔104.12.xls'#上月速報年齡結構" table:style-name="ta5">
        <table:table-source xlink:href="file:///D:/0662/A.上網月報(含1科)/104年/10412/新表號04,05,速報3階段年齡-連結(公式)檔104.12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4,05,速報3階段年齡-連結(公式)檔104.12.xls'#本月-上月速報年齡結構(增減)" table:style-name="ta5">
        <table:table-source xlink:href="file:///D:/0662/A.上網月報(含1科)/104年/10412/新表號04,05,速報3階段年齡-連結(公式)檔104.12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4,05,速報3階段年齡-連結(公式)檔104.12.xls'#年齡結構-另給司長-不用" table:style-name="ta5">
        <table:table-source xlink:href="file:///D:/0662/A.上網月報(含1科)/104年/10412/新表號04,05,速報3階段年齡-連結(公式)檔104.12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4,05,速報3階段年齡-連結(公式)檔104.12.xls'#速報-3階段年齡結構-不用" table:style-name="ta5">
        <table:table-source xlink:href="file:///D:/0662/A.上網月報(含1科)/104年/10412/新表號04,05,速報3階段年齡-連結(公式)檔104.12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4,05,速報3階段年齡-連結(公式)檔104.12.xls'#原司長表-年齡結構-不用" table:style-name="ta5">
        <table:table-source xlink:href="file:///D:/0662/A.上網月報(含1科)/104年/10412/新表號04,05,速報3階段年齡-連結(公式)檔104.12.xls" table:table-name="原司長表-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4,05,速報3階段年齡-連結(公式)檔104.12.xls'#速報-年齡結構-新(上網版無公式)" table:style-name="ta5">
        <table:table-source xlink:href="file:///D:/0662/A.上網月報(含1科)/104年/10412/新表號04,05,速報3階段年齡-連結(公式)檔104.12.xls" table:table-name="速報-年齡結構-新(上網版無公式)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-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0" number:min-integer-digits="1" number:grouping="true"/>
    </number:number-style>
    <number:number-style style:name="N58P1">
      <number:text>－ 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2" number:min-integer-digits="1" number:grouping="true"/>
    </number:number-style>
    <number:number-style style:name="N59P1">
      <number:text>－</number:text>
      <number:number number:decimal-places="2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 </number:text>
      <number:number number:decimal-places="2" number:min-integer-digits="1" number:grouping="true"/>
    </number:number-style>
    <number:number-style style:name="N61P1">
      <number:text>－   </number:text>
      <number:number number:decimal-places="2" number:min-integer-digits="1" number:grouping="true"/>
    </number:number-style>
    <number:text-style style:name="N61P2">
      <number:text>—</number:text>
    </number:text-style>
    <number:text-style style:name="N61"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 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 </number:text>
      <number:number number:decimal-places="2" number:min-integer-digits="1" number:grouping="true"/>
    </number:number-style>
    <number:number-style style:name="N67P1">
      <number:text>－  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</number:text>
      <number:number number:decimal-places="2" number:min-integer-digits="1" number:grouping="true"/>
      <number:text> </number:text>
    </number:number-style>
    <number:number-style style:name="N68P1">
      <number:text> (</number:text>
      <number:number number:decimal-places="2" number:min-integer-digits="1" number:grouping="true"/>
      <number:text>)</number:text>
    </number:number-style>
    <number:text-style style:name="N68P2">
      <number:text> - </number:text>
    </number:text-style>
    <number:text-style style:name="N68">
      <number:text> </number:text>
      <number:text-content/>
      <number:text> </number:text>
      <style:map style:condition="value()&gt;0" style:apply-style-name="N68P0"/>
      <style:map style:condition="value()&lt;0" style:apply-style-name="N68P1"/>
      <style:map style:condition="value()=0" style:apply-style-name="N68P2"/>
    </number:text-style>
    <number:number-style style:name="N69">
      <number:number number:decimal-places="6" number:min-integer-digits="1"/>
      <number:text> </number:text>
    </number:number-style>
    <number:number-style style:name="N70P0">
      <number:number number:decimal-places="2" number:min-integer-digits="1" number:grouping="true"/>
    </number:number-style>
    <number:number-style style:name="N70P1">
      <number:text>–</number:text>
      <number:number number:decimal-places="2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number number:decimal-places="0" number:min-integer-digits="1" number:grouping="true"/>
    </number:number-style>
    <number:number-style style:name="N71P1">
      <number:text>-</number:text>
      <number:number number:decimal-places="0" number:min-integer-digits="1" number:grouping="true"/>
    </number:number-style>
    <number:text-style style:name="N71">
      <number:text>－</number:text>
      <style:map style:condition="value()&gt;0" style:apply-style-name="N71P0"/>
      <style:map style:condition="value()&lt;0" style:apply-style-name="N71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1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1-05T02:50:29Z</meta:creation-date>
    <dc:date>2016-08-24T10:55:55Z</dc:date>
    <meta:print-date>2016-01-05T02:52:57Z</meta:print-date>
  </office:meta>
</office:document-meta>
</file>